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4.103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323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34.096cm"/>
    </style:style>
    <style:style style:name="co10" style:family="table-column">
      <style:table-column-properties fo:break-before="auto" style:column-width="2.977cm"/>
    </style:style>
    <style:style style:name="ro1" style:family="table-row">
      <style:table-row-properties style:row-height="6.9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7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0"/>
    </style:style>
    <style:style style:name="ce3" style:family="table-cell" style:parent-style-name="Default">
      <style:table-cell-properties style:text-align-source="fix" style:repeat-content="false" fo:background-color="transparent" style:rotation-angle="90" style:vertical-align="bottom"/>
      <style:paragraph-properties fo:text-align="cente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e6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e6e6e6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style:rotation-angle="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rotation-angle="0" style:vertical-align="bottom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7"/>
  </office:automatic-styles>
  <office:body>
    <office:spreadsheet>
      <table:table table:name="items de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6" table:default-cell-style-name="ce7"/>
        <table:table-column table:style-name="co6" table:number-columns-repeated="6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ord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lorHue</text:p>
          </table:table-cell>
          <table:table-cell table:style-name="ce3" office:value-type="string" calcext:value-type="string">
            <text:p>Axa France Services Expertise</text:p>
          </table:table-cell>
          <table:table-cell table:style-name="ce3" office:value-type="string" calcext:value-type="string">
            <text:p>Axa France Services InVision</text:p>
          </table:table-cell>
          <table:table-cell table:style-name="ce3" office:value-type="string" calcext:value-type="string">
            <text:p>AFP Avant vente</text:p>
          </table:table-cell>
          <table:table-cell table:style-name="ce3" office:value-type="string" calcext:value-type="string">
            <text:p>Universal Music</text:p>
          </table:table-cell>
          <table:table-cell table:style-name="ce3" office:value-type="string" calcext:value-type="string">
            <text:p>TRA Mistral</text:p>
          </table:table-cell>
          <table:table-cell table:style-name="ce3" office:value-type="string" calcext:value-type="string">
            <text:p>TMA Bouygues</text:p>
          </table:table-cell>
          <table:table-cell table:style-name="ce3" office:value-type="string" calcext:value-type="string">
            <text:p>Projets personnel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Unix AIX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2]=1;CONCATENATE(&quot;[&quot;;[.N$1];&quot;, &quot;;[.$A2];&quot;],&quot;);&quot;&quot;)">
            <text:p/>
          </table:table-cell>
          <table:table-cell table:style-name="ce6" table:formula="of:=IF([.G2]=1;CONCATENATE(&quot;[&quot;;[.O$1];&quot;, &quot;;[.$A2];&quot;],&quot;);&quot;&quot;)">
            <text:p/>
          </table:table-cell>
          <table:table-cell table:style-name="ce6" table:formula="of:=IF([.H2]=1;CONCATENATE(&quot;[&quot;;[.P$1];&quot;, &quot;;[.$A2];&quot;],&quot;);&quot;&quot;)">
            <text:p/>
          </table:table-cell>
          <table:table-cell table:style-name="ce6" table:formula="of:=IF([.I2]=1;CONCATENATE(&quot;[&quot;;[.Q$1];&quot;, &quot;;[.$A2];&quot;],&quot;);&quot;&quot;)">
            <text:p/>
          </table:table-cell>
          <table:table-cell table:style-name="ce6" table:formula="of:=IF([.J2]=1;CONCATENATE(&quot;[&quot;;[.R$1];&quot;, &quot;;[.$A2];&quot;],&quot;);&quot;&quot;)" office:value-type="string" office:string-value="[5, 40]," calcext:value-type="string">
            <text:p>[5, 40],</text:p>
          </table:table-cell>
          <table:table-cell table:style-name="ce6" table:formula="of:=IF([.K2]=1;CONCATENATE(&quot;[&quot;;[.S$1];&quot;, &quot;;[.$A2];&quot;],&quot;);&quot;&quot;)" office:value-type="string" office:string-value="[6, 40]," calcext:value-type="string">
            <text:p>[6, 40],</text:p>
          </table:table-cell>
          <table:table-cell table:style-name="ce6" table:formula="of:=IF([.L2]=1;CONCATENATE(&quot;[&quot;;[.T$1];&quot;, &quot;;[.$A2];&quot;],&quot;);&quot;&quot;)">
            <text:p/>
          </table:table-cell>
          <table:table-cell/>
          <table:table-cell table:style-name="ce10" table:formula="of:=CONCATENATE(&quot;{&quot;&quot;id&quot;&quot; : &quot;;[.$A2];&quot;, &quot;&quot;type&quot;&quot; : &quot;&quot;&quot;;[.$C2];&quot;&quot;&quot;, &quot;&quot;label&quot;&quot; : &quot;&quot;&quot;;[.$D2];&quot;&quot;&quot;, &quot;&quot;colorHue&quot;&quot; : &quot;; [.$E2];&quot;},&quot;)" office:value-type="string" office:string-value="{&quot;id&quot; : 40, &quot;type&quot; : &quot;OS&quot;, &quot;label&quot; : &quot;Unix AIX&quot;, &quot;colorHue&quot; : 40}," calcext:value-type="string">
            <text:p>{"id" : 40, "type" : "OS", "label" : "Unix AIX", "colorHue" : 40}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Unix DEC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3]=1;CONCATENATE(&quot;[&quot;;[.N$1];&quot;, &quot;;[.$A3];&quot;],&quot;);&quot;&quot;)">
            <text:p/>
          </table:table-cell>
          <table:table-cell table:style-name="ce6" table:formula="of:=IF([.G3]=1;CONCATENATE(&quot;[&quot;;[.O$1];&quot;, &quot;;[.$A3];&quot;],&quot;);&quot;&quot;)">
            <text:p/>
          </table:table-cell>
          <table:table-cell table:style-name="ce6" table:formula="of:=IF([.H3]=1;CONCATENATE(&quot;[&quot;;[.P$1];&quot;, &quot;;[.$A3];&quot;],&quot;);&quot;&quot;)">
            <text:p/>
          </table:table-cell>
          <table:table-cell table:style-name="ce6" table:formula="of:=IF([.I3]=1;CONCATENATE(&quot;[&quot;;[.Q$1];&quot;, &quot;;[.$A3];&quot;],&quot;);&quot;&quot;)" office:value-type="string" office:string-value="[4, 41]," calcext:value-type="string">
            <text:p>[4, 41],</text:p>
          </table:table-cell>
          <table:table-cell table:style-name="ce6" table:formula="of:=IF([.J3]=1;CONCATENATE(&quot;[&quot;;[.R$1];&quot;, &quot;;[.$A3];&quot;],&quot;);&quot;&quot;)">
            <text:p/>
          </table:table-cell>
          <table:table-cell table:style-name="ce6" table:formula="of:=IF([.K3]=1;CONCATENATE(&quot;[&quot;;[.S$1];&quot;, &quot;;[.$A3];&quot;],&quot;);&quot;&quot;)" office:value-type="string" office:string-value="[6, 41]," calcext:value-type="string">
            <text:p>[6, 41],</text:p>
          </table:table-cell>
          <table:table-cell table:style-name="ce6" table:formula="of:=IF([.L3]=1;CONCATENATE(&quot;[&quot;;[.T$1];&quot;, &quot;;[.$A3];&quot;],&quot;);&quot;&quot;)">
            <text:p/>
          </table:table-cell>
          <table:table-cell/>
          <table:table-cell table:style-name="ce10" table:formula="of:=CONCATENATE(&quot;{&quot;&quot;id&quot;&quot; : &quot;;[.$A3];&quot;, &quot;&quot;type&quot;&quot; : &quot;&quot;&quot;;[.$C3];&quot;&quot;&quot;, &quot;&quot;label&quot;&quot; : &quot;&quot;&quot;;[.$D3];&quot;&quot;&quot;, &quot;&quot;colorHue&quot;&quot; : &quot;; [.$E3];&quot;},&quot;)" office:value-type="string" office:string-value="{&quot;id&quot; : 41, &quot;type&quot; : &quot;OS&quot;, &quot;label&quot; : &quot;Unix DEC&quot;, &quot;colorHue&quot; : 40}," calcext:value-type="string">
            <text:p>{"id" : 41, "type" : "OS", "label" : "Unix DEC", "colorHue" : 40}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Windows Server 200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4]=1;CONCATENATE(&quot;[&quot;;[.N$1];&quot;, &quot;;[.$A4];&quot;],&quot;);&quot;&quot;)" office:value-type="string" office:string-value="[1, 42]," calcext:value-type="string">
            <text:p>[1, 42],</text:p>
          </table:table-cell>
          <table:table-cell table:style-name="ce6" table:formula="of:=IF([.G4]=1;CONCATENATE(&quot;[&quot;;[.O$1];&quot;, &quot;;[.$A4];&quot;],&quot;);&quot;&quot;)" office:value-type="string" office:string-value="[2, 42]," calcext:value-type="string">
            <text:p>[2, 42],</text:p>
          </table:table-cell>
          <table:table-cell table:style-name="ce6" table:formula="of:=IF([.H4]=1;CONCATENATE(&quot;[&quot;;[.P$1];&quot;, &quot;;[.$A4];&quot;],&quot;);&quot;&quot;)">
            <text:p/>
          </table:table-cell>
          <table:table-cell table:style-name="ce6" table:formula="of:=IF([.I4]=1;CONCATENATE(&quot;[&quot;;[.Q$1];&quot;, &quot;;[.$A4];&quot;],&quot;);&quot;&quot;)">
            <text:p/>
          </table:table-cell>
          <table:table-cell table:style-name="ce6" table:formula="of:=IF([.J4]=1;CONCATENATE(&quot;[&quot;;[.R$1];&quot;, &quot;;[.$A4];&quot;],&quot;);&quot;&quot;)">
            <text:p/>
          </table:table-cell>
          <table:table-cell table:style-name="ce6" table:formula="of:=IF([.K4]=1;CONCATENATE(&quot;[&quot;;[.S$1];&quot;, &quot;;[.$A4];&quot;],&quot;);&quot;&quot;)">
            <text:p/>
          </table:table-cell>
          <table:table-cell table:style-name="ce6" table:formula="of:=IF([.L4]=1;CONCATENATE(&quot;[&quot;;[.T$1];&quot;, &quot;;[.$A4];&quot;],&quot;);&quot;&quot;)">
            <text:p/>
          </table:table-cell>
          <table:table-cell/>
          <table:table-cell table:style-name="ce10" table:formula="of:=CONCATENATE(&quot;{&quot;&quot;id&quot;&quot; : &quot;;[.$A4];&quot;, &quot;&quot;type&quot;&quot; : &quot;&quot;&quot;;[.$C4];&quot;&quot;&quot;, &quot;&quot;label&quot;&quot; : &quot;&quot;&quot;;[.$D4];&quot;&quot;&quot;, &quot;&quot;colorHue&quot;&quot; : &quot;; [.$E4];&quot;},&quot;)" office:value-type="string" office:string-value="{&quot;id&quot; : 42, &quot;type&quot; : &quot;OS&quot;, &quot;label&quot; : &quot;Windows Server 2008&quot;, &quot;colorHue&quot; : 40}," calcext:value-type="string">
            <text:p>{"id" : 42, "type" : "OS", "label" : "Windows Server 2008", "colorHue" : 40}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Windows XP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5]=1;CONCATENATE(&quot;[&quot;;[.N$1];&quot;, &quot;;[.$A5];&quot;],&quot;);&quot;&quot;)" office:value-type="string" office:string-value="[1, 43]," calcext:value-type="string">
            <text:p>[1, 43],</text:p>
          </table:table-cell>
          <table:table-cell table:style-name="ce6" table:formula="of:=IF([.G5]=1;CONCATENATE(&quot;[&quot;;[.O$1];&quot;, &quot;;[.$A5];&quot;],&quot;);&quot;&quot;)" office:value-type="string" office:string-value="[2, 43]," calcext:value-type="string">
            <text:p>[2, 43],</text:p>
          </table:table-cell>
          <table:table-cell table:style-name="ce6" table:formula="of:=IF([.H5]=1;CONCATENATE(&quot;[&quot;;[.P$1];&quot;, &quot;;[.$A5];&quot;],&quot;);&quot;&quot;)">
            <text:p/>
          </table:table-cell>
          <table:table-cell table:style-name="ce6" table:formula="of:=IF([.I5]=1;CONCATENATE(&quot;[&quot;;[.Q$1];&quot;, &quot;;[.$A5];&quot;],&quot;);&quot;&quot;)">
            <text:p/>
          </table:table-cell>
          <table:table-cell table:style-name="ce6" table:formula="of:=IF([.J5]=1;CONCATENATE(&quot;[&quot;;[.R$1];&quot;, &quot;;[.$A5];&quot;],&quot;);&quot;&quot;)">
            <text:p/>
          </table:table-cell>
          <table:table-cell table:style-name="ce6" table:formula="of:=IF([.K5]=1;CONCATENATE(&quot;[&quot;;[.S$1];&quot;, &quot;;[.$A5];&quot;],&quot;);&quot;&quot;)">
            <text:p/>
          </table:table-cell>
          <table:table-cell table:style-name="ce6" table:formula="of:=IF([.L5]=1;CONCATENATE(&quot;[&quot;;[.T$1];&quot;, &quot;;[.$A5];&quot;],&quot;);&quot;&quot;)">
            <text:p/>
          </table:table-cell>
          <table:table-cell/>
          <table:table-cell table:style-name="ce10" table:formula="of:=CONCATENATE(&quot;{&quot;&quot;id&quot;&quot; : &quot;;[.$A5];&quot;, &quot;&quot;type&quot;&quot; : &quot;&quot;&quot;;[.$C5];&quot;&quot;&quot;, &quot;&quot;label&quot;&quot; : &quot;&quot;&quot;;[.$D5];&quot;&quot;&quot;, &quot;&quot;colorHue&quot;&quot; : &quot;; [.$E5];&quot;},&quot;)" office:value-type="string" office:string-value="{&quot;id&quot; : 43, &quot;type&quot; : &quot;OS&quot;, &quot;label&quot; : &quot;Windows XP&quot;, &quot;colorHue&quot; : 40}," calcext:value-type="string">
            <text:p>{"id" : 43, "type" : "OS", "label" : "Windows XP", "colorHue" : 40}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Windows 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]=1;CONCATENATE(&quot;[&quot;;[.N$1];&quot;, &quot;;[.$A6];&quot;],&quot;);&quot;&quot;)" office:value-type="string" office:string-value="[1, 44]," calcext:value-type="string">
            <text:p>[1, 44],</text:p>
          </table:table-cell>
          <table:table-cell table:style-name="ce6" table:formula="of:=IF([.G6]=1;CONCATENATE(&quot;[&quot;;[.O$1];&quot;, &quot;;[.$A6];&quot;],&quot;);&quot;&quot;)" office:value-type="string" office:string-value="[2, 44]," calcext:value-type="string">
            <text:p>[2, 44],</text:p>
          </table:table-cell>
          <table:table-cell table:style-name="ce6" table:formula="of:=IF([.H6]=1;CONCATENATE(&quot;[&quot;;[.P$1];&quot;, &quot;;[.$A6];&quot;],&quot;);&quot;&quot;)">
            <text:p/>
          </table:table-cell>
          <table:table-cell table:style-name="ce6" table:formula="of:=IF([.I6]=1;CONCATENATE(&quot;[&quot;;[.Q$1];&quot;, &quot;;[.$A6];&quot;],&quot;);&quot;&quot;)">
            <text:p/>
          </table:table-cell>
          <table:table-cell table:style-name="ce6" table:formula="of:=IF([.J6]=1;CONCATENATE(&quot;[&quot;;[.R$1];&quot;, &quot;;[.$A6];&quot;],&quot;);&quot;&quot;)">
            <text:p/>
          </table:table-cell>
          <table:table-cell table:style-name="ce6" table:formula="of:=IF([.K6]=1;CONCATENATE(&quot;[&quot;;[.S$1];&quot;, &quot;;[.$A6];&quot;],&quot;);&quot;&quot;)">
            <text:p/>
          </table:table-cell>
          <table:table-cell table:style-name="ce6" table:formula="of:=IF([.L6]=1;CONCATENATE(&quot;[&quot;;[.T$1];&quot;, &quot;;[.$A6];&quot;],&quot;);&quot;&quot;)">
            <text:p/>
          </table:table-cell>
          <table:table-cell/>
          <table:table-cell table:style-name="ce10" table:formula="of:=CONCATENATE(&quot;{&quot;&quot;id&quot;&quot; : &quot;;[.$A6];&quot;, &quot;&quot;type&quot;&quot; : &quot;&quot;&quot;;[.$C6];&quot;&quot;&quot;, &quot;&quot;label&quot;&quot; : &quot;&quot;&quot;;[.$D6];&quot;&quot;&quot;, &quot;&quot;colorHue&quot;&quot; : &quot;; [.$E6];&quot;},&quot;)" office:value-type="string" office:string-value="{&quot;id&quot; : 44, &quot;type&quot; : &quot;OS&quot;, &quot;label&quot; : &quot;Windows 7&quot;, &quot;colorHue&quot; : 40}," calcext:value-type="string">
            <text:p>{"id" : 44, "type" : "OS", "label" : "Windows 7", "colorHue" : 40}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S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7]=1;CONCATENATE(&quot;[&quot;;[.N$1];&quot;, &quot;;[.$A7];&quot;],&quot;);&quot;&quot;)">
            <text:p/>
          </table:table-cell>
          <table:table-cell table:style-name="ce6" table:formula="of:=IF([.G7]=1;CONCATENATE(&quot;[&quot;;[.O$1];&quot;, &quot;;[.$A7];&quot;],&quot;);&quot;&quot;)">
            <text:p/>
          </table:table-cell>
          <table:table-cell table:style-name="ce6" table:formula="of:=IF([.H7]=1;CONCATENATE(&quot;[&quot;;[.P$1];&quot;, &quot;;[.$A7];&quot;],&quot;);&quot;&quot;)">
            <text:p/>
          </table:table-cell>
          <table:table-cell table:style-name="ce6" table:formula="of:=IF([.I7]=1;CONCATENATE(&quot;[&quot;;[.Q$1];&quot;, &quot;;[.$A7];&quot;],&quot;);&quot;&quot;)">
            <text:p/>
          </table:table-cell>
          <table:table-cell table:style-name="ce6" table:formula="of:=IF([.J7]=1;CONCATENATE(&quot;[&quot;;[.R$1];&quot;, &quot;;[.$A7];&quot;],&quot;);&quot;&quot;)">
            <text:p/>
          </table:table-cell>
          <table:table-cell table:style-name="ce6" table:formula="of:=IF([.K7]=1;CONCATENATE(&quot;[&quot;;[.S$1];&quot;, &quot;;[.$A7];&quot;],&quot;);&quot;&quot;)">
            <text:p/>
          </table:table-cell>
          <table:table-cell table:style-name="ce6" table:formula="of:=IF([.L7]=1;CONCATENATE(&quot;[&quot;;[.T$1];&quot;, &quot;;[.$A7];&quot;],&quot;);&quot;&quot;)" office:value-type="string" office:string-value="[7, 45]," calcext:value-type="string">
            <text:p>[7, 45],</text:p>
          </table:table-cell>
          <table:table-cell/>
          <table:table-cell table:style-name="ce10" table:formula="of:=CONCATENATE(&quot;{&quot;&quot;id&quot;&quot; : &quot;;[.$A7];&quot;, &quot;&quot;type&quot;&quot; : &quot;&quot;&quot;;[.$C7];&quot;&quot;&quot;, &quot;&quot;label&quot;&quot; : &quot;&quot;&quot;;[.$D7];&quot;&quot;&quot;, &quot;&quot;colorHue&quot;&quot; : &quot;; [.$E7];&quot;},&quot;)" office:value-type="string" office:string-value="{&quot;id&quot; : 45, &quot;type&quot; : &quot;OS&quot;, &quot;label&quot; : &quot;Linux&quot;, &quot;colorHue&quot; : 40}," calcext:value-type="string">
            <text:p>{"id" : 45, "type" : "OS", "label" : "Linux", "colorHue" : 40}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Visual Studio 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8]=1;CONCATENATE(&quot;[&quot;;[.N$1];&quot;, &quot;;[.$A8];&quot;],&quot;);&quot;&quot;)" office:value-type="string" office:string-value="[1, 46]," calcext:value-type="string">
            <text:p>[1, 46],</text:p>
          </table:table-cell>
          <table:table-cell table:style-name="ce6" table:formula="of:=IF([.G8]=1;CONCATENATE(&quot;[&quot;;[.O$1];&quot;, &quot;;[.$A8];&quot;],&quot;);&quot;&quot;)" office:value-type="string" office:string-value="[2, 46]," calcext:value-type="string">
            <text:p>[2, 46],</text:p>
          </table:table-cell>
          <table:table-cell table:style-name="ce6" table:formula="of:=IF([.H8]=1;CONCATENATE(&quot;[&quot;;[.P$1];&quot;, &quot;;[.$A8];&quot;],&quot;);&quot;&quot;)">
            <text:p/>
          </table:table-cell>
          <table:table-cell table:style-name="ce6" table:formula="of:=IF([.I8]=1;CONCATENATE(&quot;[&quot;;[.Q$1];&quot;, &quot;;[.$A8];&quot;],&quot;);&quot;&quot;)">
            <text:p/>
          </table:table-cell>
          <table:table-cell table:style-name="ce6" table:formula="of:=IF([.J8]=1;CONCATENATE(&quot;[&quot;;[.R$1];&quot;, &quot;;[.$A8];&quot;],&quot;);&quot;&quot;)">
            <text:p/>
          </table:table-cell>
          <table:table-cell table:style-name="ce6" table:formula="of:=IF([.K8]=1;CONCATENATE(&quot;[&quot;;[.S$1];&quot;, &quot;;[.$A8];&quot;],&quot;);&quot;&quot;)">
            <text:p/>
          </table:table-cell>
          <table:table-cell table:style-name="ce6" table:formula="of:=IF([.L8]=1;CONCATENATE(&quot;[&quot;;[.T$1];&quot;, &quot;;[.$A8];&quot;],&quot;);&quot;&quot;)">
            <text:p/>
          </table:table-cell>
          <table:table-cell/>
          <table:table-cell table:style-name="ce10" table:formula="of:=CONCATENATE(&quot;{&quot;&quot;id&quot;&quot; : &quot;;[.$A8];&quot;, &quot;&quot;type&quot;&quot; : &quot;&quot;&quot;;[.$C8];&quot;&quot;&quot;, &quot;&quot;label&quot;&quot; : &quot;&quot;&quot;;[.$D8];&quot;&quot;&quot;, &quot;&quot;colorHue&quot;&quot; : &quot;; [.$E8];&quot;},&quot;)" office:value-type="string" office:string-value="{&quot;id&quot; : 46, &quot;type&quot; : &quot;IDE et éditeurs&quot;, &quot;label&quot; : &quot;Visual Studio 9&quot;, &quot;colorHue&quot; : 80}," calcext:value-type="string">
            <text:p>{"id" : 46, "type" : "IDE et éditeurs", "label" : "Visual Studio 9", "colorHue" : 80}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Visual Studio 201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9]=1;CONCATENATE(&quot;[&quot;;[.N$1];&quot;, &quot;;[.$A9];&quot;],&quot;);&quot;&quot;)" office:value-type="string" office:string-value="[1, 47]," calcext:value-type="string">
            <text:p>[1, 47],</text:p>
          </table:table-cell>
          <table:table-cell table:style-name="ce6" table:formula="of:=IF([.G9]=1;CONCATENATE(&quot;[&quot;;[.O$1];&quot;, &quot;;[.$A9];&quot;],&quot;);&quot;&quot;)" office:value-type="string" office:string-value="[2, 47]," calcext:value-type="string">
            <text:p>[2, 47],</text:p>
          </table:table-cell>
          <table:table-cell table:style-name="ce6" table:formula="of:=IF([.H9]=1;CONCATENATE(&quot;[&quot;;[.P$1];&quot;, &quot;;[.$A9];&quot;],&quot;);&quot;&quot;)">
            <text:p/>
          </table:table-cell>
          <table:table-cell table:style-name="ce6" table:formula="of:=IF([.I9]=1;CONCATENATE(&quot;[&quot;;[.Q$1];&quot;, &quot;;[.$A9];&quot;],&quot;);&quot;&quot;)">
            <text:p/>
          </table:table-cell>
          <table:table-cell table:style-name="ce6" table:formula="of:=IF([.J9]=1;CONCATENATE(&quot;[&quot;;[.R$1];&quot;, &quot;;[.$A9];&quot;],&quot;);&quot;&quot;)">
            <text:p/>
          </table:table-cell>
          <table:table-cell table:style-name="ce6" table:formula="of:=IF([.K9]=1;CONCATENATE(&quot;[&quot;;[.S$1];&quot;, &quot;;[.$A9];&quot;],&quot;);&quot;&quot;)">
            <text:p/>
          </table:table-cell>
          <table:table-cell table:style-name="ce6" table:formula="of:=IF([.L9]=1;CONCATENATE(&quot;[&quot;;[.T$1];&quot;, &quot;;[.$A9];&quot;],&quot;);&quot;&quot;)">
            <text:p/>
          </table:table-cell>
          <table:table-cell/>
          <table:table-cell table:style-name="ce10" table:formula="of:=CONCATENATE(&quot;{&quot;&quot;id&quot;&quot; : &quot;;[.$A9];&quot;, &quot;&quot;type&quot;&quot; : &quot;&quot;&quot;;[.$C9];&quot;&quot;&quot;, &quot;&quot;label&quot;&quot; : &quot;&quot;&quot;;[.$D9];&quot;&quot;&quot;, &quot;&quot;colorHue&quot;&quot; : &quot;; [.$E9];&quot;},&quot;)" office:value-type="string" office:string-value="{&quot;id&quot; : 47, &quot;type&quot; : &quot;IDE et éditeurs&quot;, &quot;label&quot; : &quot;Visual Studio 2010&quot;, &quot;colorHue&quot; : 80}," calcext:value-type="string">
            <text:p>{"id" : 47, "type" : "IDE et éditeurs", "label" : "Visual Studio 2010", "colorHue" : 80}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Visual Studio 201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10]=1;CONCATENATE(&quot;[&quot;;[.N$1];&quot;, &quot;;[.$A10];&quot;],&quot;);&quot;&quot;)" office:value-type="string" office:string-value="[1, 48]," calcext:value-type="string">
            <text:p>[1, 48],</text:p>
          </table:table-cell>
          <table:table-cell table:style-name="ce6" table:formula="of:=IF([.G10]=1;CONCATENATE(&quot;[&quot;;[.O$1];&quot;, &quot;;[.$A10];&quot;],&quot;);&quot;&quot;)" office:value-type="string" office:string-value="[2, 48]," calcext:value-type="string">
            <text:p>[2, 48],</text:p>
          </table:table-cell>
          <table:table-cell table:style-name="ce6" table:formula="of:=IF([.H10]=1;CONCATENATE(&quot;[&quot;;[.P$1];&quot;, &quot;;[.$A10];&quot;],&quot;);&quot;&quot;)">
            <text:p/>
          </table:table-cell>
          <table:table-cell table:style-name="ce6" table:formula="of:=IF([.I10]=1;CONCATENATE(&quot;[&quot;;[.Q$1];&quot;, &quot;;[.$A10];&quot;],&quot;);&quot;&quot;)">
            <text:p/>
          </table:table-cell>
          <table:table-cell table:style-name="ce6" table:formula="of:=IF([.J10]=1;CONCATENATE(&quot;[&quot;;[.R$1];&quot;, &quot;;[.$A10];&quot;],&quot;);&quot;&quot;)">
            <text:p/>
          </table:table-cell>
          <table:table-cell table:style-name="ce6" table:formula="of:=IF([.K10]=1;CONCATENATE(&quot;[&quot;;[.S$1];&quot;, &quot;;[.$A10];&quot;],&quot;);&quot;&quot;)">
            <text:p/>
          </table:table-cell>
          <table:table-cell table:style-name="ce6" table:formula="of:=IF([.L10]=1;CONCATENATE(&quot;[&quot;;[.T$1];&quot;, &quot;;[.$A10];&quot;],&quot;);&quot;&quot;)">
            <text:p/>
          </table:table-cell>
          <table:table-cell/>
          <table:table-cell table:style-name="ce10" table:formula="of:=CONCATENATE(&quot;{&quot;&quot;id&quot;&quot; : &quot;;[.$A10];&quot;, &quot;&quot;type&quot;&quot; : &quot;&quot;&quot;;[.$C10];&quot;&quot;&quot;, &quot;&quot;label&quot;&quot; : &quot;&quot;&quot;;[.$D10];&quot;&quot;&quot;, &quot;&quot;colorHue&quot;&quot; : &quot;; [.$E10];&quot;},&quot;)" office:value-type="string" office:string-value="{&quot;id&quot; : 48, &quot;type&quot; : &quot;IDE et éditeurs&quot;, &quot;label&quot; : &quot;Visual Studio 2013&quot;, &quot;colorHue&quot; : 80}," calcext:value-type="string">
            <text:p>{"id" : 48, "type" : "IDE et éditeurs", "label" : "Visual Studio 2013", "colorHue" : 80}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Sublime Text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11]=1;CONCATENATE(&quot;[&quot;;[.N$1];&quot;, &quot;;[.$A11];&quot;],&quot;);&quot;&quot;)">
            <text:p/>
          </table:table-cell>
          <table:table-cell table:style-name="ce6" table:formula="of:=IF([.G11]=1;CONCATENATE(&quot;[&quot;;[.O$1];&quot;, &quot;;[.$A11];&quot;],&quot;);&quot;&quot;)">
            <text:p/>
          </table:table-cell>
          <table:table-cell table:style-name="ce6" table:formula="of:=IF([.H11]=1;CONCATENATE(&quot;[&quot;;[.P$1];&quot;, &quot;;[.$A11];&quot;],&quot;);&quot;&quot;)">
            <text:p/>
          </table:table-cell>
          <table:table-cell table:style-name="ce6" table:formula="of:=IF([.I11]=1;CONCATENATE(&quot;[&quot;;[.Q$1];&quot;, &quot;;[.$A11];&quot;],&quot;);&quot;&quot;)">
            <text:p/>
          </table:table-cell>
          <table:table-cell table:style-name="ce6" table:formula="of:=IF([.J11]=1;CONCATENATE(&quot;[&quot;;[.R$1];&quot;, &quot;;[.$A11];&quot;],&quot;);&quot;&quot;)">
            <text:p/>
          </table:table-cell>
          <table:table-cell table:style-name="ce6" table:formula="of:=IF([.K11]=1;CONCATENATE(&quot;[&quot;;[.S$1];&quot;, &quot;;[.$A11];&quot;],&quot;);&quot;&quot;)">
            <text:p/>
          </table:table-cell>
          <table:table-cell table:style-name="ce6" table:formula="of:=IF([.L11]=1;CONCATENATE(&quot;[&quot;;[.T$1];&quot;, &quot;;[.$A11];&quot;],&quot;);&quot;&quot;)" office:value-type="string" office:string-value="[7, 49]," calcext:value-type="string">
            <text:p>[7, 49],</text:p>
          </table:table-cell>
          <table:table-cell/>
          <table:table-cell table:style-name="ce10" table:formula="of:=CONCATENATE(&quot;{&quot;&quot;id&quot;&quot; : &quot;;[.$A11];&quot;, &quot;&quot;type&quot;&quot; : &quot;&quot;&quot;;[.$C11];&quot;&quot;&quot;, &quot;&quot;label&quot;&quot; : &quot;&quot;&quot;;[.$D11];&quot;&quot;&quot;, &quot;&quot;colorHue&quot;&quot; : &quot;; [.$E11];&quot;},&quot;)" office:value-type="string" office:string-value="{&quot;id&quot; : 49, &quot;type&quot; : &quot;IDE et éditeurs&quot;, &quot;label&quot; : &quot;Sublime Text&quot;, &quot;colorHue&quot; : 80}," calcext:value-type="string">
            <text:p>{"id" : 49, "type" : "IDE et éditeurs", "label" : "Sublime Text", "colorHue" : 80}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Notepad++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12]=1;CONCATENATE(&quot;[&quot;;[.N$1];&quot;, &quot;;[.$A12];&quot;],&quot;);&quot;&quot;)" office:value-type="string" office:string-value="[1, 50]," calcext:value-type="string">
            <text:p>[1, 50],</text:p>
          </table:table-cell>
          <table:table-cell table:style-name="ce6" table:formula="of:=IF([.G12]=1;CONCATENATE(&quot;[&quot;;[.O$1];&quot;, &quot;;[.$A12];&quot;],&quot;);&quot;&quot;)" office:value-type="string" office:string-value="[2, 50]," calcext:value-type="string">
            <text:p>[2, 50],</text:p>
          </table:table-cell>
          <table:table-cell table:style-name="ce6" table:formula="of:=IF([.H12]=1;CONCATENATE(&quot;[&quot;;[.P$1];&quot;, &quot;;[.$A12];&quot;],&quot;);&quot;&quot;)">
            <text:p/>
          </table:table-cell>
          <table:table-cell table:style-name="ce6" table:formula="of:=IF([.I12]=1;CONCATENATE(&quot;[&quot;;[.Q$1];&quot;, &quot;;[.$A12];&quot;],&quot;);&quot;&quot;)">
            <text:p/>
          </table:table-cell>
          <table:table-cell table:style-name="ce6" table:formula="of:=IF([.J12]=1;CONCATENATE(&quot;[&quot;;[.R$1];&quot;, &quot;;[.$A12];&quot;],&quot;);&quot;&quot;)">
            <text:p/>
          </table:table-cell>
          <table:table-cell table:style-name="ce6" table:formula="of:=IF([.K12]=1;CONCATENATE(&quot;[&quot;;[.S$1];&quot;, &quot;;[.$A12];&quot;],&quot;);&quot;&quot;)">
            <text:p/>
          </table:table-cell>
          <table:table-cell table:style-name="ce6" table:formula="of:=IF([.L12]=1;CONCATENATE(&quot;[&quot;;[.T$1];&quot;, &quot;;[.$A12];&quot;],&quot;);&quot;&quot;)" office:value-type="string" office:string-value="[7, 50]," calcext:value-type="string">
            <text:p>[7, 50],</text:p>
          </table:table-cell>
          <table:table-cell/>
          <table:table-cell table:style-name="ce10" table:formula="of:=CONCATENATE(&quot;{&quot;&quot;id&quot;&quot; : &quot;;[.$A12];&quot;, &quot;&quot;type&quot;&quot; : &quot;&quot;&quot;;[.$C12];&quot;&quot;&quot;, &quot;&quot;label&quot;&quot; : &quot;&quot;&quot;;[.$D12];&quot;&quot;&quot;, &quot;&quot;colorHue&quot;&quot; : &quot;; [.$E12];&quot;},&quot;)" office:value-type="string" office:string-value="{&quot;id&quot; : 50, &quot;type&quot; : &quot;IDE et éditeurs&quot;, &quot;label&quot; : &quot;Notepad++&quot;, &quot;colorHue&quot; : 80}," calcext:value-type="string">
            <text:p>{"id" : 50, "type" : "IDE et éditeurs", "label" : "Notepad++", "colorHue" : 80}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DE et éditeurs</text:p>
          </table:table-cell>
          <table:table-cell table:style-name="ce2" office:value-type="string" calcext:value-type="string">
            <text:p>Python IDE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13]=1;CONCATENATE(&quot;[&quot;;[.N$1];&quot;, &quot;;[.$A13];&quot;],&quot;);&quot;&quot;)">
            <text:p/>
          </table:table-cell>
          <table:table-cell table:style-name="ce6" table:formula="of:=IF([.G13]=1;CONCATENATE(&quot;[&quot;;[.O$1];&quot;, &quot;;[.$A13];&quot;],&quot;);&quot;&quot;)">
            <text:p/>
          </table:table-cell>
          <table:table-cell table:style-name="ce6" table:formula="of:=IF([.H13]=1;CONCATENATE(&quot;[&quot;;[.P$1];&quot;, &quot;;[.$A13];&quot;],&quot;);&quot;&quot;)">
            <text:p/>
          </table:table-cell>
          <table:table-cell table:style-name="ce6" table:formula="of:=IF([.I13]=1;CONCATENATE(&quot;[&quot;;[.Q$1];&quot;, &quot;;[.$A13];&quot;],&quot;);&quot;&quot;)">
            <text:p/>
          </table:table-cell>
          <table:table-cell table:style-name="ce6" table:formula="of:=IF([.J13]=1;CONCATENATE(&quot;[&quot;;[.R$1];&quot;, &quot;;[.$A13];&quot;],&quot;);&quot;&quot;)">
            <text:p/>
          </table:table-cell>
          <table:table-cell table:style-name="ce6" table:formula="of:=IF([.K13]=1;CONCATENATE(&quot;[&quot;;[.S$1];&quot;, &quot;;[.$A13];&quot;],&quot;);&quot;&quot;)">
            <text:p/>
          </table:table-cell>
          <table:table-cell table:style-name="ce6" table:formula="of:=IF([.L13]=1;CONCATENATE(&quot;[&quot;;[.T$1];&quot;, &quot;;[.$A13];&quot;],&quot;);&quot;&quot;)">
            <text:p/>
          </table:table-cell>
          <table:table-cell/>
          <table:table-cell table:style-name="ce10" table:formula="of:=CONCATENATE(&quot;{&quot;&quot;id&quot;&quot; : &quot;;[.$A13];&quot;, &quot;&quot;type&quot;&quot; : &quot;&quot;&quot;;[.$C13];&quot;&quot;&quot;, &quot;&quot;label&quot;&quot; : &quot;&quot;&quot;;[.$D13];&quot;&quot;&quot;, &quot;&quot;colorHue&quot;&quot; : &quot;; [.$E13];&quot;},&quot;)" office:value-type="string" office:string-value="{&quot;id&quot; : 51, &quot;type&quot; : &quot;IDE et éditeurs&quot;, &quot;label&quot; : &quot;Python IDE&quot;, &quot;colorHue&quot; : 80}," calcext:value-type="string">
            <text:p>{"id" : 51, "type" : "IDE et éditeurs", "label" : "Python IDE", "colorHue" : 80}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C/C++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14]=1;CONCATENATE(&quot;[&quot;;[.N$1];&quot;, &quot;;[.$A14];&quot;],&quot;);&quot;&quot;)">
            <text:p/>
          </table:table-cell>
          <table:table-cell table:style-name="ce6" table:formula="of:=IF([.G14]=1;CONCATENATE(&quot;[&quot;;[.O$1];&quot;, &quot;;[.$A14];&quot;],&quot;);&quot;&quot;)">
            <text:p/>
          </table:table-cell>
          <table:table-cell table:style-name="ce6" table:formula="of:=IF([.H14]=1;CONCATENATE(&quot;[&quot;;[.P$1];&quot;, &quot;;[.$A14];&quot;],&quot;);&quot;&quot;)">
            <text:p/>
          </table:table-cell>
          <table:table-cell table:style-name="ce6" table:formula="of:=IF([.I14]=1;CONCATENATE(&quot;[&quot;;[.Q$1];&quot;, &quot;;[.$A14];&quot;],&quot;);&quot;&quot;)">
            <text:p/>
          </table:table-cell>
          <table:table-cell table:style-name="ce6" table:formula="of:=IF([.J14]=1;CONCATENATE(&quot;[&quot;;[.R$1];&quot;, &quot;;[.$A14];&quot;],&quot;);&quot;&quot;)">
            <text:p/>
          </table:table-cell>
          <table:table-cell table:style-name="ce6" table:formula="of:=IF([.K14]=1;CONCATENATE(&quot;[&quot;;[.S$1];&quot;, &quot;;[.$A14];&quot;],&quot;);&quot;&quot;)" office:value-type="string" office:string-value="[6, 52]," calcext:value-type="string">
            <text:p>[6, 52],</text:p>
          </table:table-cell>
          <table:table-cell table:style-name="ce6" table:formula="of:=IF([.L14]=1;CONCATENATE(&quot;[&quot;;[.T$1];&quot;, &quot;;[.$A14];&quot;],&quot;);&quot;&quot;)">
            <text:p/>
          </table:table-cell>
          <table:table-cell/>
          <table:table-cell table:style-name="ce10" table:formula="of:=CONCATENATE(&quot;{&quot;&quot;id&quot;&quot; : &quot;;[.$A14];&quot;, &quot;&quot;type&quot;&quot; : &quot;&quot;&quot;;[.$C14];&quot;&quot;&quot;, &quot;&quot;label&quot;&quot; : &quot;&quot;&quot;;[.$D14];&quot;&quot;&quot;, &quot;&quot;colorHue&quot;&quot; : &quot;; [.$E14];&quot;},&quot;)" office:value-type="string" office:string-value="{&quot;id&quot; : 52, &quot;type&quot; : &quot;Langage&quot;, &quot;label&quot; : &quot;C/C++&quot;, &quot;colorHue&quot; : 120}," calcext:value-type="string">
            <text:p>{"id" : 52, "type" : "Langage", "label" : "C/C++", "colorHue" : 120}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C#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15]=1;CONCATENATE(&quot;[&quot;;[.N$1];&quot;, &quot;;[.$A15];&quot;],&quot;);&quot;&quot;)" office:value-type="string" office:string-value="[1, 53]," calcext:value-type="string">
            <text:p>[1, 53],</text:p>
          </table:table-cell>
          <table:table-cell table:style-name="ce6" table:formula="of:=IF([.G15]=1;CONCATENATE(&quot;[&quot;;[.O$1];&quot;, &quot;;[.$A15];&quot;],&quot;);&quot;&quot;)" office:value-type="string" office:string-value="[2, 53]," calcext:value-type="string">
            <text:p>[2, 53],</text:p>
          </table:table-cell>
          <table:table-cell table:style-name="ce6" table:formula="of:=IF([.H15]=1;CONCATENATE(&quot;[&quot;;[.P$1];&quot;, &quot;;[.$A15];&quot;],&quot;);&quot;&quot;)">
            <text:p/>
          </table:table-cell>
          <table:table-cell table:style-name="ce6" table:formula="of:=IF([.I15]=1;CONCATENATE(&quot;[&quot;;[.Q$1];&quot;, &quot;;[.$A15];&quot;],&quot;);&quot;&quot;)">
            <text:p/>
          </table:table-cell>
          <table:table-cell table:style-name="ce6" table:formula="of:=IF([.J15]=1;CONCATENATE(&quot;[&quot;;[.R$1];&quot;, &quot;;[.$A15];&quot;],&quot;);&quot;&quot;)">
            <text:p/>
          </table:table-cell>
          <table:table-cell table:style-name="ce6" table:formula="of:=IF([.K15]=1;CONCATENATE(&quot;[&quot;;[.S$1];&quot;, &quot;;[.$A15];&quot;],&quot;);&quot;&quot;)">
            <text:p/>
          </table:table-cell>
          <table:table-cell table:style-name="ce6" table:formula="of:=IF([.L15]=1;CONCATENATE(&quot;[&quot;;[.T$1];&quot;, &quot;;[.$A15];&quot;],&quot;);&quot;&quot;)">
            <text:p/>
          </table:table-cell>
          <table:table-cell/>
          <table:table-cell table:style-name="ce10" table:formula="of:=CONCATENATE(&quot;{&quot;&quot;id&quot;&quot; : &quot;;[.$A15];&quot;, &quot;&quot;type&quot;&quot; : &quot;&quot;&quot;;[.$C15];&quot;&quot;&quot;, &quot;&quot;label&quot;&quot; : &quot;&quot;&quot;;[.$D15];&quot;&quot;&quot;, &quot;&quot;colorHue&quot;&quot; : &quot;; [.$E15];&quot;},&quot;)" office:value-type="string" office:string-value="{&quot;id&quot; : 53, &quot;type&quot; : &quot;Langage&quot;, &quot;label&quot; : &quot;C#&quot;, &quot;colorHue&quot; : 120}," calcext:value-type="string">
            <text:p>{"id" : 53, "type" : "Langage", "label" : "C#", "colorHue" : 120}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16]=1;CONCATENATE(&quot;[&quot;;[.N$1];&quot;, &quot;;[.$A16];&quot;],&quot;);&quot;&quot;)" office:value-type="string" office:string-value="[1, 54]," calcext:value-type="string">
            <text:p>[1, 54],</text:p>
          </table:table-cell>
          <table:table-cell table:style-name="ce6" table:formula="of:=IF([.G16]=1;CONCATENATE(&quot;[&quot;;[.O$1];&quot;, &quot;;[.$A16];&quot;],&quot;);&quot;&quot;)" office:value-type="string" office:string-value="[2, 54]," calcext:value-type="string">
            <text:p>[2, 54],</text:p>
          </table:table-cell>
          <table:table-cell table:style-name="ce6" table:formula="of:=IF([.H16]=1;CONCATENATE(&quot;[&quot;;[.P$1];&quot;, &quot;;[.$A16];&quot;],&quot;);&quot;&quot;)">
            <text:p/>
          </table:table-cell>
          <table:table-cell table:style-name="ce6" table:formula="of:=IF([.I16]=1;CONCATENATE(&quot;[&quot;;[.Q$1];&quot;, &quot;;[.$A16];&quot;],&quot;);&quot;&quot;)">
            <text:p/>
          </table:table-cell>
          <table:table-cell table:style-name="ce6" table:formula="of:=IF([.J16]=1;CONCATENATE(&quot;[&quot;;[.R$1];&quot;, &quot;;[.$A16];&quot;],&quot;);&quot;&quot;)">
            <text:p/>
          </table:table-cell>
          <table:table-cell table:style-name="ce6" table:formula="of:=IF([.K16]=1;CONCATENATE(&quot;[&quot;;[.S$1];&quot;, &quot;;[.$A16];&quot;],&quot;);&quot;&quot;)">
            <text:p/>
          </table:table-cell>
          <table:table-cell table:style-name="ce6" table:formula="of:=IF([.L16]=1;CONCATENATE(&quot;[&quot;;[.T$1];&quot;, &quot;;[.$A16];&quot;],&quot;);&quot;&quot;)" office:value-type="string" office:string-value="[7, 54]," calcext:value-type="string">
            <text:p>[7, 54],</text:p>
          </table:table-cell>
          <table:table-cell/>
          <table:table-cell table:style-name="ce10" table:formula="of:=CONCATENATE(&quot;{&quot;&quot;id&quot;&quot; : &quot;;[.$A16];&quot;, &quot;&quot;type&quot;&quot; : &quot;&quot;&quot;;[.$C16];&quot;&quot;&quot;, &quot;&quot;label&quot;&quot; : &quot;&quot;&quot;;[.$D16];&quot;&quot;&quot;, &quot;&quot;colorHue&quot;&quot; : &quot;; [.$E16];&quot;},&quot;)" office:value-type="string" office:string-value="{&quot;id&quot; : 54, &quot;type&quot; : &quot;Langage&quot;, &quot;label&quot; : &quot;JavaScript&quot;, &quot;colorHue&quot; : 120}," calcext:value-type="string">
            <text:p>{"id" : 54, "type" : "Langage", "label" : "JavaScript", "colorHue" : 120}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Python2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17]=1;CONCATENATE(&quot;[&quot;;[.N$1];&quot;, &quot;;[.$A17];&quot;],&quot;);&quot;&quot;)">
            <text:p/>
          </table:table-cell>
          <table:table-cell table:style-name="ce6" table:formula="of:=IF([.G17]=1;CONCATENATE(&quot;[&quot;;[.O$1];&quot;, &quot;;[.$A17];&quot;],&quot;);&quot;&quot;)">
            <text:p/>
          </table:table-cell>
          <table:table-cell table:style-name="ce6" table:formula="of:=IF([.H17]=1;CONCATENATE(&quot;[&quot;;[.P$1];&quot;, &quot;;[.$A17];&quot;],&quot;);&quot;&quot;)">
            <text:p/>
          </table:table-cell>
          <table:table-cell table:style-name="ce6" table:formula="of:=IF([.I17]=1;CONCATENATE(&quot;[&quot;;[.Q$1];&quot;, &quot;;[.$A17];&quot;],&quot;);&quot;&quot;)">
            <text:p/>
          </table:table-cell>
          <table:table-cell table:style-name="ce6" table:formula="of:=IF([.J17]=1;CONCATENATE(&quot;[&quot;;[.R$1];&quot;, &quot;;[.$A17];&quot;],&quot;);&quot;&quot;)">
            <text:p/>
          </table:table-cell>
          <table:table-cell table:style-name="ce6" table:formula="of:=IF([.K17]=1;CONCATENATE(&quot;[&quot;;[.S$1];&quot;, &quot;;[.$A17];&quot;],&quot;);&quot;&quot;)">
            <text:p/>
          </table:table-cell>
          <table:table-cell table:style-name="ce6" table:formula="of:=IF([.L17]=1;CONCATENATE(&quot;[&quot;;[.T$1];&quot;, &quot;;[.$A17];&quot;],&quot;);&quot;&quot;)" office:value-type="string" office:string-value="[7, 55]," calcext:value-type="string">
            <text:p>[7, 55],</text:p>
          </table:table-cell>
          <table:table-cell/>
          <table:table-cell table:style-name="ce10" table:formula="of:=CONCATENATE(&quot;{&quot;&quot;id&quot;&quot; : &quot;;[.$A17];&quot;, &quot;&quot;type&quot;&quot; : &quot;&quot;&quot;;[.$C17];&quot;&quot;&quot;, &quot;&quot;label&quot;&quot; : &quot;&quot;&quot;;[.$D17];&quot;&quot;&quot;, &quot;&quot;colorHue&quot;&quot; : &quot;; [.$E17];&quot;},&quot;)" office:value-type="string" office:string-value="{&quot;id&quot; : 55, &quot;type&quot; : &quot;Langage&quot;, &quot;label&quot; : &quot;Python2&quot;, &quot;colorHue&quot; : 120}," calcext:value-type="string">
            <text:p>{"id" : 55, "type" : "Langage", "label" : "Python2", "colorHue" : 120}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Korn-shell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18]=1;CONCATENATE(&quot;[&quot;;[.N$1];&quot;, &quot;;[.$A18];&quot;],&quot;);&quot;&quot;)">
            <text:p/>
          </table:table-cell>
          <table:table-cell table:style-name="ce6" table:formula="of:=IF([.G18]=1;CONCATENATE(&quot;[&quot;;[.O$1];&quot;, &quot;;[.$A18];&quot;],&quot;);&quot;&quot;)">
            <text:p/>
          </table:table-cell>
          <table:table-cell table:style-name="ce6" table:formula="of:=IF([.H18]=1;CONCATENATE(&quot;[&quot;;[.P$1];&quot;, &quot;;[.$A18];&quot;],&quot;);&quot;&quot;)">
            <text:p/>
          </table:table-cell>
          <table:table-cell table:style-name="ce6" table:formula="of:=IF([.I18]=1;CONCATENATE(&quot;[&quot;;[.Q$1];&quot;, &quot;;[.$A18];&quot;],&quot;);&quot;&quot;)">
            <text:p/>
          </table:table-cell>
          <table:table-cell table:style-name="ce6" table:formula="of:=IF([.J18]=1;CONCATENATE(&quot;[&quot;;[.R$1];&quot;, &quot;;[.$A18];&quot;],&quot;);&quot;&quot;)">
            <text:p/>
          </table:table-cell>
          <table:table-cell table:style-name="ce6" table:formula="of:=IF([.K18]=1;CONCATENATE(&quot;[&quot;;[.S$1];&quot;, &quot;;[.$A18];&quot;],&quot;);&quot;&quot;)" office:value-type="string" office:string-value="[6, 56]," calcext:value-type="string">
            <text:p>[6, 56],</text:p>
          </table:table-cell>
          <table:table-cell table:style-name="ce6" table:formula="of:=IF([.L18]=1;CONCATENATE(&quot;[&quot;;[.T$1];&quot;, &quot;;[.$A18];&quot;],&quot;);&quot;&quot;)">
            <text:p/>
          </table:table-cell>
          <table:table-cell/>
          <table:table-cell table:style-name="ce10" table:formula="of:=CONCATENATE(&quot;{&quot;&quot;id&quot;&quot; : &quot;;[.$A18];&quot;, &quot;&quot;type&quot;&quot; : &quot;&quot;&quot;;[.$C18];&quot;&quot;&quot;, &quot;&quot;label&quot;&quot; : &quot;&quot;&quot;;[.$D18];&quot;&quot;&quot;, &quot;&quot;colorHue&quot;&quot; : &quot;; [.$E18];&quot;},&quot;)" office:value-type="string" office:string-value="{&quot;id&quot; : 56, &quot;type&quot; : &quot;Langage&quot;, &quot;label&quot; : &quot;Korn-shell&quot;, &quot;colorHue&quot; : 120}," calcext:value-type="string">
            <text:p>{"id" : 56, "type" : "Langage", "label" : "Korn-shell", "colorHue" : 120}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LaTeX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19]=1;CONCATENATE(&quot;[&quot;;[.N$1];&quot;, &quot;;[.$A19];&quot;],&quot;);&quot;&quot;)">
            <text:p/>
          </table:table-cell>
          <table:table-cell table:style-name="ce6" table:formula="of:=IF([.G19]=1;CONCATENATE(&quot;[&quot;;[.O$1];&quot;, &quot;;[.$A19];&quot;],&quot;);&quot;&quot;)">
            <text:p/>
          </table:table-cell>
          <table:table-cell table:style-name="ce6" table:formula="of:=IF([.H19]=1;CONCATENATE(&quot;[&quot;;[.P$1];&quot;, &quot;;[.$A19];&quot;],&quot;);&quot;&quot;)">
            <text:p/>
          </table:table-cell>
          <table:table-cell table:style-name="ce6" table:formula="of:=IF([.I19]=1;CONCATENATE(&quot;[&quot;;[.Q$1];&quot;, &quot;;[.$A19];&quot;],&quot;);&quot;&quot;)">
            <text:p/>
          </table:table-cell>
          <table:table-cell table:style-name="ce6" table:formula="of:=IF([.J19]=1;CONCATENATE(&quot;[&quot;;[.R$1];&quot;, &quot;;[.$A19];&quot;],&quot;);&quot;&quot;)">
            <text:p/>
          </table:table-cell>
          <table:table-cell table:style-name="ce6" table:formula="of:=IF([.K19]=1;CONCATENATE(&quot;[&quot;;[.S$1];&quot;, &quot;;[.$A19];&quot;],&quot;);&quot;&quot;)">
            <text:p/>
          </table:table-cell>
          <table:table-cell table:style-name="ce6" table:formula="of:=IF([.L19]=1;CONCATENATE(&quot;[&quot;;[.T$1];&quot;, &quot;;[.$A19];&quot;],&quot;);&quot;&quot;)" office:value-type="string" office:string-value="[7, 57]," calcext:value-type="string">
            <text:p>[7, 57],</text:p>
          </table:table-cell>
          <table:table-cell/>
          <table:table-cell table:style-name="ce10" table:formula="of:=CONCATENATE(&quot;{&quot;&quot;id&quot;&quot; : &quot;;[.$A19];&quot;, &quot;&quot;type&quot;&quot; : &quot;&quot;&quot;;[.$C19];&quot;&quot;&quot;, &quot;&quot;label&quot;&quot; : &quot;&quot;&quot;;[.$D19];&quot;&quot;&quot;, &quot;&quot;colorHue&quot;&quot; : &quot;; [.$E19];&quot;},&quot;)" office:value-type="string" office:string-value="{&quot;id&quot; : 57, &quot;type&quot; : &quot;Langage&quot;, &quot;label&quot; : &quot;LaTeX&quot;, &quot;colorHue&quot; : 120}," calcext:value-type="string">
            <text:p>{"id" : 57, "type" : "Langage", "label" : "LaTeX", "colorHue" : 120}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20]=1;CONCATENATE(&quot;[&quot;;[.N$1];&quot;, &quot;;[.$A20];&quot;],&quot;);&quot;&quot;)" office:value-type="string" office:string-value="[1, 58]," calcext:value-type="string">
            <text:p>[1, 58],</text:p>
          </table:table-cell>
          <table:table-cell table:style-name="ce6" table:formula="of:=IF([.G20]=1;CONCATENATE(&quot;[&quot;;[.O$1];&quot;, &quot;;[.$A20];&quot;],&quot;);&quot;&quot;)" office:value-type="string" office:string-value="[2, 58]," calcext:value-type="string">
            <text:p>[2, 58],</text:p>
          </table:table-cell>
          <table:table-cell table:style-name="ce6" table:formula="of:=IF([.H20]=1;CONCATENATE(&quot;[&quot;;[.P$1];&quot;, &quot;;[.$A20];&quot;],&quot;);&quot;&quot;)">
            <text:p/>
          </table:table-cell>
          <table:table-cell table:style-name="ce6" table:formula="of:=IF([.I20]=1;CONCATENATE(&quot;[&quot;;[.Q$1];&quot;, &quot;;[.$A20];&quot;],&quot;);&quot;&quot;)">
            <text:p/>
          </table:table-cell>
          <table:table-cell table:style-name="ce6" table:formula="of:=IF([.J20]=1;CONCATENATE(&quot;[&quot;;[.R$1];&quot;, &quot;;[.$A20];&quot;],&quot;);&quot;&quot;)">
            <text:p/>
          </table:table-cell>
          <table:table-cell table:style-name="ce6" table:formula="of:=IF([.K20]=1;CONCATENATE(&quot;[&quot;;[.S$1];&quot;, &quot;;[.$A20];&quot;],&quot;);&quot;&quot;)" office:value-type="string" office:string-value="[6, 58]," calcext:value-type="string">
            <text:p>[6, 58],</text:p>
          </table:table-cell>
          <table:table-cell table:style-name="ce6" table:formula="of:=IF([.L20]=1;CONCATENATE(&quot;[&quot;;[.T$1];&quot;, &quot;;[.$A20];&quot;],&quot;);&quot;&quot;)">
            <text:p/>
          </table:table-cell>
          <table:table-cell/>
          <table:table-cell table:style-name="ce10" table:formula="of:=CONCATENATE(&quot;{&quot;&quot;id&quot;&quot; : &quot;;[.$A20];&quot;, &quot;&quot;type&quot;&quot; : &quot;&quot;&quot;;[.$C20];&quot;&quot;&quot;, &quot;&quot;label&quot;&quot; : &quot;&quot;&quot;;[.$D20];&quot;&quot;&quot;, &quot;&quot;colorHue&quot;&quot; : &quot;; [.$E20];&quot;},&quot;)" office:value-type="string" office:string-value="{&quot;id&quot; : 58, &quot;type&quot; : &quot;Langage&quot;, &quot;label&quot; : &quot;SQL&quot;, &quot;colorHue&quot; : 120}," calcext:value-type="string">
            <text:p>{"id" : 58, "type" : "Langage", "label" : "SQL", "colorHue" : 120}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angage</text:p>
          </table:table-cell>
          <table:table-cell table:style-name="ce2" office:value-type="string" calcext:value-type="string">
            <text:p>PL/SQL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21]=1;CONCATENATE(&quot;[&quot;;[.N$1];&quot;, &quot;;[.$A21];&quot;],&quot;);&quot;&quot;)" office:value-type="string" office:string-value="[1, 59]," calcext:value-type="string">
            <text:p>[1, 59],</text:p>
          </table:table-cell>
          <table:table-cell table:style-name="ce6" table:formula="of:=IF([.G21]=1;CONCATENATE(&quot;[&quot;;[.O$1];&quot;, &quot;;[.$A21];&quot;],&quot;);&quot;&quot;)" office:value-type="string" office:string-value="[2, 59]," calcext:value-type="string">
            <text:p>[2, 59],</text:p>
          </table:table-cell>
          <table:table-cell table:style-name="ce6" table:formula="of:=IF([.H21]=1;CONCATENATE(&quot;[&quot;;[.P$1];&quot;, &quot;;[.$A21];&quot;],&quot;);&quot;&quot;)">
            <text:p/>
          </table:table-cell>
          <table:table-cell table:style-name="ce6" table:formula="of:=IF([.I21]=1;CONCATENATE(&quot;[&quot;;[.Q$1];&quot;, &quot;;[.$A21];&quot;],&quot;);&quot;&quot;)" office:value-type="string" office:string-value="[4, 59]," calcext:value-type="string">
            <text:p>[4, 59],</text:p>
          </table:table-cell>
          <table:table-cell table:style-name="ce6" table:formula="of:=IF([.J21]=1;CONCATENATE(&quot;[&quot;;[.R$1];&quot;, &quot;;[.$A21];&quot;],&quot;);&quot;&quot;)">
            <text:p/>
          </table:table-cell>
          <table:table-cell table:style-name="ce6" table:formula="of:=IF([.K21]=1;CONCATENATE(&quot;[&quot;;[.S$1];&quot;, &quot;;[.$A21];&quot;],&quot;);&quot;&quot;)" office:value-type="string" office:string-value="[6, 59]," calcext:value-type="string">
            <text:p>[6, 59],</text:p>
          </table:table-cell>
          <table:table-cell table:style-name="ce6" table:formula="of:=IF([.L21]=1;CONCATENATE(&quot;[&quot;;[.T$1];&quot;, &quot;;[.$A21];&quot;],&quot;);&quot;&quot;)">
            <text:p/>
          </table:table-cell>
          <table:table-cell/>
          <table:table-cell table:style-name="ce10" table:formula="of:=CONCATENATE(&quot;{&quot;&quot;id&quot;&quot; : &quot;;[.$A21];&quot;, &quot;&quot;type&quot;&quot; : &quot;&quot;&quot;;[.$C21];&quot;&quot;&quot;, &quot;&quot;label&quot;&quot; : &quot;&quot;&quot;;[.$D21];&quot;&quot;&quot;, &quot;&quot;colorHue&quot;&quot; : &quot;; [.$E21];&quot;},&quot;)" office:value-type="string" office:string-value="{&quot;id&quot; : 59, &quot;type&quot; : &quot;Langage&quot;, &quot;label&quot; : &quot;PL/SQL&quot;, &quot;colorHue&quot; : 120}," calcext:value-type="string">
            <text:p>{"id" : 59, "type" : "Langage", "label" : "PL/SQL", "colorHue" : 120}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Normes et outils</text:p>
          </table:table-cell>
          <table:table-cell table:style-name="ce2" office:value-type="string" calcext:value-type="string">
            <text:p>Quality Center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6" table:formula="of:=IF([.F22]=1;CONCATENATE(&quot;[&quot;;[.N$1];&quot;, &quot;;[.$A22];&quot;],&quot;);&quot;&quot;)" office:value-type="string" office:string-value="[1, 60]," calcext:value-type="string">
            <text:p>[1, 60],</text:p>
          </table:table-cell>
          <table:table-cell table:style-name="ce6" table:formula="of:=IF([.G22]=1;CONCATENATE(&quot;[&quot;;[.O$1];&quot;, &quot;;[.$A22];&quot;],&quot;);&quot;&quot;)" office:value-type="string" office:string-value="[2, 60]," calcext:value-type="string">
            <text:p>[2, 60],</text:p>
          </table:table-cell>
          <table:table-cell table:style-name="ce6" table:formula="of:=IF([.H22]=1;CONCATENATE(&quot;[&quot;;[.P$1];&quot;, &quot;;[.$A22];&quot;],&quot;);&quot;&quot;)">
            <text:p/>
          </table:table-cell>
          <table:table-cell table:style-name="ce6" table:formula="of:=IF([.I22]=1;CONCATENATE(&quot;[&quot;;[.Q$1];&quot;, &quot;;[.$A22];&quot;],&quot;);&quot;&quot;)">
            <text:p/>
          </table:table-cell>
          <table:table-cell table:style-name="ce6" table:formula="of:=IF([.J22]=1;CONCATENATE(&quot;[&quot;;[.R$1];&quot;, &quot;;[.$A22];&quot;],&quot;);&quot;&quot;)" office:value-type="string" office:string-value="[5, 60]," calcext:value-type="string">
            <text:p>[5, 60],</text:p>
          </table:table-cell>
          <table:table-cell table:style-name="ce6" table:formula="of:=IF([.K22]=1;CONCATENATE(&quot;[&quot;;[.S$1];&quot;, &quot;;[.$A22];&quot;],&quot;);&quot;&quot;)">
            <text:p/>
          </table:table-cell>
          <table:table-cell table:style-name="ce6" table:formula="of:=IF([.L22]=1;CONCATENATE(&quot;[&quot;;[.T$1];&quot;, &quot;;[.$A22];&quot;],&quot;);&quot;&quot;)">
            <text:p/>
          </table:table-cell>
          <table:table-cell/>
          <table:table-cell table:style-name="ce10" table:formula="of:=CONCATENATE(&quot;{&quot;&quot;id&quot;&quot; : &quot;;[.$A22];&quot;, &quot;&quot;type&quot;&quot; : &quot;&quot;&quot;;[.$C22];&quot;&quot;&quot;, &quot;&quot;label&quot;&quot; : &quot;&quot;&quot;;[.$D22];&quot;&quot;&quot;, &quot;&quot;colorHue&quot;&quot; : &quot;; [.$E22];&quot;},&quot;)" office:value-type="string" office:string-value="{&quot;id&quot; : 60, &quot;type&quot; : &quot;Normes et outils&quot;, &quot;label&quot; : &quot;Quality Center&quot;, &quot;colorHue&quot; : 140}," calcext:value-type="string">
            <text:p>{"id" : 60, "type" : "Normes et outils", "label" : "Quality Center", "colorHue" : 140}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" office:value-type="string" calcext:value-type="string">
            <text:p>Normes et outils</text:p>
          </table:table-cell>
          <table:table-cell table:style-name="ce2" office:value-type="string" calcext:value-type="string">
            <text:p>PL/SQL Developer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23]=1;CONCATENATE(&quot;[&quot;;[.N$1];&quot;, &quot;;[.$A23];&quot;],&quot;);&quot;&quot;)" office:value-type="string" office:string-value="[1, 61]," calcext:value-type="string">
            <text:p>[1, 61],</text:p>
          </table:table-cell>
          <table:table-cell table:style-name="ce6" table:formula="of:=IF([.G23]=1;CONCATENATE(&quot;[&quot;;[.O$1];&quot;, &quot;;[.$A23];&quot;],&quot;);&quot;&quot;)" office:value-type="string" office:string-value="[2, 61]," calcext:value-type="string">
            <text:p>[2, 61],</text:p>
          </table:table-cell>
          <table:table-cell table:style-name="ce6" table:formula="of:=IF([.H23]=1;CONCATENATE(&quot;[&quot;;[.P$1];&quot;, &quot;;[.$A23];&quot;],&quot;);&quot;&quot;)">
            <text:p/>
          </table:table-cell>
          <table:table-cell table:style-name="ce6" table:formula="of:=IF([.I23]=1;CONCATENATE(&quot;[&quot;;[.Q$1];&quot;, &quot;;[.$A23];&quot;],&quot;);&quot;&quot;)">
            <text:p/>
          </table:table-cell>
          <table:table-cell table:style-name="ce6" table:formula="of:=IF([.J23]=1;CONCATENATE(&quot;[&quot;;[.R$1];&quot;, &quot;;[.$A23];&quot;],&quot;);&quot;&quot;)">
            <text:p/>
          </table:table-cell>
          <table:table-cell table:style-name="ce6" table:formula="of:=IF([.K23]=1;CONCATENATE(&quot;[&quot;;[.S$1];&quot;, &quot;;[.$A23];&quot;],&quot;);&quot;&quot;)">
            <text:p/>
          </table:table-cell>
          <table:table-cell table:style-name="ce6" table:formula="of:=IF([.L23]=1;CONCATENATE(&quot;[&quot;;[.T$1];&quot;, &quot;;[.$A23];&quot;],&quot;);&quot;&quot;)">
            <text:p/>
          </table:table-cell>
          <table:table-cell/>
          <table:table-cell table:style-name="ce10" table:formula="of:=CONCATENATE(&quot;{&quot;&quot;id&quot;&quot; : &quot;;[.$A23];&quot;, &quot;&quot;type&quot;&quot; : &quot;&quot;&quot;;[.$C23];&quot;&quot;&quot;, &quot;&quot;label&quot;&quot; : &quot;&quot;&quot;;[.$D23];&quot;&quot;&quot;, &quot;&quot;colorHue&quot;&quot; : &quot;; [.$E23];&quot;},&quot;)" office:value-type="string" office:string-value="{&quot;id&quot; : 61, &quot;type&quot; : &quot;Normes et outils&quot;, &quot;label&quot; : &quot;PL/SQL Developer&quot;, &quot;colorHue&quot; : 140}," calcext:value-type="string">
            <text:p>{"id" : 61, "type" : "Normes et outils", "label" : "PL/SQL Developer", "colorHue" : 140}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1" office:value-type="string" calcext:value-type="string">
            <text:p>Normes et outils</text:p>
          </table:table-cell>
          <table:table-cell table:style-name="ce2" office:value-type="string" calcext:value-type="string">
            <text:p>CMMI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24]=1;CONCATENATE(&quot;[&quot;;[.N$1];&quot;, &quot;;[.$A24];&quot;],&quot;);&quot;&quot;)">
            <text:p/>
          </table:table-cell>
          <table:table-cell table:style-name="ce6" table:formula="of:=IF([.G24]=1;CONCATENATE(&quot;[&quot;;[.O$1];&quot;, &quot;;[.$A24];&quot;],&quot;);&quot;&quot;)">
            <text:p/>
          </table:table-cell>
          <table:table-cell table:style-name="ce6" table:formula="of:=IF([.H24]=1;CONCATENATE(&quot;[&quot;;[.P$1];&quot;, &quot;;[.$A24];&quot;],&quot;);&quot;&quot;)">
            <text:p/>
          </table:table-cell>
          <table:table-cell table:style-name="ce6" table:formula="of:=IF([.I24]=1;CONCATENATE(&quot;[&quot;;[.Q$1];&quot;, &quot;;[.$A24];&quot;],&quot;);&quot;&quot;)">
            <text:p/>
          </table:table-cell>
          <table:table-cell table:style-name="ce6" table:formula="of:=IF([.J24]=1;CONCATENATE(&quot;[&quot;;[.R$1];&quot;, &quot;;[.$A24];&quot;],&quot;);&quot;&quot;)">
            <text:p/>
          </table:table-cell>
          <table:table-cell table:style-name="ce6" table:formula="of:=IF([.K24]=1;CONCATENATE(&quot;[&quot;;[.S$1];&quot;, &quot;;[.$A24];&quot;],&quot;);&quot;&quot;)" office:value-type="string" office:string-value="[6, 62]," calcext:value-type="string">
            <text:p>[6, 62],</text:p>
          </table:table-cell>
          <table:table-cell table:style-name="ce6" table:formula="of:=IF([.L24]=1;CONCATENATE(&quot;[&quot;;[.T$1];&quot;, &quot;;[.$A24];&quot;],&quot;);&quot;&quot;)">
            <text:p/>
          </table:table-cell>
          <table:table-cell/>
          <table:table-cell table:style-name="ce10" table:formula="of:=CONCATENATE(&quot;{&quot;&quot;id&quot;&quot; : &quot;;[.$A24];&quot;, &quot;&quot;type&quot;&quot; : &quot;&quot;&quot;;[.$C24];&quot;&quot;&quot;, &quot;&quot;label&quot;&quot; : &quot;&quot;&quot;;[.$D24];&quot;&quot;&quot;, &quot;&quot;colorHue&quot;&quot; : &quot;; [.$E24];&quot;},&quot;)" office:value-type="string" office:string-value="{&quot;id&quot; : 62, &quot;type&quot; : &quot;Normes et outils&quot;, &quot;label&quot; : &quot;CMMI&quot;, &quot;colorHue&quot; : 140}," calcext:value-type="string">
            <text:p>{"id" : 62, "type" : "Normes et outils", "label" : "CMMI", "colorHue" : 140}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style-name="ce1" office:value-type="string" calcext:value-type="string">
            <text:p>Normes et outils</text:p>
          </table:table-cell>
          <table:table-cell table:style-name="ce2" office:value-type="string" calcext:value-type="string">
            <text:p>LEAN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25]=1;CONCATENATE(&quot;[&quot;;[.N$1];&quot;, &quot;;[.$A25];&quot;],&quot;);&quot;&quot;)" office:value-type="string" office:string-value="[1, 63]," calcext:value-type="string">
            <text:p>[1, 63],</text:p>
          </table:table-cell>
          <table:table-cell table:style-name="ce6" table:formula="of:=IF([.G25]=1;CONCATENATE(&quot;[&quot;;[.O$1];&quot;, &quot;;[.$A25];&quot;],&quot;);&quot;&quot;)" office:value-type="string" office:string-value="[2, 63]," calcext:value-type="string">
            <text:p>[2, 63],</text:p>
          </table:table-cell>
          <table:table-cell table:style-name="ce6" table:formula="of:=IF([.H25]=1;CONCATENATE(&quot;[&quot;;[.P$1];&quot;, &quot;;[.$A25];&quot;],&quot;);&quot;&quot;)">
            <text:p/>
          </table:table-cell>
          <table:table-cell table:style-name="ce6" table:formula="of:=IF([.I25]=1;CONCATENATE(&quot;[&quot;;[.Q$1];&quot;, &quot;;[.$A25];&quot;],&quot;);&quot;&quot;)">
            <text:p/>
          </table:table-cell>
          <table:table-cell table:style-name="ce6" table:formula="of:=IF([.J25]=1;CONCATENATE(&quot;[&quot;;[.R$1];&quot;, &quot;;[.$A25];&quot;],&quot;);&quot;&quot;)">
            <text:p/>
          </table:table-cell>
          <table:table-cell table:style-name="ce6" table:formula="of:=IF([.K25]=1;CONCATENATE(&quot;[&quot;;[.S$1];&quot;, &quot;;[.$A25];&quot;],&quot;);&quot;&quot;)">
            <text:p/>
          </table:table-cell>
          <table:table-cell table:style-name="ce6" table:formula="of:=IF([.L25]=1;CONCATENATE(&quot;[&quot;;[.T$1];&quot;, &quot;;[.$A25];&quot;],&quot;);&quot;&quot;)">
            <text:p/>
          </table:table-cell>
          <table:table-cell/>
          <table:table-cell table:style-name="ce10" table:formula="of:=CONCATENATE(&quot;{&quot;&quot;id&quot;&quot; : &quot;;[.$A25];&quot;, &quot;&quot;type&quot;&quot; : &quot;&quot;&quot;;[.$C25];&quot;&quot;&quot;, &quot;&quot;label&quot;&quot; : &quot;&quot;&quot;;[.$D25];&quot;&quot;&quot;, &quot;&quot;colorHue&quot;&quot; : &quot;; [.$E25];&quot;},&quot;)" office:value-type="string" office:string-value="{&quot;id&quot; : 63, &quot;type&quot; : &quot;Normes et outils&quot;, &quot;label&quot; : &quot;LEAN&quot;, &quot;colorHue&quot; : 140}," calcext:value-type="string">
            <text:p>{"id" : 63, "type" : "Normes et outils", "label" : "LEAN", "colorHue" : 140}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Secteur d'activité</text:p>
          </table:table-cell>
          <table:table-cell table:style-name="ce2" office:value-type="string" calcext:value-type="string">
            <text:p>Banque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26]=1;CONCATENATE(&quot;[&quot;;[.N$1];&quot;, &quot;;[.$A26];&quot;],&quot;);&quot;&quot;)" office:value-type="string" office:string-value="[1, 64]," calcext:value-type="string">
            <text:p>[1, 64],</text:p>
          </table:table-cell>
          <table:table-cell table:style-name="ce6" table:formula="of:=IF([.G26]=1;CONCATENATE(&quot;[&quot;;[.O$1];&quot;, &quot;;[.$A26];&quot;],&quot;);&quot;&quot;)" office:value-type="string" office:string-value="[2, 64]," calcext:value-type="string">
            <text:p>[2, 64],</text:p>
          </table:table-cell>
          <table:table-cell table:style-name="ce6" table:formula="of:=IF([.H26]=1;CONCATENATE(&quot;[&quot;;[.P$1];&quot;, &quot;;[.$A26];&quot;],&quot;);&quot;&quot;)">
            <text:p/>
          </table:table-cell>
          <table:table-cell table:style-name="ce6" table:formula="of:=IF([.I26]=1;CONCATENATE(&quot;[&quot;;[.Q$1];&quot;, &quot;;[.$A26];&quot;],&quot;);&quot;&quot;)">
            <text:p/>
          </table:table-cell>
          <table:table-cell table:style-name="ce6" table:formula="of:=IF([.J26]=1;CONCATENATE(&quot;[&quot;;[.R$1];&quot;, &quot;;[.$A26];&quot;],&quot;);&quot;&quot;)">
            <text:p/>
          </table:table-cell>
          <table:table-cell table:style-name="ce6" table:formula="of:=IF([.K26]=1;CONCATENATE(&quot;[&quot;;[.S$1];&quot;, &quot;;[.$A26];&quot;],&quot;);&quot;&quot;)">
            <text:p/>
          </table:table-cell>
          <table:table-cell table:style-name="ce6" table:formula="of:=IF([.L26]=1;CONCATENATE(&quot;[&quot;;[.T$1];&quot;, &quot;;[.$A26];&quot;],&quot;);&quot;&quot;)">
            <text:p/>
          </table:table-cell>
          <table:table-cell/>
          <table:table-cell table:style-name="ce10" table:formula="of:=CONCATENATE(&quot;{&quot;&quot;id&quot;&quot; : &quot;;[.$A26];&quot;, &quot;&quot;type&quot;&quot; : &quot;&quot;&quot;;[.$C26];&quot;&quot;&quot;, &quot;&quot;label&quot;&quot; : &quot;&quot;&quot;;[.$D26];&quot;&quot;&quot;, &quot;&quot;colorHue&quot;&quot; : &quot;; [.$E26];&quot;},&quot;)" office:value-type="string" office:string-value="{&quot;id&quot; : 64, &quot;type&quot; : &quot;Secteur d'activité&quot;, &quot;label&quot; : &quot;Banque&quot;, &quot;colorHue&quot; : 180}," calcext:value-type="string">
            <text:p>{"id" : 64, "type" : "Secteur d'activité", "label" : "Banque", "colorHue" : 180}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Secteur d'activité</text:p>
          </table:table-cell>
          <table:table-cell table:style-name="ce2" office:value-type="string" calcext:value-type="string">
            <text:p>Edition musicale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6" table:formula="of:=IF([.F27]=1;CONCATENATE(&quot;[&quot;;[.N$1];&quot;, &quot;;[.$A27];&quot;],&quot;);&quot;&quot;)">
            <text:p/>
          </table:table-cell>
          <table:table-cell table:style-name="ce6" table:formula="of:=IF([.G27]=1;CONCATENATE(&quot;[&quot;;[.O$1];&quot;, &quot;;[.$A27];&quot;],&quot;);&quot;&quot;)">
            <text:p/>
          </table:table-cell>
          <table:table-cell table:style-name="ce6" table:formula="of:=IF([.H27]=1;CONCATENATE(&quot;[&quot;;[.P$1];&quot;, &quot;;[.$A27];&quot;],&quot;);&quot;&quot;)">
            <text:p/>
          </table:table-cell>
          <table:table-cell table:style-name="ce6" table:formula="of:=IF([.I27]=1;CONCATENATE(&quot;[&quot;;[.Q$1];&quot;, &quot;;[.$A27];&quot;],&quot;);&quot;&quot;)" office:value-type="string" office:string-value="[4, 65]," calcext:value-type="string">
            <text:p>[4, 65],</text:p>
          </table:table-cell>
          <table:table-cell table:style-name="ce6" table:formula="of:=IF([.J27]=1;CONCATENATE(&quot;[&quot;;[.R$1];&quot;, &quot;;[.$A27];&quot;],&quot;);&quot;&quot;)">
            <text:p/>
          </table:table-cell>
          <table:table-cell table:style-name="ce6" table:formula="of:=IF([.K27]=1;CONCATENATE(&quot;[&quot;;[.S$1];&quot;, &quot;;[.$A27];&quot;],&quot;);&quot;&quot;)">
            <text:p/>
          </table:table-cell>
          <table:table-cell table:style-name="ce6" table:formula="of:=IF([.L27]=1;CONCATENATE(&quot;[&quot;;[.T$1];&quot;, &quot;;[.$A27];&quot;],&quot;);&quot;&quot;)">
            <text:p/>
          </table:table-cell>
          <table:table-cell/>
          <table:table-cell table:style-name="ce10" table:formula="of:=CONCATENATE(&quot;{&quot;&quot;id&quot;&quot; : &quot;;[.$A27];&quot;, &quot;&quot;type&quot;&quot; : &quot;&quot;&quot;;[.$C27];&quot;&quot;&quot;, &quot;&quot;label&quot;&quot; : &quot;&quot;&quot;;[.$D27];&quot;&quot;&quot;, &quot;&quot;colorHue&quot;&quot; : &quot;; [.$E27];&quot;},&quot;)" office:value-type="string" office:string-value="{&quot;id&quot; : 65, &quot;type&quot; : &quot;Secteur d'activité&quot;, &quot;label&quot; : &quot;Edition musicale&quot;, &quot;colorHue&quot; : 180}," calcext:value-type="string">
            <text:p>{"id" : 65, "type" : "Secteur d'activité", "label" : "Edition musicale", "colorHue" : 180}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ce1" office:value-type="string" calcext:value-type="string">
            <text:p>Secteur d'activité</text:p>
          </table:table-cell>
          <table:table-cell table:style-name="ce2" office:value-type="string" calcext:value-type="string">
            <text:p>Télécom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28]=1;CONCATENATE(&quot;[&quot;;[.N$1];&quot;, &quot;;[.$A28];&quot;],&quot;);&quot;&quot;)">
            <text:p/>
          </table:table-cell>
          <table:table-cell table:style-name="ce6" table:formula="of:=IF([.G28]=1;CONCATENATE(&quot;[&quot;;[.O$1];&quot;, &quot;;[.$A28];&quot;],&quot;);&quot;&quot;)">
            <text:p/>
          </table:table-cell>
          <table:table-cell table:style-name="ce6" table:formula="of:=IF([.H28]=1;CONCATENATE(&quot;[&quot;;[.P$1];&quot;, &quot;;[.$A28];&quot;],&quot;);&quot;&quot;)">
            <text:p/>
          </table:table-cell>
          <table:table-cell table:style-name="ce6" table:formula="of:=IF([.I28]=1;CONCATENATE(&quot;[&quot;;[.Q$1];&quot;, &quot;;[.$A28];&quot;],&quot;);&quot;&quot;)">
            <text:p/>
          </table:table-cell>
          <table:table-cell table:style-name="ce6" table:formula="of:=IF([.J28]=1;CONCATENATE(&quot;[&quot;;[.R$1];&quot;, &quot;;[.$A28];&quot;],&quot;);&quot;&quot;)">
            <text:p/>
          </table:table-cell>
          <table:table-cell table:style-name="ce6" table:formula="of:=IF([.K28]=1;CONCATENATE(&quot;[&quot;;[.S$1];&quot;, &quot;;[.$A28];&quot;],&quot;);&quot;&quot;)" office:value-type="string" office:string-value="[6, 66]," calcext:value-type="string">
            <text:p>[6, 66],</text:p>
          </table:table-cell>
          <table:table-cell table:style-name="ce6" table:formula="of:=IF([.L28]=1;CONCATENATE(&quot;[&quot;;[.T$1];&quot;, &quot;;[.$A28];&quot;],&quot;);&quot;&quot;)">
            <text:p/>
          </table:table-cell>
          <table:table-cell/>
          <table:table-cell table:style-name="ce10" table:formula="of:=CONCATENATE(&quot;{&quot;&quot;id&quot;&quot; : &quot;;[.$A28];&quot;, &quot;&quot;type&quot;&quot; : &quot;&quot;&quot;;[.$C28];&quot;&quot;&quot;, &quot;&quot;label&quot;&quot; : &quot;&quot;&quot;;[.$D28];&quot;&quot;&quot;, &quot;&quot;colorHue&quot;&quot; : &quot;; [.$E28];&quot;},&quot;)" office:value-type="string" office:string-value="{&quot;id&quot; : 66, &quot;type&quot; : &quot;Secteur d'activité&quot;, &quot;label&quot; : &quot;Télécom&quot;, &quot;colorHue&quot; : 180}," calcext:value-type="string">
            <text:p>{"id" : 66, "type" : "Secteur d'activité", "label" : "Télécom", "colorHue" : 180}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Secteur d'activité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6" table:formula="of:=IF([.F29]=1;CONCATENATE(&quot;[&quot;;[.N$1];&quot;, &quot;;[.$A29];&quot;],&quot;);&quot;&quot;)">
            <text:p/>
          </table:table-cell>
          <table:table-cell table:style-name="ce6" table:formula="of:=IF([.G29]=1;CONCATENATE(&quot;[&quot;;[.O$1];&quot;, &quot;;[.$A29];&quot;],&quot;);&quot;&quot;)">
            <text:p/>
          </table:table-cell>
          <table:table-cell table:style-name="ce6" table:formula="of:=IF([.H29]=1;CONCATENATE(&quot;[&quot;;[.P$1];&quot;, &quot;;[.$A29];&quot;],&quot;);&quot;&quot;)" office:value-type="string" office:string-value="[3, 67]," calcext:value-type="string">
            <text:p>[3, 67],</text:p>
          </table:table-cell>
          <table:table-cell table:style-name="ce6" table:formula="of:=IF([.I29]=1;CONCATENATE(&quot;[&quot;;[.Q$1];&quot;, &quot;;[.$A29];&quot;],&quot;);&quot;&quot;)">
            <text:p/>
          </table:table-cell>
          <table:table-cell table:style-name="ce6" table:formula="of:=IF([.J29]=1;CONCATENATE(&quot;[&quot;;[.R$1];&quot;, &quot;;[.$A29];&quot;],&quot;);&quot;&quot;)">
            <text:p/>
          </table:table-cell>
          <table:table-cell table:style-name="ce6" table:formula="of:=IF([.K29]=1;CONCATENATE(&quot;[&quot;;[.S$1];&quot;, &quot;;[.$A29];&quot;],&quot;);&quot;&quot;)">
            <text:p/>
          </table:table-cell>
          <table:table-cell table:style-name="ce6" table:formula="of:=IF([.L29]=1;CONCATENATE(&quot;[&quot;;[.T$1];&quot;, &quot;;[.$A29];&quot;],&quot;);&quot;&quot;)">
            <text:p/>
          </table:table-cell>
          <table:table-cell/>
          <table:table-cell table:style-name="ce10" table:formula="of:=CONCATENATE(&quot;{&quot;&quot;id&quot;&quot; : &quot;;[.$A29];&quot;, &quot;&quot;type&quot;&quot; : &quot;&quot;&quot;;[.$C29];&quot;&quot;&quot;, &quot;&quot;label&quot;&quot; : &quot;&quot;&quot;;[.$D29];&quot;&quot;&quot;, &quot;&quot;colorHue&quot;&quot; : &quot;; [.$E29];&quot;},&quot;)" office:value-type="string" office:string-value="{&quot;id&quot; : 67, &quot;type&quot; : &quot;Secteur d'activité&quot;, &quot;label&quot; : &quot;Média&quot;, &quot;colorHue&quot; : 180}," calcext:value-type="string">
            <text:p>{"id" : 67, "type" : "Secteur d'activité", "label" : "Média", "colorHue" : 180}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Axa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0]=1;CONCATENATE(&quot;[&quot;;[.N$1];&quot;, &quot;;[.$A30];&quot;],&quot;);&quot;&quot;)">
            <text:p/>
          </table:table-cell>
          <table:table-cell table:style-name="ce6" table:formula="of:=IF([.G30]=1;CONCATENATE(&quot;[&quot;;[.O$1];&quot;, &quot;;[.$A30];&quot;],&quot;);&quot;&quot;)">
            <text:p/>
          </table:table-cell>
          <table:table-cell table:style-name="ce6" table:formula="of:=IF([.H30]=1;CONCATENATE(&quot;[&quot;;[.P$1];&quot;, &quot;;[.$A30];&quot;],&quot;);&quot;&quot;)">
            <text:p/>
          </table:table-cell>
          <table:table-cell table:style-name="ce6" table:formula="of:=IF([.I30]=1;CONCATENATE(&quot;[&quot;;[.Q$1];&quot;, &quot;;[.$A30];&quot;],&quot;);&quot;&quot;)">
            <text:p/>
          </table:table-cell>
          <table:table-cell table:style-name="ce6" table:formula="of:=IF([.J30]=1;CONCATENATE(&quot;[&quot;;[.R$1];&quot;, &quot;;[.$A30];&quot;],&quot;);&quot;&quot;)">
            <text:p/>
          </table:table-cell>
          <table:table-cell table:style-name="ce6" table:formula="of:=IF([.K30]=1;CONCATENATE(&quot;[&quot;;[.S$1];&quot;, &quot;;[.$A30];&quot;],&quot;);&quot;&quot;)">
            <text:p/>
          </table:table-cell>
          <table:table-cell table:style-name="ce6" table:formula="of:=IF([.L30]=1;CONCATENATE(&quot;[&quot;;[.T$1];&quot;, &quot;;[.$A30];&quot;],&quot;);&quot;&quot;)">
            <text:p/>
          </table:table-cell>
          <table:table-cell/>
          <table:table-cell table:style-name="ce10" table:formula="of:=CONCATENATE(&quot;{&quot;&quot;id&quot;&quot; : &quot;;[.$A30];&quot;, &quot;&quot;type&quot;&quot; : &quot;&quot;&quot;;[.$C30];&quot;&quot;&quot;, &quot;&quot;label&quot;&quot; : &quot;&quot;&quot;;[.$D30];&quot;&quot;&quot;, &quot;&quot;colorHue&quot;&quot; : &quot;; [.$E30];&quot;},&quot;)" office:value-type="string" office:string-value="{&quot;id&quot; : 68, &quot;type&quot; : &quot;Entreprises&quot;, &quot;label&quot; : &quot;Axa&quot;, &quot;colorHue&quot; : 200}," calcext:value-type="string">
            <text:p>{"id" : 68, "type" : "Entreprises", "label" : "Axa", "colorHue" : 200}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Universal music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1]=1;CONCATENATE(&quot;[&quot;;[.N$1];&quot;, &quot;;[.$A31];&quot;],&quot;);&quot;&quot;)">
            <text:p/>
          </table:table-cell>
          <table:table-cell table:style-name="ce6" table:formula="of:=IF([.G31]=1;CONCATENATE(&quot;[&quot;;[.O$1];&quot;, &quot;;[.$A31];&quot;],&quot;);&quot;&quot;)">
            <text:p/>
          </table:table-cell>
          <table:table-cell table:style-name="ce6" table:formula="of:=IF([.H31]=1;CONCATENATE(&quot;[&quot;;[.P$1];&quot;, &quot;;[.$A31];&quot;],&quot;);&quot;&quot;)">
            <text:p/>
          </table:table-cell>
          <table:table-cell table:style-name="ce6" table:formula="of:=IF([.I31]=1;CONCATENATE(&quot;[&quot;;[.Q$1];&quot;, &quot;;[.$A31];&quot;],&quot;);&quot;&quot;)">
            <text:p/>
          </table:table-cell>
          <table:table-cell table:style-name="ce6" table:formula="of:=IF([.J31]=1;CONCATENATE(&quot;[&quot;;[.R$1];&quot;, &quot;;[.$A31];&quot;],&quot;);&quot;&quot;)">
            <text:p/>
          </table:table-cell>
          <table:table-cell table:style-name="ce6" table:formula="of:=IF([.K31]=1;CONCATENATE(&quot;[&quot;;[.S$1];&quot;, &quot;;[.$A31];&quot;],&quot;);&quot;&quot;)">
            <text:p/>
          </table:table-cell>
          <table:table-cell table:style-name="ce6" table:formula="of:=IF([.L31]=1;CONCATENATE(&quot;[&quot;;[.T$1];&quot;, &quot;;[.$A31];&quot;],&quot;);&quot;&quot;)">
            <text:p/>
          </table:table-cell>
          <table:table-cell/>
          <table:table-cell table:style-name="ce10" table:formula="of:=CONCATENATE(&quot;{&quot;&quot;id&quot;&quot; : &quot;;[.$A31];&quot;, &quot;&quot;type&quot;&quot; : &quot;&quot;&quot;;[.$C31];&quot;&quot;&quot;, &quot;&quot;label&quot;&quot; : &quot;&quot;&quot;;[.$D31];&quot;&quot;&quot;, &quot;&quot;colorHue&quot;&quot; : &quot;; [.$E31];&quot;},&quot;)" office:value-type="string" office:string-value="{&quot;id&quot; : 69, &quot;type&quot; : &quot;Entreprises&quot;, &quot;label&quot; : &quot;Universal music&quot;, &quot;colorHue&quot; : 200}," calcext:value-type="string">
            <text:p>{"id" : 69, "type" : "Entreprises", "label" : "Universal music", "colorHue" : 200}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SFR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2]=1;CONCATENATE(&quot;[&quot;;[.N$1];&quot;, &quot;;[.$A32];&quot;],&quot;);&quot;&quot;)">
            <text:p/>
          </table:table-cell>
          <table:table-cell table:style-name="ce6" table:formula="of:=IF([.G32]=1;CONCATENATE(&quot;[&quot;;[.O$1];&quot;, &quot;;[.$A32];&quot;],&quot;);&quot;&quot;)">
            <text:p/>
          </table:table-cell>
          <table:table-cell table:style-name="ce6" table:formula="of:=IF([.H32]=1;CONCATENATE(&quot;[&quot;;[.P$1];&quot;, &quot;;[.$A32];&quot;],&quot;);&quot;&quot;)">
            <text:p/>
          </table:table-cell>
          <table:table-cell table:style-name="ce6" table:formula="of:=IF([.I32]=1;CONCATENATE(&quot;[&quot;;[.Q$1];&quot;, &quot;;[.$A32];&quot;],&quot;);&quot;&quot;)">
            <text:p/>
          </table:table-cell>
          <table:table-cell table:style-name="ce6" table:formula="of:=IF([.J32]=1;CONCATENATE(&quot;[&quot;;[.R$1];&quot;, &quot;;[.$A32];&quot;],&quot;);&quot;&quot;)">
            <text:p/>
          </table:table-cell>
          <table:table-cell table:style-name="ce6" table:formula="of:=IF([.K32]=1;CONCATENATE(&quot;[&quot;;[.S$1];&quot;, &quot;;[.$A32];&quot;],&quot;);&quot;&quot;)">
            <text:p/>
          </table:table-cell>
          <table:table-cell table:style-name="ce6" table:formula="of:=IF([.L32]=1;CONCATENATE(&quot;[&quot;;[.T$1];&quot;, &quot;;[.$A32];&quot;],&quot;);&quot;&quot;)">
            <text:p/>
          </table:table-cell>
          <table:table-cell/>
          <table:table-cell table:style-name="ce10" table:formula="of:=CONCATENATE(&quot;{&quot;&quot;id&quot;&quot; : &quot;;[.$A32];&quot;, &quot;&quot;type&quot;&quot; : &quot;&quot;&quot;;[.$C32];&quot;&quot;&quot;, &quot;&quot;label&quot;&quot; : &quot;&quot;&quot;;[.$D32];&quot;&quot;&quot;, &quot;&quot;colorHue&quot;&quot; : &quot;; [.$E32];&quot;},&quot;)" office:value-type="string" office:string-value="{&quot;id&quot; : 70, &quot;type&quot; : &quot;Entreprises&quot;, &quot;label&quot; : &quot;SFR&quot;, &quot;colorHue&quot; : 200}," calcext:value-type="string">
            <text:p>{"id" : 70, "type" : "Entreprises", "label" : "SFR", "colorHue" : 200}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Bouygues Telecom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33]=1;CONCATENATE(&quot;[&quot;;[.N$1];&quot;, &quot;;[.$A33];&quot;],&quot;);&quot;&quot;)">
            <text:p/>
          </table:table-cell>
          <table:table-cell table:style-name="ce6" table:formula="of:=IF([.G33]=1;CONCATENATE(&quot;[&quot;;[.O$1];&quot;, &quot;;[.$A33];&quot;],&quot;);&quot;&quot;)">
            <text:p/>
          </table:table-cell>
          <table:table-cell table:style-name="ce6" table:formula="of:=IF([.H33]=1;CONCATENATE(&quot;[&quot;;[.P$1];&quot;, &quot;;[.$A33];&quot;],&quot;);&quot;&quot;)">
            <text:p/>
          </table:table-cell>
          <table:table-cell table:style-name="ce6" table:formula="of:=IF([.I33]=1;CONCATENATE(&quot;[&quot;;[.Q$1];&quot;, &quot;;[.$A33];&quot;],&quot;);&quot;&quot;)">
            <text:p/>
          </table:table-cell>
          <table:table-cell table:style-name="ce6" table:formula="of:=IF([.J33]=1;CONCATENATE(&quot;[&quot;;[.R$1];&quot;, &quot;;[.$A33];&quot;],&quot;);&quot;&quot;)">
            <text:p/>
          </table:table-cell>
          <table:table-cell table:style-name="ce6" table:formula="of:=IF([.K33]=1;CONCATENATE(&quot;[&quot;;[.S$1];&quot;, &quot;;[.$A33];&quot;],&quot;);&quot;&quot;)" office:value-type="string" office:string-value="[6, 71]," calcext:value-type="string">
            <text:p>[6, 71],</text:p>
          </table:table-cell>
          <table:table-cell table:style-name="ce6" table:formula="of:=IF([.L33]=1;CONCATENATE(&quot;[&quot;;[.T$1];&quot;, &quot;;[.$A33];&quot;],&quot;);&quot;&quot;)">
            <text:p/>
          </table:table-cell>
          <table:table-cell/>
          <table:table-cell table:style-name="ce10" table:formula="of:=CONCATENATE(&quot;{&quot;&quot;id&quot;&quot; : &quot;;[.$A33];&quot;, &quot;&quot;type&quot;&quot; : &quot;&quot;&quot;;[.$C33];&quot;&quot;&quot;, &quot;&quot;label&quot;&quot; : &quot;&quot;&quot;;[.$D33];&quot;&quot;&quot;, &quot;&quot;colorHue&quot;&quot; : &quot;; [.$E33];&quot;},&quot;)" office:value-type="string" office:string-value="{&quot;id&quot; : 71, &quot;type&quot; : &quot;Entreprises&quot;, &quot;label&quot; : &quot;Bouygues Telecom&quot;, &quot;colorHue&quot; : 200}," calcext:value-type="string">
            <text:p>{"id" : 71, "type" : "Entreprises", "label" : "Bouygues Telecom", "colorHue" : 200}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AFP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4]=1;CONCATENATE(&quot;[&quot;;[.N$1];&quot;, &quot;;[.$A34];&quot;],&quot;);&quot;&quot;)">
            <text:p/>
          </table:table-cell>
          <table:table-cell table:style-name="ce6" table:formula="of:=IF([.G34]=1;CONCATENATE(&quot;[&quot;;[.O$1];&quot;, &quot;;[.$A34];&quot;],&quot;);&quot;&quot;)">
            <text:p/>
          </table:table-cell>
          <table:table-cell table:style-name="ce6" table:formula="of:=IF([.H34]=1;CONCATENATE(&quot;[&quot;;[.P$1];&quot;, &quot;;[.$A34];&quot;],&quot;);&quot;&quot;)">
            <text:p/>
          </table:table-cell>
          <table:table-cell table:style-name="ce6" table:formula="of:=IF([.I34]=1;CONCATENATE(&quot;[&quot;;[.Q$1];&quot;, &quot;;[.$A34];&quot;],&quot;);&quot;&quot;)">
            <text:p/>
          </table:table-cell>
          <table:table-cell table:style-name="ce6" table:formula="of:=IF([.J34]=1;CONCATENATE(&quot;[&quot;;[.R$1];&quot;, &quot;;[.$A34];&quot;],&quot;);&quot;&quot;)">
            <text:p/>
          </table:table-cell>
          <table:table-cell table:style-name="ce6" table:formula="of:=IF([.K34]=1;CONCATENATE(&quot;[&quot;;[.S$1];&quot;, &quot;;[.$A34];&quot;],&quot;);&quot;&quot;)">
            <text:p/>
          </table:table-cell>
          <table:table-cell table:style-name="ce6" table:formula="of:=IF([.L34]=1;CONCATENATE(&quot;[&quot;;[.T$1];&quot;, &quot;;[.$A34];&quot;],&quot;);&quot;&quot;)">
            <text:p/>
          </table:table-cell>
          <table:table-cell/>
          <table:table-cell table:style-name="ce10" table:formula="of:=CONCATENATE(&quot;{&quot;&quot;id&quot;&quot; : &quot;;[.$A34];&quot;, &quot;&quot;type&quot;&quot; : &quot;&quot;&quot;;[.$C34];&quot;&quot;&quot;, &quot;&quot;label&quot;&quot; : &quot;&quot;&quot;;[.$D34];&quot;&quot;&quot;, &quot;&quot;colorHue&quot;&quot; : &quot;; [.$E34];&quot;},&quot;)" office:value-type="string" office:string-value="{&quot;id&quot; : 72, &quot;type&quot; : &quot;Entreprises&quot;, &quot;label&quot; : &quot;AFP&quot;, &quot;colorHue&quot; : 200}," calcext:value-type="string">
            <text:p>{"id" : 72, "type" : "Entreprises", "label" : "AFP", "colorHue" : 200}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INRIA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5]=1;CONCATENATE(&quot;[&quot;;[.N$1];&quot;, &quot;;[.$A35];&quot;],&quot;);&quot;&quot;)">
            <text:p/>
          </table:table-cell>
          <table:table-cell table:style-name="ce6" table:formula="of:=IF([.G35]=1;CONCATENATE(&quot;[&quot;;[.O$1];&quot;, &quot;;[.$A35];&quot;],&quot;);&quot;&quot;)">
            <text:p/>
          </table:table-cell>
          <table:table-cell table:style-name="ce6" table:formula="of:=IF([.H35]=1;CONCATENATE(&quot;[&quot;;[.P$1];&quot;, &quot;;[.$A35];&quot;],&quot;);&quot;&quot;)">
            <text:p/>
          </table:table-cell>
          <table:table-cell table:style-name="ce6" table:formula="of:=IF([.I35]=1;CONCATENATE(&quot;[&quot;;[.Q$1];&quot;, &quot;;[.$A35];&quot;],&quot;);&quot;&quot;)">
            <text:p/>
          </table:table-cell>
          <table:table-cell table:style-name="ce6" table:formula="of:=IF([.J35]=1;CONCATENATE(&quot;[&quot;;[.R$1];&quot;, &quot;;[.$A35];&quot;],&quot;);&quot;&quot;)">
            <text:p/>
          </table:table-cell>
          <table:table-cell table:style-name="ce6" table:formula="of:=IF([.K35]=1;CONCATENATE(&quot;[&quot;;[.S$1];&quot;, &quot;;[.$A35];&quot;],&quot;);&quot;&quot;)">
            <text:p/>
          </table:table-cell>
          <table:table-cell table:style-name="ce6" table:formula="of:=IF([.L35]=1;CONCATENATE(&quot;[&quot;;[.T$1];&quot;, &quot;;[.$A35];&quot;],&quot;);&quot;&quot;)">
            <text:p/>
          </table:table-cell>
          <table:table-cell/>
          <table:table-cell table:style-name="ce10" table:formula="of:=CONCATENATE(&quot;{&quot;&quot;id&quot;&quot; : &quot;;[.$A35];&quot;, &quot;&quot;type&quot;&quot; : &quot;&quot;&quot;;[.$C35];&quot;&quot;&quot;, &quot;&quot;label&quot;&quot; : &quot;&quot;&quot;;[.$D35];&quot;&quot;&quot;, &quot;&quot;colorHue&quot;&quot; : &quot;; [.$E35];&quot;},&quot;)" office:value-type="string" office:string-value="{&quot;id&quot; : 73, &quot;type&quot; : &quot;Entreprises&quot;, &quot;label&quot; : &quot;INRIA&quot;, &quot;colorHue&quot; : 200}," calcext:value-type="string">
            <text:p>{"id" : 73, "type" : "Entreprises", "label" : "INRIA", "colorHue" : 200}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ce1" office:value-type="string" calcext:value-type="string">
            <text:p>Entreprises</text:p>
          </table:table-cell>
          <table:table-cell table:style-name="ce2" office:value-type="string" calcext:value-type="string">
            <text:p>INSA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36]=1;CONCATENATE(&quot;[&quot;;[.N$1];&quot;, &quot;;[.$A36];&quot;],&quot;);&quot;&quot;)">
            <text:p/>
          </table:table-cell>
          <table:table-cell table:style-name="ce6" table:formula="of:=IF([.G36]=1;CONCATENATE(&quot;[&quot;;[.O$1];&quot;, &quot;;[.$A36];&quot;],&quot;);&quot;&quot;)">
            <text:p/>
          </table:table-cell>
          <table:table-cell table:style-name="ce6" table:formula="of:=IF([.H36]=1;CONCATENATE(&quot;[&quot;;[.P$1];&quot;, &quot;;[.$A36];&quot;],&quot;);&quot;&quot;)">
            <text:p/>
          </table:table-cell>
          <table:table-cell table:style-name="ce6" table:formula="of:=IF([.I36]=1;CONCATENATE(&quot;[&quot;;[.Q$1];&quot;, &quot;;[.$A36];&quot;],&quot;);&quot;&quot;)">
            <text:p/>
          </table:table-cell>
          <table:table-cell table:style-name="ce6" table:formula="of:=IF([.J36]=1;CONCATENATE(&quot;[&quot;;[.R$1];&quot;, &quot;;[.$A36];&quot;],&quot;);&quot;&quot;)">
            <text:p/>
          </table:table-cell>
          <table:table-cell table:style-name="ce6" table:formula="of:=IF([.K36]=1;CONCATENATE(&quot;[&quot;;[.S$1];&quot;, &quot;;[.$A36];&quot;],&quot;);&quot;&quot;)">
            <text:p/>
          </table:table-cell>
          <table:table-cell table:style-name="ce6" table:formula="of:=IF([.L36]=1;CONCATENATE(&quot;[&quot;;[.T$1];&quot;, &quot;;[.$A36];&quot;],&quot;);&quot;&quot;)">
            <text:p/>
          </table:table-cell>
          <table:table-cell/>
          <table:table-cell table:style-name="ce10" table:formula="of:=CONCATENATE(&quot;{&quot;&quot;id&quot;&quot; : &quot;;[.$A36];&quot;, &quot;&quot;type&quot;&quot; : &quot;&quot;&quot;;[.$C36];&quot;&quot;&quot;, &quot;&quot;label&quot;&quot; : &quot;&quot;&quot;;[.$D36];&quot;&quot;&quot;, &quot;&quot;colorHue&quot;&quot; : &quot;; [.$E36];&quot;},&quot;)" office:value-type="string" office:string-value="{&quot;id&quot; : 74, &quot;type&quot; : &quot;Entreprises&quot;, &quot;label&quot; : &quot;INSA&quot;, &quot;colorHue&quot; : 200}," calcext:value-type="string">
            <text:p>{"id" : 74, "type" : "Entreprises", "label" : "INSA", "colorHue" : 200}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.Net 3.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37]=1;CONCATENATE(&quot;[&quot;;[.N$1];&quot;, &quot;;[.$A37];&quot;],&quot;);&quot;&quot;)" office:value-type="string" office:string-value="[1, 75]," calcext:value-type="string">
            <text:p>[1, 75],</text:p>
          </table:table-cell>
          <table:table-cell table:style-name="ce6" table:formula="of:=IF([.G37]=1;CONCATENATE(&quot;[&quot;;[.O$1];&quot;, &quot;;[.$A37];&quot;],&quot;);&quot;&quot;)" office:value-type="string" office:string-value="[2, 75]," calcext:value-type="string">
            <text:p>[2, 75],</text:p>
          </table:table-cell>
          <table:table-cell table:style-name="ce6" table:formula="of:=IF([.H37]=1;CONCATENATE(&quot;[&quot;;[.P$1];&quot;, &quot;;[.$A37];&quot;],&quot;);&quot;&quot;)">
            <text:p/>
          </table:table-cell>
          <table:table-cell table:style-name="ce6" table:formula="of:=IF([.I37]=1;CONCATENATE(&quot;[&quot;;[.Q$1];&quot;, &quot;;[.$A37];&quot;],&quot;);&quot;&quot;)">
            <text:p/>
          </table:table-cell>
          <table:table-cell table:style-name="ce6" table:formula="of:=IF([.J37]=1;CONCATENATE(&quot;[&quot;;[.R$1];&quot;, &quot;;[.$A37];&quot;],&quot;);&quot;&quot;)">
            <text:p/>
          </table:table-cell>
          <table:table-cell table:style-name="ce6" table:formula="of:=IF([.K37]=1;CONCATENATE(&quot;[&quot;;[.S$1];&quot;, &quot;;[.$A37];&quot;],&quot;);&quot;&quot;)">
            <text:p/>
          </table:table-cell>
          <table:table-cell table:style-name="ce6" table:formula="of:=IF([.L37]=1;CONCATENATE(&quot;[&quot;;[.T$1];&quot;, &quot;;[.$A37];&quot;],&quot;);&quot;&quot;)">
            <text:p/>
          </table:table-cell>
          <table:table-cell/>
          <table:table-cell table:style-name="ce10" table:formula="of:=CONCATENATE(&quot;{&quot;&quot;id&quot;&quot; : &quot;;[.$A37];&quot;, &quot;&quot;type&quot;&quot; : &quot;&quot;&quot;;[.$C37];&quot;&quot;&quot;, &quot;&quot;label&quot;&quot; : &quot;&quot;&quot;;[.$D37];&quot;&quot;&quot;, &quot;&quot;colorHue&quot;&quot; : &quot;; [.$E37];&quot;},&quot;)" office:value-type="string" office:string-value="{&quot;id&quot; : 75, &quot;type&quot; : &quot;Technologies logicielles&quot;, &quot;label&quot; : &quot;.Net 3.5&quot;, &quot;colorHue&quot; : 100}," calcext:value-type="string">
            <text:p>{"id" : 75, "type" : "Technologies logicielles", "label" : ".Net 3.5", "colorHue" : 100}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.Net 4.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38]=1;CONCATENATE(&quot;[&quot;;[.N$1];&quot;, &quot;;[.$A38];&quot;],&quot;);&quot;&quot;)" office:value-type="string" office:string-value="[1, 76]," calcext:value-type="string">
            <text:p>[1, 76],</text:p>
          </table:table-cell>
          <table:table-cell table:style-name="ce6" table:formula="of:=IF([.G38]=1;CONCATENATE(&quot;[&quot;;[.O$1];&quot;, &quot;;[.$A38];&quot;],&quot;);&quot;&quot;)" office:value-type="string" office:string-value="[2, 76]," calcext:value-type="string">
            <text:p>[2, 76],</text:p>
          </table:table-cell>
          <table:table-cell table:style-name="ce6" table:formula="of:=IF([.H38]=1;CONCATENATE(&quot;[&quot;;[.P$1];&quot;, &quot;;[.$A38];&quot;],&quot;);&quot;&quot;)">
            <text:p/>
          </table:table-cell>
          <table:table-cell table:style-name="ce6" table:formula="of:=IF([.I38]=1;CONCATENATE(&quot;[&quot;;[.Q$1];&quot;, &quot;;[.$A38];&quot;],&quot;);&quot;&quot;)">
            <text:p/>
          </table:table-cell>
          <table:table-cell table:style-name="ce6" table:formula="of:=IF([.J38]=1;CONCATENATE(&quot;[&quot;;[.R$1];&quot;, &quot;;[.$A38];&quot;],&quot;);&quot;&quot;)">
            <text:p/>
          </table:table-cell>
          <table:table-cell table:style-name="ce6" table:formula="of:=IF([.K38]=1;CONCATENATE(&quot;[&quot;;[.S$1];&quot;, &quot;;[.$A38];&quot;],&quot;);&quot;&quot;)">
            <text:p/>
          </table:table-cell>
          <table:table-cell table:style-name="ce6" table:formula="of:=IF([.L38]=1;CONCATENATE(&quot;[&quot;;[.T$1];&quot;, &quot;;[.$A38];&quot;],&quot;);&quot;&quot;)">
            <text:p/>
          </table:table-cell>
          <table:table-cell/>
          <table:table-cell table:style-name="ce10" table:formula="of:=CONCATENATE(&quot;{&quot;&quot;id&quot;&quot; : &quot;;[.$A38];&quot;, &quot;&quot;type&quot;&quot; : &quot;&quot;&quot;;[.$C38];&quot;&quot;&quot;, &quot;&quot;label&quot;&quot; : &quot;&quot;&quot;;[.$D38];&quot;&quot;&quot;, &quot;&quot;colorHue&quot;&quot; : &quot;; [.$E38];&quot;},&quot;)" office:value-type="string" office:string-value="{&quot;id&quot; : 76, &quot;type&quot; : &quot;Technologies logicielles&quot;, &quot;label&quot; : &quot;.Net 4.5&quot;, &quot;colorHue&quot; : 100}," calcext:value-type="string">
            <text:p>{"id" : 76, "type" : "Technologies logicielles", "label" : ".Net 4.5", "colorHue" : 100}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Jquery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39]=1;CONCATENATE(&quot;[&quot;;[.N$1];&quot;, &quot;;[.$A39];&quot;],&quot;);&quot;&quot;)" office:value-type="string" office:string-value="[1, 77]," calcext:value-type="string">
            <text:p>[1, 77],</text:p>
          </table:table-cell>
          <table:table-cell table:style-name="ce6" table:formula="of:=IF([.G39]=1;CONCATENATE(&quot;[&quot;;[.O$1];&quot;, &quot;;[.$A39];&quot;],&quot;);&quot;&quot;)">
            <text:p/>
          </table:table-cell>
          <table:table-cell table:style-name="ce6" table:formula="of:=IF([.H39]=1;CONCATENATE(&quot;[&quot;;[.P$1];&quot;, &quot;;[.$A39];&quot;],&quot;);&quot;&quot;)">
            <text:p/>
          </table:table-cell>
          <table:table-cell table:style-name="ce6" table:formula="of:=IF([.I39]=1;CONCATENATE(&quot;[&quot;;[.Q$1];&quot;, &quot;;[.$A39];&quot;],&quot;);&quot;&quot;)">
            <text:p/>
          </table:table-cell>
          <table:table-cell table:style-name="ce6" table:formula="of:=IF([.J39]=1;CONCATENATE(&quot;[&quot;;[.R$1];&quot;, &quot;;[.$A39];&quot;],&quot;);&quot;&quot;)">
            <text:p/>
          </table:table-cell>
          <table:table-cell table:style-name="ce6" table:formula="of:=IF([.K39]=1;CONCATENATE(&quot;[&quot;;[.S$1];&quot;, &quot;;[.$A39];&quot;],&quot;);&quot;&quot;)">
            <text:p/>
          </table:table-cell>
          <table:table-cell table:style-name="ce6" table:formula="of:=IF([.L39]=1;CONCATENATE(&quot;[&quot;;[.T$1];&quot;, &quot;;[.$A39];&quot;],&quot;);&quot;&quot;)" office:value-type="string" office:string-value="[7, 77]," calcext:value-type="string">
            <text:p>[7, 77],</text:p>
          </table:table-cell>
          <table:table-cell/>
          <table:table-cell table:style-name="ce10" table:formula="of:=CONCATENATE(&quot;{&quot;&quot;id&quot;&quot; : &quot;;[.$A39];&quot;, &quot;&quot;type&quot;&quot; : &quot;&quot;&quot;;[.$C39];&quot;&quot;&quot;, &quot;&quot;label&quot;&quot; : &quot;&quot;&quot;;[.$D39];&quot;&quot;&quot;, &quot;&quot;colorHue&quot;&quot; : &quot;; [.$E39];&quot;},&quot;)" office:value-type="string" office:string-value="{&quot;id&quot; : 77, &quot;type&quot; : &quot;Technologies logicielles&quot;, &quot;label&quot; : &quot;Jquery&quot;, &quot;colorHue&quot; : 100}," calcext:value-type="string">
            <text:p>{"id" : 77, "type" : "Technologies logicielles", "label" : "Jquery", "colorHue" : 100}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AngularJs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40]=1;CONCATENATE(&quot;[&quot;;[.N$1];&quot;, &quot;;[.$A40];&quot;],&quot;);&quot;&quot;)" office:value-type="string" office:string-value="[1, 78]," calcext:value-type="string">
            <text:p>[1, 78],</text:p>
          </table:table-cell>
          <table:table-cell table:style-name="ce6" table:formula="of:=IF([.G40]=1;CONCATENATE(&quot;[&quot;;[.O$1];&quot;, &quot;;[.$A40];&quot;],&quot;);&quot;&quot;)">
            <text:p/>
          </table:table-cell>
          <table:table-cell table:style-name="ce6" table:formula="of:=IF([.H40]=1;CONCATENATE(&quot;[&quot;;[.P$1];&quot;, &quot;;[.$A40];&quot;],&quot;);&quot;&quot;)">
            <text:p/>
          </table:table-cell>
          <table:table-cell table:style-name="ce6" table:formula="of:=IF([.I40]=1;CONCATENATE(&quot;[&quot;;[.Q$1];&quot;, &quot;;[.$A40];&quot;],&quot;);&quot;&quot;)">
            <text:p/>
          </table:table-cell>
          <table:table-cell table:style-name="ce6" table:formula="of:=IF([.J40]=1;CONCATENATE(&quot;[&quot;;[.R$1];&quot;, &quot;;[.$A40];&quot;],&quot;);&quot;&quot;)">
            <text:p/>
          </table:table-cell>
          <table:table-cell table:style-name="ce6" table:formula="of:=IF([.K40]=1;CONCATENATE(&quot;[&quot;;[.S$1];&quot;, &quot;;[.$A40];&quot;],&quot;);&quot;&quot;)">
            <text:p/>
          </table:table-cell>
          <table:table-cell table:style-name="ce6" table:formula="of:=IF([.L40]=1;CONCATENATE(&quot;[&quot;;[.T$1];&quot;, &quot;;[.$A40];&quot;],&quot;);&quot;&quot;)" office:value-type="string" office:string-value="[7, 78]," calcext:value-type="string">
            <text:p>[7, 78],</text:p>
          </table:table-cell>
          <table:table-cell/>
          <table:table-cell table:style-name="ce10" table:formula="of:=CONCATENATE(&quot;{&quot;&quot;id&quot;&quot; : &quot;;[.$A40];&quot;, &quot;&quot;type&quot;&quot; : &quot;&quot;&quot;;[.$C40];&quot;&quot;&quot;, &quot;&quot;label&quot;&quot; : &quot;&quot;&quot;;[.$D40];&quot;&quot;&quot;, &quot;&quot;colorHue&quot;&quot; : &quot;; [.$E40];&quot;},&quot;)" office:value-type="string" office:string-value="{&quot;id&quot; : 78, &quot;type&quot; : &quot;Technologies logicielles&quot;, &quot;label&quot; : &quot;AngularJs&quot;, &quot;colorHue&quot; : 100}," calcext:value-type="string">
            <text:p>{"id" : 78, "type" : "Technologies logicielles", "label" : "AngularJs", "colorHue" : 100}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SignalR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/>
          <table:table-cell table:style-name="ce6" table:formula="of:=IF([.F41]=1;CONCATENATE(&quot;[&quot;;[.N$1];&quot;, &quot;;[.$A41];&quot;],&quot;);&quot;&quot;)" office:value-type="string" office:string-value="[1, 79]," calcext:value-type="string">
            <text:p>[1, 79],</text:p>
          </table:table-cell>
          <table:table-cell table:style-name="ce6" table:formula="of:=IF([.G41]=1;CONCATENATE(&quot;[&quot;;[.O$1];&quot;, &quot;;[.$A41];&quot;],&quot;);&quot;&quot;)">
            <text:p/>
          </table:table-cell>
          <table:table-cell table:style-name="ce6" table:formula="of:=IF([.H41]=1;CONCATENATE(&quot;[&quot;;[.P$1];&quot;, &quot;;[.$A41];&quot;],&quot;);&quot;&quot;)">
            <text:p/>
          </table:table-cell>
          <table:table-cell table:style-name="ce6" table:formula="of:=IF([.I41]=1;CONCATENATE(&quot;[&quot;;[.Q$1];&quot;, &quot;;[.$A41];&quot;],&quot;);&quot;&quot;)">
            <text:p/>
          </table:table-cell>
          <table:table-cell table:style-name="ce6" table:formula="of:=IF([.J41]=1;CONCATENATE(&quot;[&quot;;[.R$1];&quot;, &quot;;[.$A41];&quot;],&quot;);&quot;&quot;)">
            <text:p/>
          </table:table-cell>
          <table:table-cell table:style-name="ce6" table:formula="of:=IF([.K41]=1;CONCATENATE(&quot;[&quot;;[.S$1];&quot;, &quot;;[.$A41];&quot;],&quot;);&quot;&quot;)">
            <text:p/>
          </table:table-cell>
          <table:table-cell table:style-name="ce6" table:formula="of:=IF([.L41]=1;CONCATENATE(&quot;[&quot;;[.T$1];&quot;, &quot;;[.$A41];&quot;],&quot;);&quot;&quot;)">
            <text:p/>
          </table:table-cell>
          <table:table-cell/>
          <table:table-cell table:style-name="ce10" table:formula="of:=CONCATENATE(&quot;{&quot;&quot;id&quot;&quot; : &quot;;[.$A41];&quot;, &quot;&quot;type&quot;&quot; : &quot;&quot;&quot;;[.$C41];&quot;&quot;&quot;, &quot;&quot;label&quot;&quot; : &quot;&quot;&quot;;[.$D41];&quot;&quot;&quot;, &quot;&quot;colorHue&quot;&quot; : &quot;; [.$E41];&quot;},&quot;)" office:value-type="string" office:string-value="{&quot;id&quot; : 79, &quot;type&quot; : &quot;Technologies logicielles&quot;, &quot;label&quot; : &quot;SignalR&quot;, &quot;colorHue&quot; : 100}," calcext:value-type="string">
            <text:p>{"id" : 79, "type" : "Technologies logicielles", "label" : "SignalR", "colorHue" : 100}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WebSockets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/>
          <table:table-cell table:style-name="ce6" table:formula="of:=IF([.F42]=1;CONCATENATE(&quot;[&quot;;[.N$1];&quot;, &quot;;[.$A42];&quot;],&quot;);&quot;&quot;)" office:value-type="string" office:string-value="[1, 80]," calcext:value-type="string">
            <text:p>[1, 80],</text:p>
          </table:table-cell>
          <table:table-cell table:style-name="ce6" table:formula="of:=IF([.G42]=1;CONCATENATE(&quot;[&quot;;[.O$1];&quot;, &quot;;[.$A42];&quot;],&quot;);&quot;&quot;)">
            <text:p/>
          </table:table-cell>
          <table:table-cell table:style-name="ce6" table:formula="of:=IF([.H42]=1;CONCATENATE(&quot;[&quot;;[.P$1];&quot;, &quot;;[.$A42];&quot;],&quot;);&quot;&quot;)">
            <text:p/>
          </table:table-cell>
          <table:table-cell table:style-name="ce6" table:formula="of:=IF([.I42]=1;CONCATENATE(&quot;[&quot;;[.Q$1];&quot;, &quot;;[.$A42];&quot;],&quot;);&quot;&quot;)">
            <text:p/>
          </table:table-cell>
          <table:table-cell table:style-name="ce6" table:formula="of:=IF([.J42]=1;CONCATENATE(&quot;[&quot;;[.R$1];&quot;, &quot;;[.$A42];&quot;],&quot;);&quot;&quot;)">
            <text:p/>
          </table:table-cell>
          <table:table-cell table:style-name="ce6" table:formula="of:=IF([.K42]=1;CONCATENATE(&quot;[&quot;;[.S$1];&quot;, &quot;;[.$A42];&quot;],&quot;);&quot;&quot;)">
            <text:p/>
          </table:table-cell>
          <table:table-cell table:style-name="ce6" table:formula="of:=IF([.L42]=1;CONCATENATE(&quot;[&quot;;[.T$1];&quot;, &quot;;[.$A42];&quot;],&quot;);&quot;&quot;)">
            <text:p/>
          </table:table-cell>
          <table:table-cell/>
          <table:table-cell table:style-name="ce10" table:formula="of:=CONCATENATE(&quot;{&quot;&quot;id&quot;&quot; : &quot;;[.$A42];&quot;, &quot;&quot;type&quot;&quot; : &quot;&quot;&quot;;[.$C42];&quot;&quot;&quot;, &quot;&quot;label&quot;&quot; : &quot;&quot;&quot;;[.$D42];&quot;&quot;&quot;, &quot;&quot;colorHue&quot;&quot; : &quot;; [.$E42];&quot;},&quot;)" office:value-type="string" office:string-value="{&quot;id&quot; : 80, &quot;type&quot; : &quot;Technologies logicielles&quot;, &quot;label&quot; : &quot;WebSockets&quot;, &quot;colorHue&quot; : 100}," calcext:value-type="string">
            <text:p>{"id" : 80, "type" : "Technologies logicielles", "label" : "WebSockets", "colorHue" : 100}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chnologies logicielles</text:p>
          </table:table-cell>
          <table:table-cell table:style-name="ce2" office:value-type="string" calcext:value-type="string">
            <text:p>WebServices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6" table:formula="of:=IF([.F43]=1;CONCATENATE(&quot;[&quot;;[.N$1];&quot;, &quot;;[.$A43];&quot;],&quot;);&quot;&quot;)">
            <text:p/>
          </table:table-cell>
          <table:table-cell table:style-name="ce6" table:formula="of:=IF([.G43]=1;CONCATENATE(&quot;[&quot;;[.O$1];&quot;, &quot;;[.$A43];&quot;],&quot;);&quot;&quot;)">
            <text:p/>
          </table:table-cell>
          <table:table-cell table:style-name="ce6" table:formula="of:=IF([.H43]=1;CONCATENATE(&quot;[&quot;;[.P$1];&quot;, &quot;;[.$A43];&quot;],&quot;);&quot;&quot;)">
            <text:p/>
          </table:table-cell>
          <table:table-cell table:style-name="ce6" table:formula="of:=IF([.I43]=1;CONCATENATE(&quot;[&quot;;[.Q$1];&quot;, &quot;;[.$A43];&quot;],&quot;);&quot;&quot;)">
            <text:p/>
          </table:table-cell>
          <table:table-cell table:style-name="ce6" table:formula="of:=IF([.J43]=1;CONCATENATE(&quot;[&quot;;[.R$1];&quot;, &quot;;[.$A43];&quot;],&quot;);&quot;&quot;)" office:value-type="string" office:string-value="[5, 81]," calcext:value-type="string">
            <text:p>[5, 81],</text:p>
          </table:table-cell>
          <table:table-cell table:style-name="ce6" table:formula="of:=IF([.K43]=1;CONCATENATE(&quot;[&quot;;[.S$1];&quot;, &quot;;[.$A43];&quot;],&quot;);&quot;&quot;)">
            <text:p/>
          </table:table-cell>
          <table:table-cell table:style-name="ce6" table:formula="of:=IF([.L43]=1;CONCATENATE(&quot;[&quot;;[.T$1];&quot;, &quot;;[.$A43];&quot;],&quot;);&quot;&quot;)">
            <text:p/>
          </table:table-cell>
          <table:table-cell/>
          <table:table-cell table:style-name="ce10" table:formula="of:=CONCATENATE(&quot;{&quot;&quot;id&quot;&quot; : &quot;;[.$A43];&quot;, &quot;&quot;type&quot;&quot; : &quot;&quot;&quot;;[.$C43];&quot;&quot;&quot;, &quot;&quot;label&quot;&quot; : &quot;&quot;&quot;;[.$D43];&quot;&quot;&quot;, &quot;&quot;colorHue&quot;&quot; : &quot;; [.$E43];&quot;},&quot;)" office:value-type="string" office:string-value="{&quot;id&quot; : 81, &quot;type&quot; : &quot;Technologies logicielles&quot;, &quot;label&quot; : &quot;WebServices&quot;, &quot;colorHue&quot; : 100}," calcext:value-type="string">
            <text:p>{"id" : 81, "type" : "Technologies logicielles", "label" : "WebServices", "colorHue" : 100}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ogiciels de Bureautique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6" table:formula="of:=IF([.F44]=1;CONCATENATE(&quot;[&quot;;[.N$1];&quot;, &quot;;[.$A44];&quot;],&quot;);&quot;&quot;)" office:value-type="string" office:string-value="[1, 82]," calcext:value-type="string">
            <text:p>[1, 82],</text:p>
          </table:table-cell>
          <table:table-cell table:style-name="ce6" table:formula="of:=IF([.G44]=1;CONCATENATE(&quot;[&quot;;[.O$1];&quot;, &quot;;[.$A44];&quot;],&quot;);&quot;&quot;)" office:value-type="string" office:string-value="[2, 82]," calcext:value-type="string">
            <text:p>[2, 82],</text:p>
          </table:table-cell>
          <table:table-cell table:style-name="ce6" table:formula="of:=IF([.H44]=1;CONCATENATE(&quot;[&quot;;[.P$1];&quot;, &quot;;[.$A44];&quot;],&quot;);&quot;&quot;)" office:value-type="string" office:string-value="[3, 82]," calcext:value-type="string">
            <text:p>[3, 82],</text:p>
          </table:table-cell>
          <table:table-cell table:style-name="ce6" table:formula="of:=IF([.I44]=1;CONCATENATE(&quot;[&quot;;[.Q$1];&quot;, &quot;;[.$A44];&quot;],&quot;);&quot;&quot;)">
            <text:p/>
          </table:table-cell>
          <table:table-cell table:style-name="ce6" table:formula="of:=IF([.J44]=1;CONCATENATE(&quot;[&quot;;[.R$1];&quot;, &quot;;[.$A44];&quot;],&quot;);&quot;&quot;)">
            <text:p/>
          </table:table-cell>
          <table:table-cell table:style-name="ce6" table:formula="of:=IF([.K44]=1;CONCATENATE(&quot;[&quot;;[.S$1];&quot;, &quot;;[.$A44];&quot;],&quot;);&quot;&quot;)">
            <text:p/>
          </table:table-cell>
          <table:table-cell table:style-name="ce6" table:formula="of:=IF([.L44]=1;CONCATENATE(&quot;[&quot;;[.T$1];&quot;, &quot;;[.$A44];&quot;],&quot;);&quot;&quot;)">
            <text:p/>
          </table:table-cell>
          <table:table-cell/>
          <table:table-cell table:style-name="ce10" table:formula="of:=CONCATENATE(&quot;{&quot;&quot;id&quot;&quot; : &quot;;[.$A44];&quot;, &quot;&quot;type&quot;&quot; : &quot;&quot;&quot;;[.$C44];&quot;&quot;&quot;, &quot;&quot;label&quot;&quot; : &quot;&quot;&quot;;[.$D44];&quot;&quot;&quot;, &quot;&quot;colorHue&quot;&quot; : &quot;; [.$E44];&quot;},&quot;)" office:value-type="string" office:string-value="{&quot;id&quot; : 82, &quot;type&quot; : &quot;Logiciels de Bureautique&quot;, &quot;label&quot; : &quot;Excel&quot;, &quot;colorHue&quot; : 30}," calcext:value-type="string">
            <text:p>{"id" : 82, "type" : "Logiciels de Bureautique", "label" : "Excel", "colorHue" : 30}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ogiciels de Bureautique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45]=1;CONCATENATE(&quot;[&quot;;[.N$1];&quot;, &quot;;[.$A45];&quot;],&quot;);&quot;&quot;)" office:value-type="string" office:string-value="[1, 83]," calcext:value-type="string">
            <text:p>[1, 83],</text:p>
          </table:table-cell>
          <table:table-cell table:style-name="ce6" table:formula="of:=IF([.G45]=1;CONCATENATE(&quot;[&quot;;[.O$1];&quot;, &quot;;[.$A45];&quot;],&quot;);&quot;&quot;)" office:value-type="string" office:string-value="[2, 83]," calcext:value-type="string">
            <text:p>[2, 83],</text:p>
          </table:table-cell>
          <table:table-cell table:style-name="ce6" table:formula="of:=IF([.H45]=1;CONCATENATE(&quot;[&quot;;[.P$1];&quot;, &quot;;[.$A45];&quot;],&quot;);&quot;&quot;)" office:value-type="string" office:string-value="[3, 83]," calcext:value-type="string">
            <text:p>[3, 83],</text:p>
          </table:table-cell>
          <table:table-cell table:style-name="ce6" table:formula="of:=IF([.I45]=1;CONCATENATE(&quot;[&quot;;[.Q$1];&quot;, &quot;;[.$A45];&quot;],&quot;);&quot;&quot;)">
            <text:p/>
          </table:table-cell>
          <table:table-cell table:style-name="ce6" table:formula="of:=IF([.J45]=1;CONCATENATE(&quot;[&quot;;[.R$1];&quot;, &quot;;[.$A45];&quot;],&quot;);&quot;&quot;)" office:value-type="string" office:string-value="[5, 83]," calcext:value-type="string">
            <text:p>[5, 83],</text:p>
          </table:table-cell>
          <table:table-cell table:style-name="ce6" table:formula="of:=IF([.K45]=1;CONCATENATE(&quot;[&quot;;[.S$1];&quot;, &quot;;[.$A45];&quot;],&quot;);&quot;&quot;)" office:value-type="string" office:string-value="[6, 83]," calcext:value-type="string">
            <text:p>[6, 83],</text:p>
          </table:table-cell>
          <table:table-cell table:style-name="ce6" table:formula="of:=IF([.L45]=1;CONCATENATE(&quot;[&quot;;[.T$1];&quot;, &quot;;[.$A45];&quot;],&quot;);&quot;&quot;)">
            <text:p/>
          </table:table-cell>
          <table:table-cell/>
          <table:table-cell table:style-name="ce10" table:formula="of:=CONCATENATE(&quot;{&quot;&quot;id&quot;&quot; : &quot;;[.$A45];&quot;, &quot;&quot;type&quot;&quot; : &quot;&quot;&quot;;[.$C45];&quot;&quot;&quot;, &quot;&quot;label&quot;&quot; : &quot;&quot;&quot;;[.$D45];&quot;&quot;&quot;, &quot;&quot;colorHue&quot;&quot; : &quot;; [.$E45];&quot;},&quot;)" office:value-type="string" office:string-value="{&quot;id&quot; : 83, &quot;type&quot; : &quot;Logiciels de Bureautique&quot;, &quot;label&quot; : &quot;Word&quot;, &quot;colorHue&quot; : 30}," calcext:value-type="string">
            <text:p>{"id" : 83, "type" : "Logiciels de Bureautique", "label" : "Word", "colorHue" : 30}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ogiciels de Bureautique</text:p>
          </table:table-cell>
          <table:table-cell table:style-name="ce2" office:value-type="string" calcext:value-type="string">
            <text:p>TeX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46]=1;CONCATENATE(&quot;[&quot;;[.N$1];&quot;, &quot;;[.$A46];&quot;],&quot;);&quot;&quot;)">
            <text:p/>
          </table:table-cell>
          <table:table-cell table:style-name="ce6" table:formula="of:=IF([.G46]=1;CONCATENATE(&quot;[&quot;;[.O$1];&quot;, &quot;;[.$A46];&quot;],&quot;);&quot;&quot;)">
            <text:p/>
          </table:table-cell>
          <table:table-cell table:style-name="ce6" table:formula="of:=IF([.H46]=1;CONCATENATE(&quot;[&quot;;[.P$1];&quot;, &quot;;[.$A46];&quot;],&quot;);&quot;&quot;)">
            <text:p/>
          </table:table-cell>
          <table:table-cell table:style-name="ce6" table:formula="of:=IF([.I46]=1;CONCATENATE(&quot;[&quot;;[.Q$1];&quot;, &quot;;[.$A46];&quot;],&quot;);&quot;&quot;)">
            <text:p/>
          </table:table-cell>
          <table:table-cell table:style-name="ce6" table:formula="of:=IF([.J46]=1;CONCATENATE(&quot;[&quot;;[.R$1];&quot;, &quot;;[.$A46];&quot;],&quot;);&quot;&quot;)">
            <text:p/>
          </table:table-cell>
          <table:table-cell table:style-name="ce6" table:formula="of:=IF([.K46]=1;CONCATENATE(&quot;[&quot;;[.S$1];&quot;, &quot;;[.$A46];&quot;],&quot;);&quot;&quot;)">
            <text:p/>
          </table:table-cell>
          <table:table-cell table:style-name="ce6" table:formula="of:=IF([.L46]=1;CONCATENATE(&quot;[&quot;;[.T$1];&quot;, &quot;;[.$A46];&quot;],&quot;);&quot;&quot;)">
            <text:p/>
          </table:table-cell>
          <table:table-cell/>
          <table:table-cell table:style-name="ce10" table:formula="of:=CONCATENATE(&quot;{&quot;&quot;id&quot;&quot; : &quot;;[.$A46];&quot;, &quot;&quot;type&quot;&quot; : &quot;&quot;&quot;;[.$C46];&quot;&quot;&quot;, &quot;&quot;label&quot;&quot; : &quot;&quot;&quot;;[.$D46];&quot;&quot;&quot;, &quot;&quot;colorHue&quot;&quot; : &quot;; [.$E46];&quot;},&quot;)" office:value-type="string" office:string-value="{&quot;id&quot; : 84, &quot;type&quot; : &quot;Logiciels de Bureautique&quot;, &quot;label&quot; : &quot;TeX&quot;, &quot;colorHue&quot; : 30}," calcext:value-type="string">
            <text:p>{"id" : 84, "type" : "Logiciels de Bureautique", "label" : "TeX", "colorHue" : 30}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ogiciels de Bureautique</text:p>
          </table:table-cell>
          <table:table-cell table:style-name="ce2" office:value-type="string" calcext:value-type="string">
            <text:p>Power Poin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47]=1;CONCATENATE(&quot;[&quot;;[.N$1];&quot;, &quot;;[.$A47];&quot;],&quot;);&quot;&quot;)" office:value-type="string" office:string-value="[1, 85]," calcext:value-type="string">
            <text:p>[1, 85],</text:p>
          </table:table-cell>
          <table:table-cell table:style-name="ce6" table:formula="of:=IF([.G47]=1;CONCATENATE(&quot;[&quot;;[.O$1];&quot;, &quot;;[.$A47];&quot;],&quot;);&quot;&quot;)" office:value-type="string" office:string-value="[2, 85]," calcext:value-type="string">
            <text:p>[2, 85],</text:p>
          </table:table-cell>
          <table:table-cell table:style-name="ce6" table:formula="of:=IF([.H47]=1;CONCATENATE(&quot;[&quot;;[.P$1];&quot;, &quot;;[.$A47];&quot;],&quot;);&quot;&quot;)" office:value-type="string" office:string-value="[3, 85]," calcext:value-type="string">
            <text:p>[3, 85],</text:p>
          </table:table-cell>
          <table:table-cell table:style-name="ce6" table:formula="of:=IF([.I47]=1;CONCATENATE(&quot;[&quot;;[.Q$1];&quot;, &quot;;[.$A47];&quot;],&quot;);&quot;&quot;)">
            <text:p/>
          </table:table-cell>
          <table:table-cell table:style-name="ce6" table:formula="of:=IF([.J47]=1;CONCATENATE(&quot;[&quot;;[.R$1];&quot;, &quot;;[.$A47];&quot;],&quot;);&quot;&quot;)">
            <text:p/>
          </table:table-cell>
          <table:table-cell table:style-name="ce6" table:formula="of:=IF([.K47]=1;CONCATENATE(&quot;[&quot;;[.S$1];&quot;, &quot;;[.$A47];&quot;],&quot;);&quot;&quot;)" office:value-type="string" office:string-value="[6, 85]," calcext:value-type="string">
            <text:p>[6, 85],</text:p>
          </table:table-cell>
          <table:table-cell table:style-name="ce6" table:formula="of:=IF([.L47]=1;CONCATENATE(&quot;[&quot;;[.T$1];&quot;, &quot;;[.$A47];&quot;],&quot;);&quot;&quot;)">
            <text:p/>
          </table:table-cell>
          <table:table-cell/>
          <table:table-cell table:style-name="ce10" table:formula="of:=CONCATENATE(&quot;{&quot;&quot;id&quot;&quot; : &quot;;[.$A47];&quot;, &quot;&quot;type&quot;&quot; : &quot;&quot;&quot;;[.$C47];&quot;&quot;&quot;, &quot;&quot;label&quot;&quot; : &quot;&quot;&quot;;[.$D47];&quot;&quot;&quot;, &quot;&quot;colorHue&quot;&quot; : &quot;; [.$E47];&quot;},&quot;)" office:value-type="string" office:string-value="{&quot;id&quot; : 85, &quot;type&quot; : &quot;Logiciels de Bureautique&quot;, &quot;label&quot; : &quot;Power Point&quot;, &quot;colorHue&quot; : 30}," calcext:value-type="string">
            <text:p>{"id" : 85, "type" : "Logiciels de Bureautique", "label" : "Power Point", "colorHue" : 30}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ogiciels de Bureautique</text:p>
          </table:table-cell>
          <table:table-cell table:style-name="ce2" office:value-type="string" calcext:value-type="string">
            <text:p>Outlook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48]=1;CONCATENATE(&quot;[&quot;;[.N$1];&quot;, &quot;;[.$A48];&quot;],&quot;);&quot;&quot;)" office:value-type="string" office:string-value="[1, 86]," calcext:value-type="string">
            <text:p>[1, 86],</text:p>
          </table:table-cell>
          <table:table-cell table:style-name="ce6" table:formula="of:=IF([.G48]=1;CONCATENATE(&quot;[&quot;;[.O$1];&quot;, &quot;;[.$A48];&quot;],&quot;);&quot;&quot;)" office:value-type="string" office:string-value="[2, 86]," calcext:value-type="string">
            <text:p>[2, 86],</text:p>
          </table:table-cell>
          <table:table-cell table:style-name="ce6" table:formula="of:=IF([.H48]=1;CONCATENATE(&quot;[&quot;;[.P$1];&quot;, &quot;;[.$A48];&quot;],&quot;);&quot;&quot;)" office:value-type="string" office:string-value="[3, 86]," calcext:value-type="string">
            <text:p>[3, 86],</text:p>
          </table:table-cell>
          <table:table-cell table:style-name="ce6" table:formula="of:=IF([.I48]=1;CONCATENATE(&quot;[&quot;;[.Q$1];&quot;, &quot;;[.$A48];&quot;],&quot;);&quot;&quot;)">
            <text:p/>
          </table:table-cell>
          <table:table-cell table:style-name="ce6" table:formula="of:=IF([.J48]=1;CONCATENATE(&quot;[&quot;;[.R$1];&quot;, &quot;;[.$A48];&quot;],&quot;);&quot;&quot;)" office:value-type="string" office:string-value="[5, 86]," calcext:value-type="string">
            <text:p>[5, 86],</text:p>
          </table:table-cell>
          <table:table-cell table:style-name="ce6" table:formula="of:=IF([.K48]=1;CONCATENATE(&quot;[&quot;;[.S$1];&quot;, &quot;;[.$A48];&quot;],&quot;);&quot;&quot;)" office:value-type="string" office:string-value="[6, 86]," calcext:value-type="string">
            <text:p>[6, 86],</text:p>
          </table:table-cell>
          <table:table-cell table:style-name="ce6" table:formula="of:=IF([.L48]=1;CONCATENATE(&quot;[&quot;;[.T$1];&quot;, &quot;;[.$A48];&quot;],&quot;);&quot;&quot;)">
            <text:p/>
          </table:table-cell>
          <table:table-cell/>
          <table:table-cell table:style-name="ce10" table:formula="of:=CONCATENATE(&quot;{&quot;&quot;id&quot;&quot; : &quot;;[.$A48];&quot;, &quot;&quot;type&quot;&quot; : &quot;&quot;&quot;;[.$C48];&quot;&quot;&quot;, &quot;&quot;label&quot;&quot; : &quot;&quot;&quot;;[.$D48];&quot;&quot;&quot;, &quot;&quot;colorHue&quot;&quot; : &quot;; [.$E48];&quot;},&quot;)" office:value-type="string" office:string-value="{&quot;id&quot; : 86, &quot;type&quot; : &quot;Logiciels de Bureautique&quot;, &quot;label&quot; : &quot;Outlook&quot;, &quot;colorHue&quot; : 30}," calcext:value-type="string">
            <text:p>{"id" : 86, "type" : "Logiciels de Bureautique", "label" : "Outlook", "colorHue" : 30}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Chiffrage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49]=1;CONCATENATE(&quot;[&quot;;[.N$1];&quot;, &quot;;[.$A49];&quot;],&quot;);&quot;&quot;)" office:value-type="string" office:string-value="[1, 87]," calcext:value-type="string">
            <text:p>[1, 87],</text:p>
          </table:table-cell>
          <table:table-cell table:style-name="ce6" table:formula="of:=IF([.G49]=1;CONCATENATE(&quot;[&quot;;[.O$1];&quot;, &quot;;[.$A49];&quot;],&quot;);&quot;&quot;)" office:value-type="string" office:string-value="[2, 87]," calcext:value-type="string">
            <text:p>[2, 87],</text:p>
          </table:table-cell>
          <table:table-cell table:style-name="ce6" table:formula="of:=IF([.H49]=1;CONCATENATE(&quot;[&quot;;[.P$1];&quot;, &quot;;[.$A49];&quot;],&quot;);&quot;&quot;)" office:value-type="string" office:string-value="[3, 87]," calcext:value-type="string">
            <text:p>[3, 87],</text:p>
          </table:table-cell>
          <table:table-cell table:style-name="ce6" table:formula="of:=IF([.I49]=1;CONCATENATE(&quot;[&quot;;[.Q$1];&quot;, &quot;;[.$A49];&quot;],&quot;);&quot;&quot;)">
            <text:p/>
          </table:table-cell>
          <table:table-cell table:style-name="ce6" table:formula="of:=IF([.J49]=1;CONCATENATE(&quot;[&quot;;[.R$1];&quot;, &quot;;[.$A49];&quot;],&quot;);&quot;&quot;)">
            <text:p/>
          </table:table-cell>
          <table:table-cell table:style-name="ce6" table:formula="of:=IF([.K49]=1;CONCATENATE(&quot;[&quot;;[.S$1];&quot;, &quot;;[.$A49];&quot;],&quot;);&quot;&quot;)" office:value-type="string" office:string-value="[6, 87]," calcext:value-type="string">
            <text:p>[6, 87],</text:p>
          </table:table-cell>
          <table:table-cell table:style-name="ce6" table:formula="of:=IF([.L49]=1;CONCATENATE(&quot;[&quot;;[.T$1];&quot;, &quot;;[.$A49];&quot;],&quot;);&quot;&quot;)">
            <text:p/>
          </table:table-cell>
          <table:table-cell/>
          <table:table-cell table:style-name="ce10" table:formula="of:=CONCATENATE(&quot;{&quot;&quot;id&quot;&quot; : &quot;;[.$A49];&quot;, &quot;&quot;type&quot;&quot; : &quot;&quot;&quot;;[.$C49];&quot;&quot;&quot;, &quot;&quot;label&quot;&quot; : &quot;&quot;&quot;;[.$D49];&quot;&quot;&quot;, &quot;&quot;colorHue&quot;&quot; : &quot;; [.$E49];&quot;},&quot;)" office:value-type="string" office:string-value="{&quot;id&quot; : 87, &quot;type&quot; : &quot;Activité&quot;, &quot;label&quot; : &quot;Chiffrage&quot;, &quot;colorHue&quot; : 280}," calcext:value-type="string">
            <text:p>{"id" : 87, "type" : "Activité", "label" : "Chiffrage", "colorHue" : 280}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Avant-vente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6" table:formula="of:=IF([.F50]=1;CONCATENATE(&quot;[&quot;;[.N$1];&quot;, &quot;;[.$A50];&quot;],&quot;);&quot;&quot;)">
            <text:p/>
          </table:table-cell>
          <table:table-cell table:style-name="ce6" table:formula="of:=IF([.G50]=1;CONCATENATE(&quot;[&quot;;[.O$1];&quot;, &quot;;[.$A50];&quot;],&quot;);&quot;&quot;)">
            <text:p/>
          </table:table-cell>
          <table:table-cell table:style-name="ce6" table:formula="of:=IF([.H50]=1;CONCATENATE(&quot;[&quot;;[.P$1];&quot;, &quot;;[.$A50];&quot;],&quot;);&quot;&quot;)" office:value-type="string" office:string-value="[3, 88]," calcext:value-type="string">
            <text:p>[3, 88],</text:p>
          </table:table-cell>
          <table:table-cell table:style-name="ce6" table:formula="of:=IF([.I50]=1;CONCATENATE(&quot;[&quot;;[.Q$1];&quot;, &quot;;[.$A50];&quot;],&quot;);&quot;&quot;)">
            <text:p/>
          </table:table-cell>
          <table:table-cell table:style-name="ce6" table:formula="of:=IF([.J50]=1;CONCATENATE(&quot;[&quot;;[.R$1];&quot;, &quot;;[.$A50];&quot;],&quot;);&quot;&quot;)">
            <text:p/>
          </table:table-cell>
          <table:table-cell table:style-name="ce6" table:formula="of:=IF([.K50]=1;CONCATENATE(&quot;[&quot;;[.S$1];&quot;, &quot;;[.$A50];&quot;],&quot;);&quot;&quot;)">
            <text:p/>
          </table:table-cell>
          <table:table-cell table:style-name="ce6" table:formula="of:=IF([.L50]=1;CONCATENATE(&quot;[&quot;;[.T$1];&quot;, &quot;;[.$A50];&quot;],&quot;);&quot;&quot;)">
            <text:p/>
          </table:table-cell>
          <table:table-cell/>
          <table:table-cell table:style-name="ce10" table:formula="of:=CONCATENATE(&quot;{&quot;&quot;id&quot;&quot; : &quot;;[.$A50];&quot;, &quot;&quot;type&quot;&quot; : &quot;&quot;&quot;;[.$C50];&quot;&quot;&quot;, &quot;&quot;label&quot;&quot; : &quot;&quot;&quot;;[.$D50];&quot;&quot;&quot;, &quot;&quot;colorHue&quot;&quot; : &quot;; [.$E50];&quot;},&quot;)" office:value-type="string" office:string-value="{&quot;id&quot; : 88, &quot;type&quot; : &quot;Activité&quot;, &quot;label&quot; : &quot;Avant-vente&quot;, &quot;colorHue&quot; : 280}," calcext:value-type="string">
            <text:p>{"id" : 88, "type" : "Activité", "label" : "Avant-vente", "colorHue" : 280}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Conception fonctionnelle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51]=1;CONCATENATE(&quot;[&quot;;[.N$1];&quot;, &quot;;[.$A51];&quot;],&quot;);&quot;&quot;)" office:value-type="string" office:string-value="[1, 89]," calcext:value-type="string">
            <text:p>[1, 89],</text:p>
          </table:table-cell>
          <table:table-cell table:style-name="ce6" table:formula="of:=IF([.G51]=1;CONCATENATE(&quot;[&quot;;[.O$1];&quot;, &quot;;[.$A51];&quot;],&quot;);&quot;&quot;)" office:value-type="string" office:string-value="[2, 89]," calcext:value-type="string">
            <text:p>[2, 89],</text:p>
          </table:table-cell>
          <table:table-cell table:style-name="ce6" table:formula="of:=IF([.H51]=1;CONCATENATE(&quot;[&quot;;[.P$1];&quot;, &quot;;[.$A51];&quot;],&quot;);&quot;&quot;)" office:value-type="string" office:string-value="[3, 89]," calcext:value-type="string">
            <text:p>[3, 89],</text:p>
          </table:table-cell>
          <table:table-cell table:style-name="ce6" table:formula="of:=IF([.I51]=1;CONCATENATE(&quot;[&quot;;[.Q$1];&quot;, &quot;;[.$A51];&quot;],&quot;);&quot;&quot;)">
            <text:p/>
          </table:table-cell>
          <table:table-cell table:style-name="ce6" table:formula="of:=IF([.J51]=1;CONCATENATE(&quot;[&quot;;[.R$1];&quot;, &quot;;[.$A51];&quot;],&quot;);&quot;&quot;)">
            <text:p/>
          </table:table-cell>
          <table:table-cell table:style-name="ce6" table:formula="of:=IF([.K51]=1;CONCATENATE(&quot;[&quot;;[.S$1];&quot;, &quot;;[.$A51];&quot;],&quot;);&quot;&quot;)" office:value-type="string" office:string-value="[6, 89]," calcext:value-type="string">
            <text:p>[6, 89],</text:p>
          </table:table-cell>
          <table:table-cell table:style-name="ce6" table:formula="of:=IF([.L51]=1;CONCATENATE(&quot;[&quot;;[.T$1];&quot;, &quot;;[.$A51];&quot;],&quot;);&quot;&quot;)">
            <text:p/>
          </table:table-cell>
          <table:table-cell/>
          <table:table-cell table:style-name="ce10" table:formula="of:=CONCATENATE(&quot;{&quot;&quot;id&quot;&quot; : &quot;;[.$A51];&quot;, &quot;&quot;type&quot;&quot; : &quot;&quot;&quot;;[.$C51];&quot;&quot;&quot;, &quot;&quot;label&quot;&quot; : &quot;&quot;&quot;;[.$D51];&quot;&quot;&quot;, &quot;&quot;colorHue&quot;&quot; : &quot;; [.$E51];&quot;},&quot;)" office:value-type="string" office:string-value="{&quot;id&quot; : 89, &quot;type&quot; : &quot;Activité&quot;, &quot;label&quot; : &quot;Conception fonctionnelle&quot;, &quot;colorHue&quot; : 280}," calcext:value-type="string">
            <text:p>{"id" : 89, "type" : "Activité", "label" : "Conception fonctionnelle", "colorHue" : 280}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Assistance Maîtrise d'Ouvrage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52]=1;CONCATENATE(&quot;[&quot;;[.N$1];&quot;, &quot;;[.$A52];&quot;],&quot;);&quot;&quot;)" office:value-type="string" office:string-value="[1, 90]," calcext:value-type="string">
            <text:p>[1, 90],</text:p>
          </table:table-cell>
          <table:table-cell table:style-name="ce6" table:formula="of:=IF([.G52]=1;CONCATENATE(&quot;[&quot;;[.O$1];&quot;, &quot;;[.$A52];&quot;],&quot;);&quot;&quot;)" office:value-type="string" office:string-value="[2, 90]," calcext:value-type="string">
            <text:p>[2, 90],</text:p>
          </table:table-cell>
          <table:table-cell table:style-name="ce6" table:formula="of:=IF([.H52]=1;CONCATENATE(&quot;[&quot;;[.P$1];&quot;, &quot;;[.$A52];&quot;],&quot;);&quot;&quot;)">
            <text:p/>
          </table:table-cell>
          <table:table-cell table:style-name="ce6" table:formula="of:=IF([.I52]=1;CONCATENATE(&quot;[&quot;;[.Q$1];&quot;, &quot;;[.$A52];&quot;],&quot;);&quot;&quot;)">
            <text:p/>
          </table:table-cell>
          <table:table-cell table:style-name="ce6" table:formula="of:=IF([.J52]=1;CONCATENATE(&quot;[&quot;;[.R$1];&quot;, &quot;;[.$A52];&quot;],&quot;);&quot;&quot;)">
            <text:p/>
          </table:table-cell>
          <table:table-cell table:style-name="ce6" table:formula="of:=IF([.K52]=1;CONCATENATE(&quot;[&quot;;[.S$1];&quot;, &quot;;[.$A52];&quot;],&quot;);&quot;&quot;)">
            <text:p/>
          </table:table-cell>
          <table:table-cell table:style-name="ce6" table:formula="of:=IF([.L52]=1;CONCATENATE(&quot;[&quot;;[.T$1];&quot;, &quot;;[.$A52];&quot;],&quot;);&quot;&quot;)">
            <text:p/>
          </table:table-cell>
          <table:table-cell/>
          <table:table-cell table:style-name="ce10" table:formula="of:=CONCATENATE(&quot;{&quot;&quot;id&quot;&quot; : &quot;;[.$A52];&quot;, &quot;&quot;type&quot;&quot; : &quot;&quot;&quot;;[.$C52];&quot;&quot;&quot;, &quot;&quot;label&quot;&quot; : &quot;&quot;&quot;;[.$D52];&quot;&quot;&quot;, &quot;&quot;colorHue&quot;&quot; : &quot;; [.$E52];&quot;},&quot;)" office:value-type="string" office:string-value="{&quot;id&quot; : 90, &quot;type&quot; : &quot;Activité&quot;, &quot;label&quot; : &quot;Assistance Maîtrise d'Ouvrage&quot;, &quot;colorHue&quot; : 280}," calcext:value-type="string">
            <text:p>{"id" : 90, "type" : "Activité", "label" : "Assistance Maîtrise d'Ouvrage", "colorHue" : 280}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MOE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53]=1;CONCATENATE(&quot;[&quot;;[.N$1];&quot;, &quot;;[.$A53];&quot;],&quot;);&quot;&quot;)" office:value-type="string" office:string-value="[1, 91]," calcext:value-type="string">
            <text:p>[1, 91],</text:p>
          </table:table-cell>
          <table:table-cell table:style-name="ce6" table:formula="of:=IF([.G53]=1;CONCATENATE(&quot;[&quot;;[.O$1];&quot;, &quot;;[.$A53];&quot;],&quot;);&quot;&quot;)" office:value-type="string" office:string-value="[2, 91]," calcext:value-type="string">
            <text:p>[2, 91],</text:p>
          </table:table-cell>
          <table:table-cell table:style-name="ce6" table:formula="of:=IF([.H53]=1;CONCATENATE(&quot;[&quot;;[.P$1];&quot;, &quot;;[.$A53];&quot;],&quot;);&quot;&quot;)" office:value-type="string" office:string-value="[3, 91]," calcext:value-type="string">
            <text:p>[3, 91],</text:p>
          </table:table-cell>
          <table:table-cell table:style-name="ce6" table:formula="of:=IF([.I53]=1;CONCATENATE(&quot;[&quot;;[.Q$1];&quot;, &quot;;[.$A53];&quot;],&quot;);&quot;&quot;)">
            <text:p/>
          </table:table-cell>
          <table:table-cell table:style-name="ce6" table:formula="of:=IF([.J53]=1;CONCATENATE(&quot;[&quot;;[.R$1];&quot;, &quot;;[.$A53];&quot;],&quot;);&quot;&quot;)">
            <text:p/>
          </table:table-cell>
          <table:table-cell table:style-name="ce6" table:formula="of:=IF([.K53]=1;CONCATENATE(&quot;[&quot;;[.S$1];&quot;, &quot;;[.$A53];&quot;],&quot;);&quot;&quot;)" office:value-type="string" office:string-value="[6, 91]," calcext:value-type="string">
            <text:p>[6, 91],</text:p>
          </table:table-cell>
          <table:table-cell table:style-name="ce6" table:formula="of:=IF([.L53]=1;CONCATENATE(&quot;[&quot;;[.T$1];&quot;, &quot;;[.$A53];&quot;],&quot;);&quot;&quot;)">
            <text:p/>
          </table:table-cell>
          <table:table-cell/>
          <table:table-cell table:style-name="ce10" table:formula="of:=CONCATENATE(&quot;{&quot;&quot;id&quot;&quot; : &quot;;[.$A53];&quot;, &quot;&quot;type&quot;&quot; : &quot;&quot;&quot;;[.$C53];&quot;&quot;&quot;, &quot;&quot;label&quot;&quot; : &quot;&quot;&quot;;[.$D53];&quot;&quot;&quot;, &quot;&quot;colorHue&quot;&quot; : &quot;; [.$E53];&quot;},&quot;)" office:value-type="string" office:string-value="{&quot;id&quot; : 91, &quot;type&quot; : &quot;Activité&quot;, &quot;label&quot; : &quot;MOE&quot;, &quot;colorHue&quot; : 280}," calcext:value-type="string">
            <text:p>{"id" : 91, "type" : "Activité", "label" : "MOE", "colorHue" : 280}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TMA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54]=1;CONCATENATE(&quot;[&quot;;[.N$1];&quot;, &quot;;[.$A54];&quot;],&quot;);&quot;&quot;)">
            <text:p/>
          </table:table-cell>
          <table:table-cell table:style-name="ce6" table:formula="of:=IF([.G54]=1;CONCATENATE(&quot;[&quot;;[.O$1];&quot;, &quot;;[.$A54];&quot;],&quot;);&quot;&quot;)">
            <text:p/>
          </table:table-cell>
          <table:table-cell table:style-name="ce6" table:formula="of:=IF([.H54]=1;CONCATENATE(&quot;[&quot;;[.P$1];&quot;, &quot;;[.$A54];&quot;],&quot;);&quot;&quot;)">
            <text:p/>
          </table:table-cell>
          <table:table-cell table:style-name="ce6" table:formula="of:=IF([.I54]=1;CONCATENATE(&quot;[&quot;;[.Q$1];&quot;, &quot;;[.$A54];&quot;],&quot;);&quot;&quot;)">
            <text:p/>
          </table:table-cell>
          <table:table-cell table:style-name="ce6" table:formula="of:=IF([.J54]=1;CONCATENATE(&quot;[&quot;;[.R$1];&quot;, &quot;;[.$A54];&quot;],&quot;);&quot;&quot;)">
            <text:p/>
          </table:table-cell>
          <table:table-cell table:style-name="ce6" table:formula="of:=IF([.K54]=1;CONCATENATE(&quot;[&quot;;[.S$1];&quot;, &quot;;[.$A54];&quot;],&quot;);&quot;&quot;)" office:value-type="string" office:string-value="[6, 92]," calcext:value-type="string">
            <text:p>[6, 92],</text:p>
          </table:table-cell>
          <table:table-cell table:style-name="ce6" table:formula="of:=IF([.L54]=1;CONCATENATE(&quot;[&quot;;[.T$1];&quot;, &quot;;[.$A54];&quot;],&quot;);&quot;&quot;)">
            <text:p/>
          </table:table-cell>
          <table:table-cell/>
          <table:table-cell table:style-name="ce10" table:formula="of:=CONCATENATE(&quot;{&quot;&quot;id&quot;&quot; : &quot;;[.$A54];&quot;, &quot;&quot;type&quot;&quot; : &quot;&quot;&quot;;[.$C54];&quot;&quot;&quot;, &quot;&quot;label&quot;&quot; : &quot;&quot;&quot;;[.$D54];&quot;&quot;&quot;, &quot;&quot;colorHue&quot;&quot; : &quot;; [.$E54];&quot;},&quot;)" office:value-type="string" office:string-value="{&quot;id&quot; : 92, &quot;type&quot; : &quot;Activité&quot;, &quot;label&quot; : &quot;TMA&quot;, &quot;colorHue&quot; : 280}," calcext:value-type="string">
            <text:p>{"id" : 92, "type" : "Activité", "label" : "TMA", "colorHue" : 280}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ctivité</text:p>
          </table:table-cell>
          <table:table-cell table:style-name="ce2" office:value-type="string" calcext:value-type="string">
            <text:p>TRA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6" table:formula="of:=IF([.F55]=1;CONCATENATE(&quot;[&quot;;[.N$1];&quot;, &quot;;[.$A55];&quot;],&quot;);&quot;&quot;)">
            <text:p/>
          </table:table-cell>
          <table:table-cell table:style-name="ce6" table:formula="of:=IF([.G55]=1;CONCATENATE(&quot;[&quot;;[.O$1];&quot;, &quot;;[.$A55];&quot;],&quot;);&quot;&quot;)">
            <text:p/>
          </table:table-cell>
          <table:table-cell table:style-name="ce6" table:formula="of:=IF([.H55]=1;CONCATENATE(&quot;[&quot;;[.P$1];&quot;, &quot;;[.$A55];&quot;],&quot;);&quot;&quot;)">
            <text:p/>
          </table:table-cell>
          <table:table-cell table:style-name="ce6" table:formula="of:=IF([.I55]=1;CONCATENATE(&quot;[&quot;;[.Q$1];&quot;, &quot;;[.$A55];&quot;],&quot;);&quot;&quot;)">
            <text:p/>
          </table:table-cell>
          <table:table-cell table:style-name="ce6" table:formula="of:=IF([.J55]=1;CONCATENATE(&quot;[&quot;;[.R$1];&quot;, &quot;;[.$A55];&quot;],&quot;);&quot;&quot;)" office:value-type="string" office:string-value="[5, 93]," calcext:value-type="string">
            <text:p>[5, 93],</text:p>
          </table:table-cell>
          <table:table-cell table:style-name="ce6" table:formula="of:=IF([.K55]=1;CONCATENATE(&quot;[&quot;;[.S$1];&quot;, &quot;;[.$A55];&quot;],&quot;);&quot;&quot;)">
            <text:p/>
          </table:table-cell>
          <table:table-cell table:style-name="ce6" table:formula="of:=IF([.L55]=1;CONCATENATE(&quot;[&quot;;[.T$1];&quot;, &quot;;[.$A55];&quot;],&quot;);&quot;&quot;)">
            <text:p/>
          </table:table-cell>
          <table:table-cell/>
          <table:table-cell table:style-name="ce10" table:formula="of:=CONCATENATE(&quot;{&quot;&quot;id&quot;&quot; : &quot;;[.$A55];&quot;, &quot;&quot;type&quot;&quot; : &quot;&quot;&quot;;[.$C55];&quot;&quot;&quot;, &quot;&quot;label&quot;&quot; : &quot;&quot;&quot;;[.$D55];&quot;&quot;&quot;, &quot;&quot;colorHue&quot;&quot; : &quot;; [.$E55];&quot;},&quot;)" office:value-type="string" office:string-value="{&quot;id&quot; : 93, &quot;type&quot; : &quot;Activité&quot;, &quot;label&quot; : &quot;TRA&quot;, &quot;colorHue&quot; : 280}," calcext:value-type="string">
            <text:p>{"id" : 93, "type" : "Activité", "label" : "TRA", "colorHue" : 280}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ce1" office:value-type="string" calcext:value-type="string">
            <text:p>Fonctionnalité</text:p>
          </table:table-cell>
          <table:table-cell table:style-name="ce2" office:value-type="string" calcext:value-type="string">
            <text:p>Gestion client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56]=1;CONCATENATE(&quot;[&quot;;[.N$1];&quot;, &quot;;[.$A56];&quot;],&quot;);&quot;&quot;)">
            <text:p/>
          </table:table-cell>
          <table:table-cell table:style-name="ce6" table:formula="of:=IF([.G56]=1;CONCATENATE(&quot;[&quot;;[.O$1];&quot;, &quot;;[.$A56];&quot;],&quot;);&quot;&quot;)">
            <text:p/>
          </table:table-cell>
          <table:table-cell table:style-name="ce6" table:formula="of:=IF([.H56]=1;CONCATENATE(&quot;[&quot;;[.P$1];&quot;, &quot;;[.$A56];&quot;],&quot;);&quot;&quot;)">
            <text:p/>
          </table:table-cell>
          <table:table-cell table:style-name="ce6" table:formula="of:=IF([.I56]=1;CONCATENATE(&quot;[&quot;;[.Q$1];&quot;, &quot;;[.$A56];&quot;],&quot;);&quot;&quot;)">
            <text:p/>
          </table:table-cell>
          <table:table-cell table:style-name="ce6" table:formula="of:=IF([.J56]=1;CONCATENATE(&quot;[&quot;;[.R$1];&quot;, &quot;;[.$A56];&quot;],&quot;);&quot;&quot;)" office:value-type="string" office:string-value="[5, 94]," calcext:value-type="string">
            <text:p>[5, 94],</text:p>
          </table:table-cell>
          <table:table-cell table:style-name="ce6" table:formula="of:=IF([.K56]=1;CONCATENATE(&quot;[&quot;;[.S$1];&quot;, &quot;;[.$A56];&quot;],&quot;);&quot;&quot;)" office:value-type="string" office:string-value="[6, 94]," calcext:value-type="string">
            <text:p>[6, 94],</text:p>
          </table:table-cell>
          <table:table-cell table:style-name="ce6" table:formula="of:=IF([.L56]=1;CONCATENATE(&quot;[&quot;;[.T$1];&quot;, &quot;;[.$A56];&quot;],&quot;);&quot;&quot;)">
            <text:p/>
          </table:table-cell>
          <table:table-cell/>
          <table:table-cell table:style-name="ce10" table:formula="of:=CONCATENATE(&quot;{&quot;&quot;id&quot;&quot; : &quot;;[.$A56];&quot;, &quot;&quot;type&quot;&quot; : &quot;&quot;&quot;;[.$C56];&quot;&quot;&quot;, &quot;&quot;label&quot;&quot; : &quot;&quot;&quot;;[.$D56];&quot;&quot;&quot;, &quot;&quot;colorHue&quot;&quot; : &quot;; [.$E56];&quot;},&quot;)" office:value-type="string" office:string-value="{&quot;id&quot; : 94, &quot;type&quot; : &quot;Fonctionnalité&quot;, &quot;label&quot; : &quot;Gestion client&quot;, &quot;colorHue&quot; : 300}," calcext:value-type="string">
            <text:p>{"id" : 94, "type" : "Fonctionnalité", "label" : "Gestion client", "colorHue" : 300}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ce1" office:value-type="string" calcext:value-type="string">
            <text:p>Fonctionnalité</text:p>
          </table:table-cell>
          <table:table-cell table:style-name="ce2" office:value-type="string" calcext:value-type="string">
            <text:p>Facturation/Provisioning/Valorisation Ticket Télécom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57]=1;CONCATENATE(&quot;[&quot;;[.N$1];&quot;, &quot;;[.$A57];&quot;],&quot;);&quot;&quot;)">
            <text:p/>
          </table:table-cell>
          <table:table-cell table:style-name="ce6" table:formula="of:=IF([.G57]=1;CONCATENATE(&quot;[&quot;;[.O$1];&quot;, &quot;;[.$A57];&quot;],&quot;);&quot;&quot;)">
            <text:p/>
          </table:table-cell>
          <table:table-cell table:style-name="ce6" table:formula="of:=IF([.H57]=1;CONCATENATE(&quot;[&quot;;[.P$1];&quot;, &quot;;[.$A57];&quot;],&quot;);&quot;&quot;)">
            <text:p/>
          </table:table-cell>
          <table:table-cell table:style-name="ce6" table:formula="of:=IF([.I57]=1;CONCATENATE(&quot;[&quot;;[.Q$1];&quot;, &quot;;[.$A57];&quot;],&quot;);&quot;&quot;)">
            <text:p/>
          </table:table-cell>
          <table:table-cell table:style-name="ce6" table:formula="of:=IF([.J57]=1;CONCATENATE(&quot;[&quot;;[.R$1];&quot;, &quot;;[.$A57];&quot;],&quot;);&quot;&quot;)">
            <text:p/>
          </table:table-cell>
          <table:table-cell table:style-name="ce6" table:formula="of:=IF([.K57]=1;CONCATENATE(&quot;[&quot;;[.S$1];&quot;, &quot;;[.$A57];&quot;],&quot;);&quot;&quot;)" office:value-type="string" office:string-value="[6, 95]," calcext:value-type="string">
            <text:p>[6, 95],</text:p>
          </table:table-cell>
          <table:table-cell table:style-name="ce6" table:formula="of:=IF([.L57]=1;CONCATENATE(&quot;[&quot;;[.T$1];&quot;, &quot;;[.$A57];&quot;],&quot;);&quot;&quot;)">
            <text:p/>
          </table:table-cell>
          <table:table-cell/>
          <table:table-cell table:style-name="ce10" table:formula="of:=CONCATENATE(&quot;{&quot;&quot;id&quot;&quot; : &quot;;[.$A57];&quot;, &quot;&quot;type&quot;&quot; : &quot;&quot;&quot;;[.$C57];&quot;&quot;&quot;, &quot;&quot;label&quot;&quot; : &quot;&quot;&quot;;[.$D57];&quot;&quot;&quot;, &quot;&quot;colorHue&quot;&quot; : &quot;; [.$E57];&quot;},&quot;)" office:value-type="string" office:string-value="{&quot;id&quot; : 95, &quot;type&quot; : &quot;Fonctionnalité&quot;, &quot;label&quot; : &quot;Facturation/Provisioning/Valorisation Ticket Télécom&quot;, &quot;colorHue&quot; : 300}," calcext:value-type="string">
            <text:p>{"id" : 95, "type" : "Fonctionnalité", "label" : "Facturation/Provisioning/Valorisation Ticket Télécom", "colorHue" : 300}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Fonctionnalité</text:p>
          </table:table-cell>
          <table:table-cell table:style-name="ce2" office:value-type="string" calcext:value-type="string">
            <text:p>WorkForce Management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58]=1;CONCATENATE(&quot;[&quot;;[.N$1];&quot;, &quot;;[.$A58];&quot;],&quot;);&quot;&quot;)" office:value-type="string" office:string-value="[1, 96]," calcext:value-type="string">
            <text:p>[1, 96],</text:p>
          </table:table-cell>
          <table:table-cell table:style-name="ce6" table:formula="of:=IF([.G58]=1;CONCATENATE(&quot;[&quot;;[.O$1];&quot;, &quot;;[.$A58];&quot;],&quot;);&quot;&quot;)" office:value-type="string" office:string-value="[2, 96]," calcext:value-type="string">
            <text:p>[2, 96],</text:p>
          </table:table-cell>
          <table:table-cell table:style-name="ce6" table:formula="of:=IF([.H58]=1;CONCATENATE(&quot;[&quot;;[.P$1];&quot;, &quot;;[.$A58];&quot;],&quot;);&quot;&quot;)">
            <text:p/>
          </table:table-cell>
          <table:table-cell table:style-name="ce6" table:formula="of:=IF([.I58]=1;CONCATENATE(&quot;[&quot;;[.Q$1];&quot;, &quot;;[.$A58];&quot;],&quot;);&quot;&quot;)">
            <text:p/>
          </table:table-cell>
          <table:table-cell table:style-name="ce6" table:formula="of:=IF([.J58]=1;CONCATENATE(&quot;[&quot;;[.R$1];&quot;, &quot;;[.$A58];&quot;],&quot;);&quot;&quot;)">
            <text:p/>
          </table:table-cell>
          <table:table-cell table:style-name="ce6" table:formula="of:=IF([.K58]=1;CONCATENATE(&quot;[&quot;;[.S$1];&quot;, &quot;;[.$A58];&quot;],&quot;);&quot;&quot;)">
            <text:p/>
          </table:table-cell>
          <table:table-cell table:style-name="ce6" table:formula="of:=IF([.L58]=1;CONCATENATE(&quot;[&quot;;[.T$1];&quot;, &quot;;[.$A58];&quot;],&quot;);&quot;&quot;)">
            <text:p/>
          </table:table-cell>
          <table:table-cell/>
          <table:table-cell table:style-name="ce10" table:formula="of:=CONCATENATE(&quot;{&quot;&quot;id&quot;&quot; : &quot;;[.$A58];&quot;, &quot;&quot;type&quot;&quot; : &quot;&quot;&quot;;[.$C58];&quot;&quot;&quot;, &quot;&quot;label&quot;&quot; : &quot;&quot;&quot;;[.$D58];&quot;&quot;&quot;, &quot;&quot;colorHue&quot;&quot; : &quot;; [.$E58];&quot;},&quot;)" office:value-type="string" office:string-value="{&quot;id&quot; : 96, &quot;type&quot; : &quot;Fonctionnalité&quot;, &quot;label&quot; : &quot;WorkForce Management&quot;, &quot;colorHue&quot; : 300}," calcext:value-type="string">
            <text:p>{"id" : 96, "type" : "Fonctionnalité", "label" : "WorkForce Management", "colorHue" : 300}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ce1" office:value-type="string" calcext:value-type="string">
            <text:p>Fonctionnalité</text:p>
          </table:table-cell>
          <table:table-cell table:style-name="ce2" office:value-type="string" calcext:value-type="string">
            <text:p>CTI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59]=1;CONCATENATE(&quot;[&quot;;[.N$1];&quot;, &quot;;[.$A59];&quot;],&quot;);&quot;&quot;)" office:value-type="string" office:string-value="[1, 97]," calcext:value-type="string">
            <text:p>[1, 97],</text:p>
          </table:table-cell>
          <table:table-cell table:style-name="ce6" table:formula="of:=IF([.G59]=1;CONCATENATE(&quot;[&quot;;[.O$1];&quot;, &quot;;[.$A59];&quot;],&quot;);&quot;&quot;)" office:value-type="string" office:string-value="[2, 97]," calcext:value-type="string">
            <text:p>[2, 97],</text:p>
          </table:table-cell>
          <table:table-cell table:style-name="ce6" table:formula="of:=IF([.H59]=1;CONCATENATE(&quot;[&quot;;[.P$1];&quot;, &quot;;[.$A59];&quot;],&quot;);&quot;&quot;)">
            <text:p/>
          </table:table-cell>
          <table:table-cell table:style-name="ce6" table:formula="of:=IF([.I59]=1;CONCATENATE(&quot;[&quot;;[.Q$1];&quot;, &quot;;[.$A59];&quot;],&quot;);&quot;&quot;)">
            <text:p/>
          </table:table-cell>
          <table:table-cell table:style-name="ce6" table:formula="of:=IF([.J59]=1;CONCATENATE(&quot;[&quot;;[.R$1];&quot;, &quot;;[.$A59];&quot;],&quot;);&quot;&quot;)">
            <text:p/>
          </table:table-cell>
          <table:table-cell table:style-name="ce6" table:formula="of:=IF([.K59]=1;CONCATENATE(&quot;[&quot;;[.S$1];&quot;, &quot;;[.$A59];&quot;],&quot;);&quot;&quot;)">
            <text:p/>
          </table:table-cell>
          <table:table-cell table:style-name="ce6" table:formula="of:=IF([.L59]=1;CONCATENATE(&quot;[&quot;;[.T$1];&quot;, &quot;;[.$A59];&quot;],&quot;);&quot;&quot;)">
            <text:p/>
          </table:table-cell>
          <table:table-cell/>
          <table:table-cell table:style-name="ce10" table:formula="of:=CONCATENATE(&quot;{&quot;&quot;id&quot;&quot; : &quot;;[.$A59];&quot;, &quot;&quot;type&quot;&quot; : &quot;&quot;&quot;;[.$C59];&quot;&quot;&quot;, &quot;&quot;label&quot;&quot; : &quot;&quot;&quot;;[.$D59];&quot;&quot;&quot;, &quot;&quot;colorHue&quot;&quot; : &quot;; [.$E59];&quot;},&quot;)" office:value-type="string" office:string-value="{&quot;id&quot; : 97, &quot;type&quot; : &quot;Fonctionnalité&quot;, &quot;label&quot; : &quot;CTI&quot;, &quot;colorHue&quot; : 300}," calcext:value-type="string">
            <text:p>{"id" : 97, "type" : "Fonctionnalité", "label" : "CTI", "colorHue" : 300}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Fonctionnalité</text:p>
          </table:table-cell>
          <table:table-cell table:style-name="ce2" office:value-type="string" calcext:value-type="string">
            <text:p>Selfcare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60]=1;CONCATENATE(&quot;[&quot;;[.N$1];&quot;, &quot;;[.$A60];&quot;],&quot;);&quot;&quot;)">
            <text:p/>
          </table:table-cell>
          <table:table-cell table:style-name="ce6" table:formula="of:=IF([.G60]=1;CONCATENATE(&quot;[&quot;;[.O$1];&quot;, &quot;;[.$A60];&quot;],&quot;);&quot;&quot;)">
            <text:p/>
          </table:table-cell>
          <table:table-cell table:style-name="ce6" table:formula="of:=IF([.H60]=1;CONCATENATE(&quot;[&quot;;[.P$1];&quot;, &quot;;[.$A60];&quot;],&quot;);&quot;&quot;)">
            <text:p/>
          </table:table-cell>
          <table:table-cell table:style-name="ce6" table:formula="of:=IF([.I60]=1;CONCATENATE(&quot;[&quot;;[.Q$1];&quot;, &quot;;[.$A60];&quot;],&quot;);&quot;&quot;)">
            <text:p/>
          </table:table-cell>
          <table:table-cell table:style-name="ce6" table:formula="of:=IF([.J60]=1;CONCATENATE(&quot;[&quot;;[.R$1];&quot;, &quot;;[.$A60];&quot;],&quot;);&quot;&quot;)" office:value-type="string" office:string-value="[5, 98]," calcext:value-type="string">
            <text:p>[5, 98],</text:p>
          </table:table-cell>
          <table:table-cell table:style-name="ce6" table:formula="of:=IF([.K60]=1;CONCATENATE(&quot;[&quot;;[.S$1];&quot;, &quot;;[.$A60];&quot;],&quot;);&quot;&quot;)" office:value-type="string" office:string-value="[6, 98]," calcext:value-type="string">
            <text:p>[6, 98],</text:p>
          </table:table-cell>
          <table:table-cell table:style-name="ce6" table:formula="of:=IF([.L60]=1;CONCATENATE(&quot;[&quot;;[.T$1];&quot;, &quot;;[.$A60];&quot;],&quot;);&quot;&quot;)">
            <text:p/>
          </table:table-cell>
          <table:table-cell/>
          <table:table-cell table:style-name="ce10" table:formula="of:=CONCATENATE(&quot;{&quot;&quot;id&quot;&quot; : &quot;;[.$A60];&quot;, &quot;&quot;type&quot;&quot; : &quot;&quot;&quot;;[.$C60];&quot;&quot;&quot;, &quot;&quot;label&quot;&quot; : &quot;&quot;&quot;;[.$D60];&quot;&quot;&quot;, &quot;&quot;colorHue&quot;&quot; : &quot;; [.$E60];&quot;},&quot;)" office:value-type="string" office:string-value="{&quot;id&quot; : 98, &quot;type&quot; : &quot;Fonctionnalité&quot;, &quot;label&quot; : &quot;Selfcare&quot;, &quot;colorHue&quot; : 300}," calcext:value-type="string">
            <text:p>{"id" : 98, "type" : "Fonctionnalité", "label" : "Selfcare", "colorHue" : 300}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ogiciels</text:p>
          </table:table-cell>
          <table:table-cell table:style-name="ce2" office:value-type="string" calcext:value-type="string">
            <text:p>Genesys (Config, Routage, Events)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1]=1;CONCATENATE(&quot;[&quot;;[.N$1];&quot;, &quot;;[.$A61];&quot;],&quot;);&quot;&quot;)" office:value-type="string" office:string-value="[1, 99]," calcext:value-type="string">
            <text:p>[1, 99],</text:p>
          </table:table-cell>
          <table:table-cell table:style-name="ce6" table:formula="of:=IF([.G61]=1;CONCATENATE(&quot;[&quot;;[.O$1];&quot;, &quot;;[.$A61];&quot;],&quot;);&quot;&quot;)" office:value-type="string" office:string-value="[2, 99]," calcext:value-type="string">
            <text:p>[2, 99],</text:p>
          </table:table-cell>
          <table:table-cell table:style-name="ce6" table:formula="of:=IF([.H61]=1;CONCATENATE(&quot;[&quot;;[.P$1];&quot;, &quot;;[.$A61];&quot;],&quot;);&quot;&quot;)">
            <text:p/>
          </table:table-cell>
          <table:table-cell table:style-name="ce6" table:formula="of:=IF([.I61]=1;CONCATENATE(&quot;[&quot;;[.Q$1];&quot;, &quot;;[.$A61];&quot;],&quot;);&quot;&quot;)">
            <text:p/>
          </table:table-cell>
          <table:table-cell table:style-name="ce6" table:formula="of:=IF([.J61]=1;CONCATENATE(&quot;[&quot;;[.R$1];&quot;, &quot;;[.$A61];&quot;],&quot;);&quot;&quot;)">
            <text:p/>
          </table:table-cell>
          <table:table-cell table:style-name="ce6" table:formula="of:=IF([.K61]=1;CONCATENATE(&quot;[&quot;;[.S$1];&quot;, &quot;;[.$A61];&quot;],&quot;);&quot;&quot;)">
            <text:p/>
          </table:table-cell>
          <table:table-cell table:style-name="ce6" table:formula="of:=IF([.L61]=1;CONCATENATE(&quot;[&quot;;[.T$1];&quot;, &quot;;[.$A61];&quot;],&quot;);&quot;&quot;)">
            <text:p/>
          </table:table-cell>
          <table:table-cell/>
          <table:table-cell table:style-name="ce10" table:formula="of:=CONCATENATE(&quot;{&quot;&quot;id&quot;&quot; : &quot;;[.$A61];&quot;, &quot;&quot;type&quot;&quot; : &quot;&quot;&quot;;[.$C61];&quot;&quot;&quot;, &quot;&quot;label&quot;&quot; : &quot;&quot;&quot;;[.$D61];&quot;&quot;&quot;, &quot;&quot;colorHue&quot;&quot; : &quot;; [.$E61];&quot;},&quot;)" office:value-type="string" office:string-value="{&quot;id&quot; : 99, &quot;type&quot; : &quot;Progiciels&quot;, &quot;label&quot; : &quot;Genesys (Config, Routage, Events)&quot;, &quot;colorHue&quot; : 320}," calcext:value-type="string">
            <text:p>{"id" : 99, "type" : "Progiciels", "label" : "Genesys (Config, Routage, Events)", "colorHue" : 320}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ogiciels</text:p>
          </table:table-cell>
          <table:table-cell table:style-name="ce2" office:value-type="string" calcext:value-type="string">
            <text:p>InVision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2]=1;CONCATENATE(&quot;[&quot;;[.N$1];&quot;, &quot;;[.$A62];&quot;],&quot;);&quot;&quot;)" office:value-type="string" office:string-value="[1, 100]," calcext:value-type="string">
            <text:p>[1, 100],</text:p>
          </table:table-cell>
          <table:table-cell table:style-name="ce6" table:formula="of:=IF([.G62]=1;CONCATENATE(&quot;[&quot;;[.O$1];&quot;, &quot;;[.$A62];&quot;],&quot;);&quot;&quot;)" office:value-type="string" office:string-value="[2, 100]," calcext:value-type="string">
            <text:p>[2, 100],</text:p>
          </table:table-cell>
          <table:table-cell table:style-name="ce6" table:formula="of:=IF([.H62]=1;CONCATENATE(&quot;[&quot;;[.P$1];&quot;, &quot;;[.$A62];&quot;],&quot;);&quot;&quot;)">
            <text:p/>
          </table:table-cell>
          <table:table-cell table:style-name="ce6" table:formula="of:=IF([.I62]=1;CONCATENATE(&quot;[&quot;;[.Q$1];&quot;, &quot;;[.$A62];&quot;],&quot;);&quot;&quot;)">
            <text:p/>
          </table:table-cell>
          <table:table-cell table:style-name="ce6" table:formula="of:=IF([.J62]=1;CONCATENATE(&quot;[&quot;;[.R$1];&quot;, &quot;;[.$A62];&quot;],&quot;);&quot;&quot;)">
            <text:p/>
          </table:table-cell>
          <table:table-cell table:style-name="ce6" table:formula="of:=IF([.K62]=1;CONCATENATE(&quot;[&quot;;[.S$1];&quot;, &quot;;[.$A62];&quot;],&quot;);&quot;&quot;)">
            <text:p/>
          </table:table-cell>
          <table:table-cell table:style-name="ce6" table:formula="of:=IF([.L62]=1;CONCATENATE(&quot;[&quot;;[.T$1];&quot;, &quot;;[.$A62];&quot;],&quot;);&quot;&quot;)">
            <text:p/>
          </table:table-cell>
          <table:table-cell/>
          <table:table-cell table:style-name="ce10" table:formula="of:=CONCATENATE(&quot;{&quot;&quot;id&quot;&quot; : &quot;;[.$A62];&quot;, &quot;&quot;type&quot;&quot; : &quot;&quot;&quot;;[.$C62];&quot;&quot;&quot;, &quot;&quot;label&quot;&quot; : &quot;&quot;&quot;;[.$D62];&quot;&quot;&quot;, &quot;&quot;colorHue&quot;&quot; : &quot;; [.$E62];&quot;},&quot;)" office:value-type="string" office:string-value="{&quot;id&quot; : 100, &quot;type&quot; : &quot;Progiciels&quot;, &quot;label&quot; : &quot;InVision&quot;, &quot;colorHue&quot; : 320}," calcext:value-type="string">
            <text:p>{"id" : 100, "type" : "Progiciels", "label" : "InVision", "colorHue" : 320}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ogiciels</text:p>
          </table:table-cell>
          <table:table-cell table:style-name="ce2" office:value-type="string" calcext:value-type="string">
            <text:p>BSCS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63]=1;CONCATENATE(&quot;[&quot;;[.N$1];&quot;, &quot;;[.$A63];&quot;],&quot;);&quot;&quot;)">
            <text:p/>
          </table:table-cell>
          <table:table-cell table:style-name="ce6" table:formula="of:=IF([.G63]=1;CONCATENATE(&quot;[&quot;;[.O$1];&quot;, &quot;;[.$A63];&quot;],&quot;);&quot;&quot;)">
            <text:p/>
          </table:table-cell>
          <table:table-cell table:style-name="ce6" table:formula="of:=IF([.H63]=1;CONCATENATE(&quot;[&quot;;[.P$1];&quot;, &quot;;[.$A63];&quot;],&quot;);&quot;&quot;)">
            <text:p/>
          </table:table-cell>
          <table:table-cell table:style-name="ce6" table:formula="of:=IF([.I63]=1;CONCATENATE(&quot;[&quot;;[.Q$1];&quot;, &quot;;[.$A63];&quot;],&quot;);&quot;&quot;)">
            <text:p/>
          </table:table-cell>
          <table:table-cell table:style-name="ce6" table:formula="of:=IF([.J63]=1;CONCATENATE(&quot;[&quot;;[.R$1];&quot;, &quot;;[.$A63];&quot;],&quot;);&quot;&quot;)">
            <text:p/>
          </table:table-cell>
          <table:table-cell table:style-name="ce6" table:formula="of:=IF([.K63]=1;CONCATENATE(&quot;[&quot;;[.S$1];&quot;, &quot;;[.$A63];&quot;],&quot;);&quot;&quot;)" office:value-type="string" office:string-value="[6, 101]," calcext:value-type="string">
            <text:p>[6, 101],</text:p>
          </table:table-cell>
          <table:table-cell table:style-name="ce6" table:formula="of:=IF([.L63]=1;CONCATENATE(&quot;[&quot;;[.T$1];&quot;, &quot;;[.$A63];&quot;],&quot;);&quot;&quot;)">
            <text:p/>
          </table:table-cell>
          <table:table-cell/>
          <table:table-cell table:style-name="ce10" table:formula="of:=CONCATENATE(&quot;{&quot;&quot;id&quot;&quot; : &quot;;[.$A63];&quot;, &quot;&quot;type&quot;&quot; : &quot;&quot;&quot;;[.$C63];&quot;&quot;&quot;, &quot;&quot;label&quot;&quot; : &quot;&quot;&quot;;[.$D63];&quot;&quot;&quot;, &quot;&quot;colorHue&quot;&quot; : &quot;; [.$E63];&quot;},&quot;)" office:value-type="string" office:string-value="{&quot;id&quot; : 101, &quot;type&quot; : &quot;Progiciels&quot;, &quot;label&quot; : &quot;BSCS&quot;, &quot;colorHue&quot; : 320}," calcext:value-type="string">
            <text:p>{"id" : 101, "type" : "Progiciels", "label" : "BSCS", "colorHue" : 320}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Oracle 9i/10g/11gR2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4]=1;CONCATENATE(&quot;[&quot;;[.N$1];&quot;, &quot;;[.$A64];&quot;],&quot;);&quot;&quot;)" office:value-type="string" office:string-value="[1, 102]," calcext:value-type="string">
            <text:p>[1, 102],</text:p>
          </table:table-cell>
          <table:table-cell table:style-name="ce6" table:formula="of:=IF([.G64]=1;CONCATENATE(&quot;[&quot;;[.O$1];&quot;, &quot;;[.$A64];&quot;],&quot;);&quot;&quot;)" office:value-type="string" office:string-value="[2, 102]," calcext:value-type="string">
            <text:p>[2, 102],</text:p>
          </table:table-cell>
          <table:table-cell table:style-name="ce6" table:formula="of:=IF([.H64]=1;CONCATENATE(&quot;[&quot;;[.P$1];&quot;, &quot;;[.$A64];&quot;],&quot;);&quot;&quot;)">
            <text:p/>
          </table:table-cell>
          <table:table-cell table:style-name="ce6" table:formula="of:=IF([.I64]=1;CONCATENATE(&quot;[&quot;;[.Q$1];&quot;, &quot;;[.$A64];&quot;],&quot;);&quot;&quot;)">
            <text:p/>
          </table:table-cell>
          <table:table-cell table:style-name="ce6" table:formula="of:=IF([.J64]=1;CONCATENATE(&quot;[&quot;;[.R$1];&quot;, &quot;;[.$A64];&quot;],&quot;);&quot;&quot;)">
            <text:p/>
          </table:table-cell>
          <table:table-cell table:style-name="ce6" table:formula="of:=IF([.K64]=1;CONCATENATE(&quot;[&quot;;[.S$1];&quot;, &quot;;[.$A64];&quot;],&quot;);&quot;&quot;)">
            <text:p/>
          </table:table-cell>
          <table:table-cell table:style-name="ce6" table:formula="of:=IF([.L64]=1;CONCATENATE(&quot;[&quot;;[.T$1];&quot;, &quot;;[.$A64];&quot;],&quot;);&quot;&quot;)">
            <text:p/>
          </table:table-cell>
          <table:table-cell/>
          <table:table-cell table:style-name="ce10" table:formula="of:=CONCATENATE(&quot;{&quot;&quot;id&quot;&quot; : &quot;;[.$A64];&quot;, &quot;&quot;type&quot;&quot; : &quot;&quot;&quot;;[.$C64];&quot;&quot;&quot;, &quot;&quot;label&quot;&quot; : &quot;&quot;&quot;;[.$D64];&quot;&quot;&quot;, &quot;&quot;colorHue&quot;&quot; : &quot;; [.$E64];&quot;},&quot;)" office:value-type="string" office:string-value="{&quot;id&quot; : 102, &quot;type&quot; : &quot;Environnement&quot;, &quot;label&quot; : &quot;Oracle 9i/10g/11gR2&quot;, &quot;colorHue&quot; : 240}," calcext:value-type="string">
            <text:p>{"id" : 102, "type" : "Environnement", "label" : "Oracle 9i/10g/11gR2", "colorHue" : 240}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MongoDb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65]=1;CONCATENATE(&quot;[&quot;;[.N$1];&quot;, &quot;;[.$A65];&quot;],&quot;);&quot;&quot;)">
            <text:p/>
          </table:table-cell>
          <table:table-cell table:style-name="ce6" table:formula="of:=IF([.G65]=1;CONCATENATE(&quot;[&quot;;[.O$1];&quot;, &quot;;[.$A65];&quot;],&quot;);&quot;&quot;)">
            <text:p/>
          </table:table-cell>
          <table:table-cell table:style-name="ce6" table:formula="of:=IF([.H65]=1;CONCATENATE(&quot;[&quot;;[.P$1];&quot;, &quot;;[.$A65];&quot;],&quot;);&quot;&quot;)">
            <text:p/>
          </table:table-cell>
          <table:table-cell table:style-name="ce6" table:formula="of:=IF([.I65]=1;CONCATENATE(&quot;[&quot;;[.Q$1];&quot;, &quot;;[.$A65];&quot;],&quot;);&quot;&quot;)">
            <text:p/>
          </table:table-cell>
          <table:table-cell table:style-name="ce6" table:formula="of:=IF([.J65]=1;CONCATENATE(&quot;[&quot;;[.R$1];&quot;, &quot;;[.$A65];&quot;],&quot;);&quot;&quot;)">
            <text:p/>
          </table:table-cell>
          <table:table-cell table:style-name="ce6" table:formula="of:=IF([.K65]=1;CONCATENATE(&quot;[&quot;;[.S$1];&quot;, &quot;;[.$A65];&quot;],&quot;);&quot;&quot;)">
            <text:p/>
          </table:table-cell>
          <table:table-cell table:style-name="ce6" table:formula="of:=IF([.L65]=1;CONCATENATE(&quot;[&quot;;[.T$1];&quot;, &quot;;[.$A65];&quot;],&quot;);&quot;&quot;)">
            <text:p/>
          </table:table-cell>
          <table:table-cell/>
          <table:table-cell table:style-name="ce10" table:formula="of:=CONCATENATE(&quot;{&quot;&quot;id&quot;&quot; : &quot;;[.$A65];&quot;, &quot;&quot;type&quot;&quot; : &quot;&quot;&quot;;[.$C65];&quot;&quot;&quot;, &quot;&quot;label&quot;&quot; : &quot;&quot;&quot;;[.$D65];&quot;&quot;&quot;, &quot;&quot;colorHue&quot;&quot; : &quot;; [.$E65];&quot;},&quot;)" office:value-type="string" office:string-value="{&quot;id&quot; : 103, &quot;type&quot; : &quot;Environnement&quot;, &quot;label&quot; : &quot;MongoDb&quot;, &quot;colorHue&quot; : 240}," calcext:value-type="string">
            <text:p>{"id" : 103, "type" : "Environnement", "label" : "MongoDb", "colorHue" : 240}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IIS6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6]=1;CONCATENATE(&quot;[&quot;;[.N$1];&quot;, &quot;;[.$A66];&quot;],&quot;);&quot;&quot;)" office:value-type="string" office:string-value="[1, 104]," calcext:value-type="string">
            <text:p>[1, 104],</text:p>
          </table:table-cell>
          <table:table-cell table:style-name="ce6" table:formula="of:=IF([.G66]=1;CONCATENATE(&quot;[&quot;;[.O$1];&quot;, &quot;;[.$A66];&quot;],&quot;);&quot;&quot;)" office:value-type="string" office:string-value="[2, 104]," calcext:value-type="string">
            <text:p>[2, 104],</text:p>
          </table:table-cell>
          <table:table-cell table:style-name="ce6" table:formula="of:=IF([.H66]=1;CONCATENATE(&quot;[&quot;;[.P$1];&quot;, &quot;;[.$A66];&quot;],&quot;);&quot;&quot;)">
            <text:p/>
          </table:table-cell>
          <table:table-cell table:style-name="ce6" table:formula="of:=IF([.I66]=1;CONCATENATE(&quot;[&quot;;[.Q$1];&quot;, &quot;;[.$A66];&quot;],&quot;);&quot;&quot;)">
            <text:p/>
          </table:table-cell>
          <table:table-cell table:style-name="ce6" table:formula="of:=IF([.J66]=1;CONCATENATE(&quot;[&quot;;[.R$1];&quot;, &quot;;[.$A66];&quot;],&quot;);&quot;&quot;)">
            <text:p/>
          </table:table-cell>
          <table:table-cell table:style-name="ce6" table:formula="of:=IF([.K66]=1;CONCATENATE(&quot;[&quot;;[.S$1];&quot;, &quot;;[.$A66];&quot;],&quot;);&quot;&quot;)">
            <text:p/>
          </table:table-cell>
          <table:table-cell table:style-name="ce6" table:formula="of:=IF([.L66]=1;CONCATENATE(&quot;[&quot;;[.T$1];&quot;, &quot;;[.$A66];&quot;],&quot;);&quot;&quot;)">
            <text:p/>
          </table:table-cell>
          <table:table-cell/>
          <table:table-cell table:style-name="ce10" table:formula="of:=CONCATENATE(&quot;{&quot;&quot;id&quot;&quot; : &quot;;[.$A66];&quot;, &quot;&quot;type&quot;&quot; : &quot;&quot;&quot;;[.$C66];&quot;&quot;&quot;, &quot;&quot;label&quot;&quot; : &quot;&quot;&quot;;[.$D66];&quot;&quot;&quot;, &quot;&quot;colorHue&quot;&quot; : &quot;; [.$E66];&quot;},&quot;)" office:value-type="string" office:string-value="{&quot;id&quot; : 104, &quot;type&quot; : &quot;Environnement&quot;, &quot;label&quot; : &quot;IIS6&quot;, &quot;colorHue&quot; : 240}," calcext:value-type="string">
            <text:p>{"id" : 104, "type" : "Environnement", "label" : "IIS6", "colorHue" : 240}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IIS7.5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7]=1;CONCATENATE(&quot;[&quot;;[.N$1];&quot;, &quot;;[.$A67];&quot;],&quot;);&quot;&quot;)" office:value-type="string" office:string-value="[1, 105]," calcext:value-type="string">
            <text:p>[1, 105],</text:p>
          </table:table-cell>
          <table:table-cell table:style-name="ce6" table:formula="of:=IF([.G67]=1;CONCATENATE(&quot;[&quot;;[.O$1];&quot;, &quot;;[.$A67];&quot;],&quot;);&quot;&quot;)" office:value-type="string" office:string-value="[2, 105]," calcext:value-type="string">
            <text:p>[2, 105],</text:p>
          </table:table-cell>
          <table:table-cell table:style-name="ce6" table:formula="of:=IF([.H67]=1;CONCATENATE(&quot;[&quot;;[.P$1];&quot;, &quot;;[.$A67];&quot;],&quot;);&quot;&quot;)">
            <text:p/>
          </table:table-cell>
          <table:table-cell table:style-name="ce6" table:formula="of:=IF([.I67]=1;CONCATENATE(&quot;[&quot;;[.Q$1];&quot;, &quot;;[.$A67];&quot;],&quot;);&quot;&quot;)">
            <text:p/>
          </table:table-cell>
          <table:table-cell table:style-name="ce6" table:formula="of:=IF([.J67]=1;CONCATENATE(&quot;[&quot;;[.R$1];&quot;, &quot;;[.$A67];&quot;],&quot;);&quot;&quot;)">
            <text:p/>
          </table:table-cell>
          <table:table-cell table:style-name="ce6" table:formula="of:=IF([.K67]=1;CONCATENATE(&quot;[&quot;;[.S$1];&quot;, &quot;;[.$A67];&quot;],&quot;);&quot;&quot;)">
            <text:p/>
          </table:table-cell>
          <table:table-cell table:style-name="ce6" table:formula="of:=IF([.L67]=1;CONCATENATE(&quot;[&quot;;[.T$1];&quot;, &quot;;[.$A67];&quot;],&quot;);&quot;&quot;)">
            <text:p/>
          </table:table-cell>
          <table:table-cell/>
          <table:table-cell table:style-name="ce10" table:formula="of:=CONCATENATE(&quot;{&quot;&quot;id&quot;&quot; : &quot;;[.$A67];&quot;, &quot;&quot;type&quot;&quot; : &quot;&quot;&quot;;[.$C67];&quot;&quot;&quot;, &quot;&quot;label&quot;&quot; : &quot;&quot;&quot;;[.$D67];&quot;&quot;&quot;, &quot;&quot;colorHue&quot;&quot; : &quot;; [.$E67];&quot;},&quot;)" office:value-type="string" office:string-value="{&quot;id&quot; : 105, &quot;type&quot; : &quot;Environnement&quot;, &quot;label&quot; : &quot;IIS7.5&quot;, &quot;colorHue&quot; : 240}," calcext:value-type="string">
            <text:p>{"id" : 105, "type" : "Environnement", "label" : "IIS7.5", "colorHue" : 240}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ASP.Net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/>
          <table:table-cell table:style-name="ce6" table:formula="of:=IF([.F68]=1;CONCATENATE(&quot;[&quot;;[.N$1];&quot;, &quot;;[.$A68];&quot;],&quot;);&quot;&quot;)" office:value-type="string" office:string-value="[1, 106]," calcext:value-type="string">
            <text:p>[1, 106],</text:p>
          </table:table-cell>
          <table:table-cell table:style-name="ce6" table:formula="of:=IF([.G68]=1;CONCATENATE(&quot;[&quot;;[.O$1];&quot;, &quot;;[.$A68];&quot;],&quot;);&quot;&quot;)" office:value-type="string" office:string-value="[2, 106]," calcext:value-type="string">
            <text:p>[2, 106],</text:p>
          </table:table-cell>
          <table:table-cell table:style-name="ce6" table:formula="of:=IF([.H68]=1;CONCATENATE(&quot;[&quot;;[.P$1];&quot;, &quot;;[.$A68];&quot;],&quot;);&quot;&quot;)">
            <text:p/>
          </table:table-cell>
          <table:table-cell table:style-name="ce6" table:formula="of:=IF([.I68]=1;CONCATENATE(&quot;[&quot;;[.Q$1];&quot;, &quot;;[.$A68];&quot;],&quot;);&quot;&quot;)">
            <text:p/>
          </table:table-cell>
          <table:table-cell table:style-name="ce6" table:formula="of:=IF([.J68]=1;CONCATENATE(&quot;[&quot;;[.R$1];&quot;, &quot;;[.$A68];&quot;],&quot;);&quot;&quot;)">
            <text:p/>
          </table:table-cell>
          <table:table-cell table:style-name="ce6" table:formula="of:=IF([.K68]=1;CONCATENATE(&quot;[&quot;;[.S$1];&quot;, &quot;;[.$A68];&quot;],&quot;);&quot;&quot;)">
            <text:p/>
          </table:table-cell>
          <table:table-cell table:style-name="ce6" table:formula="of:=IF([.L68]=1;CONCATENATE(&quot;[&quot;;[.T$1];&quot;, &quot;;[.$A68];&quot;],&quot;);&quot;&quot;)">
            <text:p/>
          </table:table-cell>
          <table:table-cell/>
          <table:table-cell table:style-name="ce10" table:formula="of:=CONCATENATE(&quot;{&quot;&quot;id&quot;&quot; : &quot;;[.$A68];&quot;, &quot;&quot;type&quot;&quot; : &quot;&quot;&quot;;[.$C68];&quot;&quot;&quot;, &quot;&quot;label&quot;&quot; : &quot;&quot;&quot;;[.$D68];&quot;&quot;&quot;, &quot;&quot;colorHue&quot;&quot; : &quot;; [.$E68];&quot;},&quot;)" office:value-type="string" office:string-value="{&quot;id&quot; : 106, &quot;type&quot; : &quot;Environnement&quot;, &quot;label&quot; : &quot;ASP.Net&quot;, &quot;colorHue&quot; : 240}," calcext:value-type="string">
            <text:p>{"id" : 106, "type" : "Environnement", "label" : "ASP.Net", "colorHue" : 240}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NodeJs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69]=1;CONCATENATE(&quot;[&quot;;[.N$1];&quot;, &quot;;[.$A69];&quot;],&quot;);&quot;&quot;)">
            <text:p/>
          </table:table-cell>
          <table:table-cell table:style-name="ce6" table:formula="of:=IF([.G69]=1;CONCATENATE(&quot;[&quot;;[.O$1];&quot;, &quot;;[.$A69];&quot;],&quot;);&quot;&quot;)">
            <text:p/>
          </table:table-cell>
          <table:table-cell table:style-name="ce6" table:formula="of:=IF([.H69]=1;CONCATENATE(&quot;[&quot;;[.P$1];&quot;, &quot;;[.$A69];&quot;],&quot;);&quot;&quot;)">
            <text:p/>
          </table:table-cell>
          <table:table-cell table:style-name="ce6" table:formula="of:=IF([.I69]=1;CONCATENATE(&quot;[&quot;;[.Q$1];&quot;, &quot;;[.$A69];&quot;],&quot;);&quot;&quot;)">
            <text:p/>
          </table:table-cell>
          <table:table-cell table:style-name="ce6" table:formula="of:=IF([.J69]=1;CONCATENATE(&quot;[&quot;;[.R$1];&quot;, &quot;;[.$A69];&quot;],&quot;);&quot;&quot;)">
            <text:p/>
          </table:table-cell>
          <table:table-cell table:style-name="ce6" table:formula="of:=IF([.K69]=1;CONCATENATE(&quot;[&quot;;[.S$1];&quot;, &quot;;[.$A69];&quot;],&quot;);&quot;&quot;)">
            <text:p/>
          </table:table-cell>
          <table:table-cell table:style-name="ce6" table:formula="of:=IF([.L69]=1;CONCATENATE(&quot;[&quot;;[.T$1];&quot;, &quot;;[.$A69];&quot;],&quot;);&quot;&quot;)" office:value-type="string" office:string-value="[7, 107]," calcext:value-type="string">
            <text:p>[7, 107],</text:p>
          </table:table-cell>
          <table:table-cell/>
          <table:table-cell table:style-name="ce10" table:formula="of:=CONCATENATE(&quot;{&quot;&quot;id&quot;&quot; : &quot;;[.$A69];&quot;, &quot;&quot;type&quot;&quot; : &quot;&quot;&quot;;[.$C69];&quot;&quot;&quot;, &quot;&quot;label&quot;&quot; : &quot;&quot;&quot;;[.$D69];&quot;&quot;&quot;, &quot;&quot;colorHue&quot;&quot; : &quot;; [.$E69];&quot;},&quot;)" office:value-type="string" office:string-value="{&quot;id&quot; : 107, &quot;type&quot; : &quot;Environnement&quot;, &quot;label&quot; : &quot;NodeJs&quot;, &quot;colorHue&quot; : 240}," calcext:value-type="string">
            <text:p>{"id" : 107, "type" : "Environnement", "label" : "NodeJs", "colorHue" : 240}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Grunt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70]=1;CONCATENATE(&quot;[&quot;;[.N$1];&quot;, &quot;;[.$A70];&quot;],&quot;);&quot;&quot;)" office:value-type="string" office:string-value="[1, 108]," calcext:value-type="string">
            <text:p>[1, 108],</text:p>
          </table:table-cell>
          <table:table-cell table:style-name="ce6" table:formula="of:=IF([.G70]=1;CONCATENATE(&quot;[&quot;;[.O$1];&quot;, &quot;;[.$A70];&quot;],&quot;);&quot;&quot;)" office:value-type="string" office:string-value="[2, 108]," calcext:value-type="string">
            <text:p>[2, 108],</text:p>
          </table:table-cell>
          <table:table-cell table:style-name="ce6" table:formula="of:=IF([.H70]=1;CONCATENATE(&quot;[&quot;;[.P$1];&quot;, &quot;;[.$A70];&quot;],&quot;);&quot;&quot;)">
            <text:p/>
          </table:table-cell>
          <table:table-cell table:style-name="ce6" table:formula="of:=IF([.I70]=1;CONCATENATE(&quot;[&quot;;[.Q$1];&quot;, &quot;;[.$A70];&quot;],&quot;);&quot;&quot;)">
            <text:p/>
          </table:table-cell>
          <table:table-cell table:style-name="ce6" table:formula="of:=IF([.J70]=1;CONCATENATE(&quot;[&quot;;[.R$1];&quot;, &quot;;[.$A70];&quot;],&quot;);&quot;&quot;)">
            <text:p/>
          </table:table-cell>
          <table:table-cell table:style-name="ce6" table:formula="of:=IF([.K70]=1;CONCATENATE(&quot;[&quot;;[.S$1];&quot;, &quot;;[.$A70];&quot;],&quot;);&quot;&quot;)">
            <text:p/>
          </table:table-cell>
          <table:table-cell table:style-name="ce6" table:formula="of:=IF([.L70]=1;CONCATENATE(&quot;[&quot;;[.T$1];&quot;, &quot;;[.$A70];&quot;],&quot;);&quot;&quot;)" office:value-type="string" office:string-value="[7, 108]," calcext:value-type="string">
            <text:p>[7, 108],</text:p>
          </table:table-cell>
          <table:table-cell/>
          <table:table-cell table:style-name="ce10" table:formula="of:=CONCATENATE(&quot;{&quot;&quot;id&quot;&quot; : &quot;;[.$A70];&quot;, &quot;&quot;type&quot;&quot; : &quot;&quot;&quot;;[.$C70];&quot;&quot;&quot;, &quot;&quot;label&quot;&quot; : &quot;&quot;&quot;;[.$D70];&quot;&quot;&quot;, &quot;&quot;colorHue&quot;&quot; : &quot;; [.$E70];&quot;},&quot;)" office:value-type="string" office:string-value="{&quot;id&quot; : 108, &quot;type&quot; : &quot;Environnement&quot;, &quot;label&quot; : &quot;Grunt&quot;, &quot;colorHue&quot; : 240}," calcext:value-type="string">
            <text:p>{"id" : 108, "type" : "Environnement", "label" : "Grunt", "colorHue" : 240}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Npm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71]=1;CONCATENATE(&quot;[&quot;;[.N$1];&quot;, &quot;;[.$A71];&quot;],&quot;);&quot;&quot;)" office:value-type="string" office:string-value="[1, 109]," calcext:value-type="string">
            <text:p>[1, 109],</text:p>
          </table:table-cell>
          <table:table-cell table:style-name="ce6" table:formula="of:=IF([.G71]=1;CONCATENATE(&quot;[&quot;;[.O$1];&quot;, &quot;;[.$A71];&quot;],&quot;);&quot;&quot;)" office:value-type="string" office:string-value="[2, 109]," calcext:value-type="string">
            <text:p>[2, 109],</text:p>
          </table:table-cell>
          <table:table-cell table:style-name="ce6" table:formula="of:=IF([.H71]=1;CONCATENATE(&quot;[&quot;;[.P$1];&quot;, &quot;;[.$A71];&quot;],&quot;);&quot;&quot;)">
            <text:p/>
          </table:table-cell>
          <table:table-cell table:style-name="ce6" table:formula="of:=IF([.I71]=1;CONCATENATE(&quot;[&quot;;[.Q$1];&quot;, &quot;;[.$A71];&quot;],&quot;);&quot;&quot;)">
            <text:p/>
          </table:table-cell>
          <table:table-cell table:style-name="ce6" table:formula="of:=IF([.J71]=1;CONCATENATE(&quot;[&quot;;[.R$1];&quot;, &quot;;[.$A71];&quot;],&quot;);&quot;&quot;)">
            <text:p/>
          </table:table-cell>
          <table:table-cell table:style-name="ce6" table:formula="of:=IF([.K71]=1;CONCATENATE(&quot;[&quot;;[.S$1];&quot;, &quot;;[.$A71];&quot;],&quot;);&quot;&quot;)">
            <text:p/>
          </table:table-cell>
          <table:table-cell table:style-name="ce6" table:formula="of:=IF([.L71]=1;CONCATENATE(&quot;[&quot;;[.T$1];&quot;, &quot;;[.$A71];&quot;],&quot;);&quot;&quot;)" office:value-type="string" office:string-value="[7, 109]," calcext:value-type="string">
            <text:p>[7, 109],</text:p>
          </table:table-cell>
          <table:table-cell/>
          <table:table-cell table:style-name="ce10" table:formula="of:=CONCATENATE(&quot;{&quot;&quot;id&quot;&quot; : &quot;;[.$A71];&quot;, &quot;&quot;type&quot;&quot; : &quot;&quot;&quot;;[.$C71];&quot;&quot;&quot;, &quot;&quot;label&quot;&quot; : &quot;&quot;&quot;;[.$D71];&quot;&quot;&quot;, &quot;&quot;colorHue&quot;&quot; : &quot;; [.$E71];&quot;},&quot;)" office:value-type="string" office:string-value="{&quot;id&quot; : 109, &quot;type&quot; : &quot;Environnement&quot;, &quot;label&quot; : &quot;Npm&quot;, &quot;colorHue&quot; : 240}," calcext:value-type="string">
            <text:p>{"id" : 109, "type" : "Environnement", "label" : "Npm", "colorHue" : 240}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Environnement</text:p>
          </table:table-cell>
          <table:table-cell table:style-name="ce2" office:value-type="string" calcext:value-type="string">
            <text:p>Karma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 table:formula="of:=IF([.F72]=1;CONCATENATE(&quot;[&quot;;[.N$1];&quot;, &quot;;[.$A72];&quot;],&quot;);&quot;&quot;)" office:value-type="string" office:string-value="[1, 110]," calcext:value-type="string">
            <text:p>[1, 110],</text:p>
          </table:table-cell>
          <table:table-cell table:style-name="ce6" table:formula="of:=IF([.G72]=1;CONCATENATE(&quot;[&quot;;[.O$1];&quot;, &quot;;[.$A72];&quot;],&quot;);&quot;&quot;)" office:value-type="string" office:string-value="[2, 110]," calcext:value-type="string">
            <text:p>[2, 110],</text:p>
          </table:table-cell>
          <table:table-cell table:style-name="ce6" table:formula="of:=IF([.H72]=1;CONCATENATE(&quot;[&quot;;[.P$1];&quot;, &quot;;[.$A72];&quot;],&quot;);&quot;&quot;)">
            <text:p/>
          </table:table-cell>
          <table:table-cell table:style-name="ce6" table:formula="of:=IF([.I72]=1;CONCATENATE(&quot;[&quot;;[.Q$1];&quot;, &quot;;[.$A72];&quot;],&quot;);&quot;&quot;)">
            <text:p/>
          </table:table-cell>
          <table:table-cell table:style-name="ce6" table:formula="of:=IF([.J72]=1;CONCATENATE(&quot;[&quot;;[.R$1];&quot;, &quot;;[.$A72];&quot;],&quot;);&quot;&quot;)">
            <text:p/>
          </table:table-cell>
          <table:table-cell table:style-name="ce6" table:formula="of:=IF([.K72]=1;CONCATENATE(&quot;[&quot;;[.S$1];&quot;, &quot;;[.$A72];&quot;],&quot;);&quot;&quot;)">
            <text:p/>
          </table:table-cell>
          <table:table-cell table:style-name="ce6" table:formula="of:=IF([.L72]=1;CONCATENATE(&quot;[&quot;;[.T$1];&quot;, &quot;;[.$A72];&quot;],&quot;);&quot;&quot;)" office:value-type="string" office:string-value="[7, 110]," calcext:value-type="string">
            <text:p>[7, 110],</text:p>
          </table:table-cell>
          <table:table-cell/>
          <table:table-cell table:style-name="ce10" table:formula="of:=CONCATENATE(&quot;{&quot;&quot;id&quot;&quot; : &quot;;[.$A72];&quot;, &quot;&quot;type&quot;&quot; : &quot;&quot;&quot;;[.$C72];&quot;&quot;&quot;, &quot;&quot;label&quot;&quot; : &quot;&quot;&quot;;[.$D72];&quot;&quot;&quot;, &quot;&quot;colorHue&quot;&quot; : &quot;; [.$E72];&quot;},&quot;)" office:value-type="string" office:string-value="{&quot;id&quot; : 110, &quot;type&quot; : &quot;Environnement&quot;, &quot;label&quot; : &quot;Karma&quot;, &quot;colorHue&quot; : 240}," calcext:value-type="string">
            <text:p>{"id" : 110, "type" : "Environnement", "label" : "Karma", "colorHue" : 240}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Langues</text:p>
          </table:table-cell>
          <table:table-cell table:style-name="ce2" office:value-type="string" calcext:value-type="string">
            <text:p>Français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73]=1;CONCATENATE(&quot;[&quot;;[.N$1];&quot;, &quot;;[.$A73];&quot;],&quot;);&quot;&quot;)" office:value-type="string" office:string-value="[1, 111]," calcext:value-type="string">
            <text:p>[1, 111],</text:p>
          </table:table-cell>
          <table:table-cell table:style-name="ce6" table:formula="of:=IF([.G73]=1;CONCATENATE(&quot;[&quot;;[.O$1];&quot;, &quot;;[.$A73];&quot;],&quot;);&quot;&quot;)" office:value-type="string" office:string-value="[2, 111]," calcext:value-type="string">
            <text:p>[2, 111],</text:p>
          </table:table-cell>
          <table:table-cell table:style-name="ce6" table:formula="of:=IF([.H73]=1;CONCATENATE(&quot;[&quot;;[.P$1];&quot;, &quot;;[.$A73];&quot;],&quot;);&quot;&quot;)" office:value-type="string" office:string-value="[3, 111]," calcext:value-type="string">
            <text:p>[3, 111],</text:p>
          </table:table-cell>
          <table:table-cell table:style-name="ce6" table:formula="of:=IF([.I73]=1;CONCATENATE(&quot;[&quot;;[.Q$1];&quot;, &quot;;[.$A73];&quot;],&quot;);&quot;&quot;)" office:value-type="string" office:string-value="[4, 111]," calcext:value-type="string">
            <text:p>[4, 111],</text:p>
          </table:table-cell>
          <table:table-cell table:style-name="ce6" table:formula="of:=IF([.J73]=1;CONCATENATE(&quot;[&quot;;[.R$1];&quot;, &quot;;[.$A73];&quot;],&quot;);&quot;&quot;)" office:value-type="string" office:string-value="[5, 111]," calcext:value-type="string">
            <text:p>[5, 111],</text:p>
          </table:table-cell>
          <table:table-cell table:style-name="ce6" table:formula="of:=IF([.K73]=1;CONCATENATE(&quot;[&quot;;[.S$1];&quot;, &quot;;[.$A73];&quot;],&quot;);&quot;&quot;)" office:value-type="string" office:string-value="[6, 111]," calcext:value-type="string">
            <text:p>[6, 111],</text:p>
          </table:table-cell>
          <table:table-cell table:style-name="ce6" table:formula="of:=IF([.L73]=1;CONCATENATE(&quot;[&quot;;[.T$1];&quot;, &quot;;[.$A73];&quot;],&quot;);&quot;&quot;)">
            <text:p/>
          </table:table-cell>
          <table:table-cell/>
          <table:table-cell table:style-name="ce10" table:formula="of:=CONCATENATE(&quot;{&quot;&quot;id&quot;&quot; : &quot;;[.$A73];&quot;, &quot;&quot;type&quot;&quot; : &quot;&quot;&quot;;[.$C73];&quot;&quot;&quot;, &quot;&quot;label&quot;&quot; : &quot;&quot;&quot;;[.$D73];&quot;&quot;&quot;, &quot;&quot;colorHue&quot;&quot; : &quot;; [.$E73];&quot;},&quot;)" office:value-type="string" office:string-value="{&quot;id&quot; : 111, &quot;type&quot; : &quot;Langues&quot;, &quot;label&quot; : &quot;Français&quot;, &quot;colorHue&quot; : 340}," calcext:value-type="string">
            <text:p>{"id" : 111, "type" : "Langues", "label" : "Français", "colorHue" : 340}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Langues</text:p>
          </table:table-cell>
          <table:table-cell table:style-name="ce2" office:value-type="string" calcext:value-type="string">
            <text:p>Anglais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6" table:formula="of:=IF([.F74]=1;CONCATENATE(&quot;[&quot;;[.N$1];&quot;, &quot;;[.$A74];&quot;],&quot;);&quot;&quot;)">
            <text:p/>
          </table:table-cell>
          <table:table-cell table:style-name="ce6" table:formula="of:=IF([.G74]=1;CONCATENATE(&quot;[&quot;;[.O$1];&quot;, &quot;;[.$A74];&quot;],&quot;);&quot;&quot;)">
            <text:p/>
          </table:table-cell>
          <table:table-cell table:style-name="ce6" table:formula="of:=IF([.H74]=1;CONCATENATE(&quot;[&quot;;[.P$1];&quot;, &quot;;[.$A74];&quot;],&quot;);&quot;&quot;)">
            <text:p/>
          </table:table-cell>
          <table:table-cell table:style-name="ce6" table:formula="of:=IF([.I74]=1;CONCATENATE(&quot;[&quot;;[.Q$1];&quot;, &quot;;[.$A74];&quot;],&quot;);&quot;&quot;)">
            <text:p/>
          </table:table-cell>
          <table:table-cell table:style-name="ce6" table:formula="of:=IF([.J74]=1;CONCATENATE(&quot;[&quot;;[.R$1];&quot;, &quot;;[.$A74];&quot;],&quot;);&quot;&quot;)" office:value-type="string" office:string-value="[5, 112]," calcext:value-type="string">
            <text:p>[5, 112],</text:p>
          </table:table-cell>
          <table:table-cell table:style-name="ce6" table:formula="of:=IF([.K74]=1;CONCATENATE(&quot;[&quot;;[.S$1];&quot;, &quot;;[.$A74];&quot;],&quot;);&quot;&quot;)">
            <text:p/>
          </table:table-cell>
          <table:table-cell table:style-name="ce6" table:formula="of:=IF([.L74]=1;CONCATENATE(&quot;[&quot;;[.T$1];&quot;, &quot;;[.$A74];&quot;],&quot;);&quot;&quot;)">
            <text:p/>
          </table:table-cell>
          <table:table-cell/>
          <table:table-cell table:style-name="ce10" table:formula="of:=CONCATENATE(&quot;{&quot;&quot;id&quot;&quot; : &quot;;[.$A74];&quot;, &quot;&quot;type&quot;&quot; : &quot;&quot;&quot;;[.$C74];&quot;&quot;&quot;, &quot;&quot;label&quot;&quot; : &quot;&quot;&quot;;[.$D74];&quot;&quot;&quot;, &quot;&quot;colorHue&quot;&quot; : &quot;; [.$E74];&quot;},&quot;)" office:value-type="string" office:string-value="{&quot;id&quot; : 112, &quot;type&quot; : &quot;Langues&quot;, &quot;label&quot; : &quot;Anglais&quot;, &quot;colorHue&quot; : 340}," calcext:value-type="string">
            <text:p>{"id" : 112, "type" : "Langues", "label" : "Anglais", "colorHue" : 340}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style-name="ce1" office:value-type="string" calcext:value-type="string">
            <text:p>Langues</text:p>
          </table:table-cell>
          <table:table-cell table:style-name="ce2" office:value-type="string" calcext:value-type="string">
            <text:p>Espagnol</text:p>
          </table:table-cell>
          <table:table-cell table:style-name="ce2" office:value-type="float" office:value="340" calcext:value-type="float">
            <text:p>34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  <table:table-cell table:style-name="ce6" table:formula="of:=IF([.F75]=1;CONCATENATE(&quot;[&quot;;[.N$1];&quot;, &quot;;[.$A75];&quot;],&quot;);&quot;&quot;)">
            <text:p/>
          </table:table-cell>
          <table:table-cell table:style-name="ce6" table:formula="of:=IF([.G75]=1;CONCATENATE(&quot;[&quot;;[.O$1];&quot;, &quot;;[.$A75];&quot;],&quot;);&quot;&quot;)">
            <text:p/>
          </table:table-cell>
          <table:table-cell table:style-name="ce6" table:formula="of:=IF([.H75]=1;CONCATENATE(&quot;[&quot;;[.P$1];&quot;, &quot;;[.$A75];&quot;],&quot;);&quot;&quot;)">
            <text:p/>
          </table:table-cell>
          <table:table-cell table:style-name="ce6" table:formula="of:=IF([.I75]=1;CONCATENATE(&quot;[&quot;;[.Q$1];&quot;, &quot;;[.$A75];&quot;],&quot;);&quot;&quot;)">
            <text:p/>
          </table:table-cell>
          <table:table-cell table:style-name="ce6" table:formula="of:=IF([.J75]=1;CONCATENATE(&quot;[&quot;;[.R$1];&quot;, &quot;;[.$A75];&quot;],&quot;);&quot;&quot;)">
            <text:p/>
          </table:table-cell>
          <table:table-cell table:style-name="ce6" table:formula="of:=IF([.K75]=1;CONCATENATE(&quot;[&quot;;[.S$1];&quot;, &quot;;[.$A75];&quot;],&quot;);&quot;&quot;)">
            <text:p/>
          </table:table-cell>
          <table:table-cell table:style-name="ce6" table:formula="of:=IF([.L75]=1;CONCATENATE(&quot;[&quot;;[.T$1];&quot;, &quot;;[.$A75];&quot;],&quot;);&quot;&quot;)">
            <text:p/>
          </table:table-cell>
          <table:table-cell/>
          <table:table-cell table:style-name="ce10" table:formula="of:=CONCATENATE(&quot;{&quot;&quot;id&quot;&quot; : &quot;;[.$A75];&quot;, &quot;&quot;type&quot;&quot; : &quot;&quot;&quot;;[.$C75];&quot;&quot;&quot;, &quot;&quot;label&quot;&quot; : &quot;&quot;&quot;;[.$D75];&quot;&quot;&quot;, &quot;&quot;colorHue&quot;&quot; : &quot;; [.$E75];&quot;},&quot;)" office:value-type="string" office:string-value="{&quot;id&quot; : 113, &quot;type&quot; : &quot;Langues&quot;, &quot;label&quot; : &quot;Espagnol&quot;, &quot;colorHue&quot; : 340}," calcext:value-type="string">
            <text:p>{"id" : 113, "type" : "Langues", "label" : "Espagnol", "colorHue" : 340}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Implication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76]=1;CONCATENATE(&quot;[&quot;;[.N$1];&quot;, &quot;;[.$A76];&quot;],&quot;);&quot;&quot;)" office:value-type="string" office:string-value="[1, 114]," calcext:value-type="string">
            <text:p>[1, 114],</text:p>
          </table:table-cell>
          <table:table-cell table:style-name="ce6" table:formula="of:=IF([.G76]=1;CONCATENATE(&quot;[&quot;;[.O$1];&quot;, &quot;;[.$A76];&quot;],&quot;);&quot;&quot;)" office:value-type="string" office:string-value="[2, 114]," calcext:value-type="string">
            <text:p>[2, 114],</text:p>
          </table:table-cell>
          <table:table-cell table:style-name="ce6" table:formula="of:=IF([.H76]=1;CONCATENATE(&quot;[&quot;;[.P$1];&quot;, &quot;;[.$A76];&quot;],&quot;);&quot;&quot;)" office:value-type="string" office:string-value="[3, 114]," calcext:value-type="string">
            <text:p>[3, 114],</text:p>
          </table:table-cell>
          <table:table-cell table:style-name="ce6" table:formula="of:=IF([.I76]=1;CONCATENATE(&quot;[&quot;;[.Q$1];&quot;, &quot;;[.$A76];&quot;],&quot;);&quot;&quot;)">
            <text:p/>
          </table:table-cell>
          <table:table-cell table:style-name="ce6" table:formula="of:=IF([.J76]=1;CONCATENATE(&quot;[&quot;;[.R$1];&quot;, &quot;;[.$A76];&quot;],&quot;);&quot;&quot;)">
            <text:p/>
          </table:table-cell>
          <table:table-cell table:style-name="ce6" table:formula="of:=IF([.K76]=1;CONCATENATE(&quot;[&quot;;[.S$1];&quot;, &quot;;[.$A76];&quot;],&quot;);&quot;&quot;)" office:value-type="string" office:string-value="[6, 114]," calcext:value-type="string">
            <text:p>[6, 114],</text:p>
          </table:table-cell>
          <table:table-cell table:style-name="ce6" table:formula="of:=IF([.L76]=1;CONCATENATE(&quot;[&quot;;[.T$1];&quot;, &quot;;[.$A76];&quot;],&quot;);&quot;&quot;)">
            <text:p/>
          </table:table-cell>
          <table:table-cell/>
          <table:table-cell table:style-name="ce10" table:formula="of:=CONCATENATE(&quot;{&quot;&quot;id&quot;&quot; : &quot;;[.$A76];&quot;, &quot;&quot;type&quot;&quot; : &quot;&quot;&quot;;[.$C76];&quot;&quot;&quot;, &quot;&quot;label&quot;&quot; : &quot;&quot;&quot;;[.$D76];&quot;&quot;&quot;, &quot;&quot;colorHue&quot;&quot; : &quot;; [.$E76];&quot;},&quot;)" office:value-type="string" office:string-value="{&quot;id&quot; : 114, &quot;type&quot; : &quot;Qualité&quot;, &quot;label&quot; : &quot;Implication&quot;, &quot;colorHue&quot; : 360}," calcext:value-type="string">
            <text:p>{"id" : 114, "type" : "Qualité", "label" : "Implication", "colorHue" : 360}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Rigueur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77]=1;CONCATENATE(&quot;[&quot;;[.N$1];&quot;, &quot;;[.$A77];&quot;],&quot;);&quot;&quot;)" office:value-type="string" office:string-value="[1, 115]," calcext:value-type="string">
            <text:p>[1, 115],</text:p>
          </table:table-cell>
          <table:table-cell table:style-name="ce6" table:formula="of:=IF([.G77]=1;CONCATENATE(&quot;[&quot;;[.O$1];&quot;, &quot;;[.$A77];&quot;],&quot;);&quot;&quot;)" office:value-type="string" office:string-value="[2, 115]," calcext:value-type="string">
            <text:p>[2, 115],</text:p>
          </table:table-cell>
          <table:table-cell table:style-name="ce6" table:formula="of:=IF([.H77]=1;CONCATENATE(&quot;[&quot;;[.P$1];&quot;, &quot;;[.$A77];&quot;],&quot;);&quot;&quot;)">
            <text:p/>
          </table:table-cell>
          <table:table-cell table:style-name="ce6" table:formula="of:=IF([.I77]=1;CONCATENATE(&quot;[&quot;;[.Q$1];&quot;, &quot;;[.$A77];&quot;],&quot;);&quot;&quot;)">
            <text:p/>
          </table:table-cell>
          <table:table-cell table:style-name="ce6" table:formula="of:=IF([.J77]=1;CONCATENATE(&quot;[&quot;;[.R$1];&quot;, &quot;;[.$A77];&quot;],&quot;);&quot;&quot;)" office:value-type="string" office:string-value="[5, 115]," calcext:value-type="string">
            <text:p>[5, 115],</text:p>
          </table:table-cell>
          <table:table-cell table:style-name="ce6" table:formula="of:=IF([.K77]=1;CONCATENATE(&quot;[&quot;;[.S$1];&quot;, &quot;;[.$A77];&quot;],&quot;);&quot;&quot;)" office:value-type="string" office:string-value="[6, 115]," calcext:value-type="string">
            <text:p>[6, 115],</text:p>
          </table:table-cell>
          <table:table-cell table:style-name="ce6" table:formula="of:=IF([.L77]=1;CONCATENATE(&quot;[&quot;;[.T$1];&quot;, &quot;;[.$A77];&quot;],&quot;);&quot;&quot;)">
            <text:p/>
          </table:table-cell>
          <table:table-cell/>
          <table:table-cell table:style-name="ce10" table:formula="of:=CONCATENATE(&quot;{&quot;&quot;id&quot;&quot; : &quot;;[.$A77];&quot;, &quot;&quot;type&quot;&quot; : &quot;&quot;&quot;;[.$C77];&quot;&quot;&quot;, &quot;&quot;label&quot;&quot; : &quot;&quot;&quot;;[.$D77];&quot;&quot;&quot;, &quot;&quot;colorHue&quot;&quot; : &quot;; [.$E77];&quot;},&quot;)" office:value-type="string" office:string-value="{&quot;id&quot; : 115, &quot;type&quot; : &quot;Qualité&quot;, &quot;label&quot; : &quot;Rigueur&quot;, &quot;colorHue&quot; : 360}," calcext:value-type="string">
            <text:p>{"id" : 115, "type" : "Qualité", "label" : "Rigueur", "colorHue" : 360}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écoute active</text:p>
          </table:table-cell>
          <table:table-cell table:style-name="ce2" office:value-type="float" office:value="360" calcext:value-type="float">
            <text:p>3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78]=1;CONCATENATE(&quot;[&quot;;[.N$1];&quot;, &quot;;[.$A78];&quot;],&quot;);&quot;&quot;)">
            <text:p/>
          </table:table-cell>
          <table:table-cell table:style-name="ce6" table:formula="of:=IF([.G78]=1;CONCATENATE(&quot;[&quot;;[.O$1];&quot;, &quot;;[.$A78];&quot;],&quot;);&quot;&quot;)" office:value-type="string" office:string-value="[2, 116]," calcext:value-type="string">
            <text:p>[2, 116],</text:p>
          </table:table-cell>
          <table:table-cell table:style-name="ce6" table:formula="of:=IF([.H78]=1;CONCATENATE(&quot;[&quot;;[.P$1];&quot;, &quot;;[.$A78];&quot;],&quot;);&quot;&quot;)">
            <text:p/>
          </table:table-cell>
          <table:table-cell table:style-name="ce6" table:formula="of:=IF([.I78]=1;CONCATENATE(&quot;[&quot;;[.Q$1];&quot;, &quot;;[.$A78];&quot;],&quot;);&quot;&quot;)">
            <text:p/>
          </table:table-cell>
          <table:table-cell table:style-name="ce6" table:formula="of:=IF([.J78]=1;CONCATENATE(&quot;[&quot;;[.R$1];&quot;, &quot;;[.$A78];&quot;],&quot;);&quot;&quot;)">
            <text:p/>
          </table:table-cell>
          <table:table-cell table:style-name="ce6" table:formula="of:=IF([.K78]=1;CONCATENATE(&quot;[&quot;;[.S$1];&quot;, &quot;;[.$A78];&quot;],&quot;);&quot;&quot;)" office:value-type="string" office:string-value="[6, 116]," calcext:value-type="string">
            <text:p>[6, 116],</text:p>
          </table:table-cell>
          <table:table-cell table:style-name="ce6" table:formula="of:=IF([.L78]=1;CONCATENATE(&quot;[&quot;;[.T$1];&quot;, &quot;;[.$A78];&quot;],&quot;);&quot;&quot;)">
            <text:p/>
          </table:table-cell>
          <table:table-cell/>
          <table:table-cell table:style-name="ce10" table:formula="of:=CONCATENATE(&quot;{&quot;&quot;id&quot;&quot; : &quot;;[.$A78];&quot;, &quot;&quot;type&quot;&quot; : &quot;&quot;&quot;;[.$C78];&quot;&quot;&quot;, &quot;&quot;label&quot;&quot; : &quot;&quot;&quot;;[.$D78];&quot;&quot;&quot;, &quot;&quot;colorHue&quot;&quot; : &quot;; [.$E78];&quot;},&quot;)" office:value-type="string" office:string-value="{&quot;id&quot; : 116, &quot;type&quot; : &quot;Qualité&quot;, &quot;label&quot; : &quot;écoute active&quot;, &quot;colorHue&quot; : 360}," calcext:value-type="string">
            <text:p>{"id" : 116, "type" : "Qualité", "label" : "écoute active", "colorHue" : 360}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pugnacité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79]=1;CONCATENATE(&quot;[&quot;;[.N$1];&quot;, &quot;;[.$A79];&quot;],&quot;);&quot;&quot;)">
            <text:p/>
          </table:table-cell>
          <table:table-cell table:style-name="ce6" table:formula="of:=IF([.G79]=1;CONCATENATE(&quot;[&quot;;[.O$1];&quot;, &quot;;[.$A79];&quot;],&quot;);&quot;&quot;)">
            <text:p/>
          </table:table-cell>
          <table:table-cell table:style-name="ce6" table:formula="of:=IF([.H79]=1;CONCATENATE(&quot;[&quot;;[.P$1];&quot;, &quot;;[.$A79];&quot;],&quot;);&quot;&quot;)" office:value-type="string" office:string-value="[3, 117]," calcext:value-type="string">
            <text:p>[3, 117],</text:p>
          </table:table-cell>
          <table:table-cell table:style-name="ce6" table:formula="of:=IF([.I79]=1;CONCATENATE(&quot;[&quot;;[.Q$1];&quot;, &quot;;[.$A79];&quot;],&quot;);&quot;&quot;)">
            <text:p/>
          </table:table-cell>
          <table:table-cell table:style-name="ce6" table:formula="of:=IF([.J79]=1;CONCATENATE(&quot;[&quot;;[.R$1];&quot;, &quot;;[.$A79];&quot;],&quot;);&quot;&quot;)" office:value-type="string" office:string-value="[5, 117]," calcext:value-type="string">
            <text:p>[5, 117],</text:p>
          </table:table-cell>
          <table:table-cell table:style-name="ce6" table:formula="of:=IF([.K79]=1;CONCATENATE(&quot;[&quot;;[.S$1];&quot;, &quot;;[.$A79];&quot;],&quot;);&quot;&quot;)" office:value-type="string" office:string-value="[6, 117]," calcext:value-type="string">
            <text:p>[6, 117],</text:p>
          </table:table-cell>
          <table:table-cell table:style-name="ce6" table:formula="of:=IF([.L79]=1;CONCATENATE(&quot;[&quot;;[.T$1];&quot;, &quot;;[.$A79];&quot;],&quot;);&quot;&quot;)">
            <text:p/>
          </table:table-cell>
          <table:table-cell/>
          <table:table-cell table:style-name="ce10" table:formula="of:=CONCATENATE(&quot;{&quot;&quot;id&quot;&quot; : &quot;;[.$A79];&quot;, &quot;&quot;type&quot;&quot; : &quot;&quot;&quot;;[.$C79];&quot;&quot;&quot;, &quot;&quot;label&quot;&quot; : &quot;&quot;&quot;;[.$D79];&quot;&quot;&quot;, &quot;&quot;colorHue&quot;&quot; : &quot;; [.$E79];&quot;},&quot;)" office:value-type="string" office:string-value="{&quot;id&quot; : 117, &quot;type&quot; : &quot;Qualité&quot;, &quot;label&quot; : &quot;pugnacité&quot;, &quot;colorHue&quot; : 360}," calcext:value-type="string">
            <text:p>{"id" : 117, "type" : "Qualité", "label" : "pugnacité", "colorHue" : 360}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capacité d'analyse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80]=1;CONCATENATE(&quot;[&quot;;[.N$1];&quot;, &quot;;[.$A80];&quot;],&quot;);&quot;&quot;)" office:value-type="string" office:string-value="[1, 118]," calcext:value-type="string">
            <text:p>[1, 118],</text:p>
          </table:table-cell>
          <table:table-cell table:style-name="ce6" table:formula="of:=IF([.G80]=1;CONCATENATE(&quot;[&quot;;[.O$1];&quot;, &quot;;[.$A80];&quot;],&quot;);&quot;&quot;)" office:value-type="string" office:string-value="[2, 118]," calcext:value-type="string">
            <text:p>[2, 118],</text:p>
          </table:table-cell>
          <table:table-cell table:style-name="ce6" table:formula="of:=IF([.H80]=1;CONCATENATE(&quot;[&quot;;[.P$1];&quot;, &quot;;[.$A80];&quot;],&quot;);&quot;&quot;)" office:value-type="string" office:string-value="[3, 118]," calcext:value-type="string">
            <text:p>[3, 118],</text:p>
          </table:table-cell>
          <table:table-cell table:style-name="ce6" table:formula="of:=IF([.I80]=1;CONCATENATE(&quot;[&quot;;[.Q$1];&quot;, &quot;;[.$A80];&quot;],&quot;);&quot;&quot;)">
            <text:p/>
          </table:table-cell>
          <table:table-cell table:style-name="ce6" table:formula="of:=IF([.J80]=1;CONCATENATE(&quot;[&quot;;[.R$1];&quot;, &quot;;[.$A80];&quot;],&quot;);&quot;&quot;)">
            <text:p/>
          </table:table-cell>
          <table:table-cell table:style-name="ce6" table:formula="of:=IF([.K80]=1;CONCATENATE(&quot;[&quot;;[.S$1];&quot;, &quot;;[.$A80];&quot;],&quot;);&quot;&quot;)" office:value-type="string" office:string-value="[6, 118]," calcext:value-type="string">
            <text:p>[6, 118],</text:p>
          </table:table-cell>
          <table:table-cell table:style-name="ce6" table:formula="of:=IF([.L80]=1;CONCATENATE(&quot;[&quot;;[.T$1];&quot;, &quot;;[.$A80];&quot;],&quot;);&quot;&quot;)">
            <text:p/>
          </table:table-cell>
          <table:table-cell/>
          <table:table-cell table:style-name="ce10" table:formula="of:=CONCATENATE(&quot;{&quot;&quot;id&quot;&quot; : &quot;;[.$A80];&quot;, &quot;&quot;type&quot;&quot; : &quot;&quot;&quot;;[.$C80];&quot;&quot;&quot;, &quot;&quot;label&quot;&quot; : &quot;&quot;&quot;;[.$D80];&quot;&quot;&quot;, &quot;&quot;colorHue&quot;&quot; : &quot;; [.$E80];&quot;},&quot;)" office:value-type="string" office:string-value="{&quot;id&quot; : 118, &quot;type&quot; : &quot;Qualité&quot;, &quot;label&quot; : &quot;capacité d'analyse&quot;, &quot;colorHue&quot; : 360}," calcext:value-type="string">
            <text:p>{"id" : 118, "type" : "Qualité", "label" : "capacité d'analyse", "colorHue" : 360}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réactivité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table:formula="of:=IF([.F81]=1;CONCATENATE(&quot;[&quot;;[.N$1];&quot;, &quot;;[.$A81];&quot;],&quot;);&quot;&quot;)">
            <text:p/>
          </table:table-cell>
          <table:table-cell table:style-name="ce6" table:formula="of:=IF([.G81]=1;CONCATENATE(&quot;[&quot;;[.O$1];&quot;, &quot;;[.$A81];&quot;],&quot;);&quot;&quot;)">
            <text:p/>
          </table:table-cell>
          <table:table-cell table:style-name="ce6" table:formula="of:=IF([.H81]=1;CONCATENATE(&quot;[&quot;;[.P$1];&quot;, &quot;;[.$A81];&quot;],&quot;);&quot;&quot;)">
            <text:p/>
          </table:table-cell>
          <table:table-cell table:style-name="ce6" table:formula="of:=IF([.I81]=1;CONCATENATE(&quot;[&quot;;[.Q$1];&quot;, &quot;;[.$A81];&quot;],&quot;);&quot;&quot;)">
            <text:p/>
          </table:table-cell>
          <table:table-cell table:style-name="ce6" table:formula="of:=IF([.J81]=1;CONCATENATE(&quot;[&quot;;[.R$1];&quot;, &quot;;[.$A81];&quot;],&quot;);&quot;&quot;)">
            <text:p/>
          </table:table-cell>
          <table:table-cell table:style-name="ce6" table:formula="of:=IF([.K81]=1;CONCATENATE(&quot;[&quot;;[.S$1];&quot;, &quot;;[.$A81];&quot;],&quot;);&quot;&quot;)" office:value-type="string" office:string-value="[6, 119]," calcext:value-type="string">
            <text:p>[6, 119],</text:p>
          </table:table-cell>
          <table:table-cell table:style-name="ce6" table:formula="of:=IF([.L81]=1;CONCATENATE(&quot;[&quot;;[.T$1];&quot;, &quot;;[.$A81];&quot;],&quot;);&quot;&quot;)">
            <text:p/>
          </table:table-cell>
          <table:table-cell/>
          <table:table-cell table:style-name="ce10" table:formula="of:=CONCATENATE(&quot;{&quot;&quot;id&quot;&quot; : &quot;;[.$A81];&quot;, &quot;&quot;type&quot;&quot; : &quot;&quot;&quot;;[.$C81];&quot;&quot;&quot;, &quot;&quot;label&quot;&quot; : &quot;&quot;&quot;;[.$D81];&quot;&quot;&quot;, &quot;&quot;colorHue&quot;&quot; : &quot;; [.$E81];&quot;},&quot;)" office:value-type="string" office:string-value="{&quot;id&quot; : 119, &quot;type&quot; : &quot;Qualité&quot;, &quot;label&quot; : &quot;réactivité&quot;, &quot;colorHue&quot; : 360}," calcext:value-type="string">
            <text:p>{"id" : 119, "type" : "Qualité", "label" : "réactivité", "colorHue" : 360}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ouverture d'esprit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6" table:formula="of:=IF([.F82]=1;CONCATENATE(&quot;[&quot;;[.N$1];&quot;, &quot;;[.$A82];&quot;],&quot;);&quot;&quot;)">
            <text:p/>
          </table:table-cell>
          <table:table-cell table:style-name="ce6" table:formula="of:=IF([.G82]=1;CONCATENATE(&quot;[&quot;;[.O$1];&quot;, &quot;;[.$A82];&quot;],&quot;);&quot;&quot;)">
            <text:p/>
          </table:table-cell>
          <table:table-cell table:style-name="ce6" table:formula="of:=IF([.H82]=1;CONCATENATE(&quot;[&quot;;[.P$1];&quot;, &quot;;[.$A82];&quot;],&quot;);&quot;&quot;)" office:value-type="string" office:string-value="[3, 120]," calcext:value-type="string">
            <text:p>[3, 120],</text:p>
          </table:table-cell>
          <table:table-cell table:style-name="ce6" table:formula="of:=IF([.I82]=1;CONCATENATE(&quot;[&quot;;[.Q$1];&quot;, &quot;;[.$A82];&quot;],&quot;);&quot;&quot;)">
            <text:p/>
          </table:table-cell>
          <table:table-cell table:style-name="ce6" table:formula="of:=IF([.J82]=1;CONCATENATE(&quot;[&quot;;[.R$1];&quot;, &quot;;[.$A82];&quot;],&quot;);&quot;&quot;)">
            <text:p/>
          </table:table-cell>
          <table:table-cell table:style-name="ce6" table:formula="of:=IF([.K82]=1;CONCATENATE(&quot;[&quot;;[.S$1];&quot;, &quot;;[.$A82];&quot;],&quot;);&quot;&quot;)">
            <text:p/>
          </table:table-cell>
          <table:table-cell table:style-name="ce6" table:formula="of:=IF([.L82]=1;CONCATENATE(&quot;[&quot;;[.T$1];&quot;, &quot;;[.$A82];&quot;],&quot;);&quot;&quot;)">
            <text:p/>
          </table:table-cell>
          <table:table-cell/>
          <table:table-cell table:style-name="ce10" table:formula="of:=CONCATENATE(&quot;{&quot;&quot;id&quot;&quot; : &quot;;[.$A82];&quot;, &quot;&quot;type&quot;&quot; : &quot;&quot;&quot;;[.$C82];&quot;&quot;&quot;, &quot;&quot;label&quot;&quot; : &quot;&quot;&quot;;[.$D82];&quot;&quot;&quot;, &quot;&quot;colorHue&quot;&quot; : &quot;; [.$E82];&quot;},&quot;)" office:value-type="string" office:string-value="{&quot;id&quot; : 120, &quot;type&quot; : &quot;Qualité&quot;, &quot;label&quot; : &quot;ouverture d'esprit&quot;, &quot;colorHue&quot; : 360}," calcext:value-type="string">
            <text:p>{"id" : 120, "type" : "Qualité", "label" : "ouverture d'esprit", "colorHue" : 360}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Qualité</text:p>
          </table:table-cell>
          <table:table-cell table:style-name="ce2" office:value-type="string" calcext:value-type="string">
            <text:p>empathie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6" table:formula="of:=IF([.F83]=1;CONCATENATE(&quot;[&quot;;[.N$1];&quot;, &quot;;[.$A83];&quot;],&quot;);&quot;&quot;)" office:value-type="string" office:string-value="[1, 121]," calcext:value-type="string">
            <text:p>[1, 121],</text:p>
          </table:table-cell>
          <table:table-cell table:style-name="ce6" table:formula="of:=IF([.G83]=1;CONCATENATE(&quot;[&quot;;[.O$1];&quot;, &quot;;[.$A83];&quot;],&quot;);&quot;&quot;)" office:value-type="string" office:string-value="[2, 121]," calcext:value-type="string">
            <text:p>[2, 121],</text:p>
          </table:table-cell>
          <table:table-cell table:style-name="ce6" table:formula="of:=IF([.H83]=1;CONCATENATE(&quot;[&quot;;[.P$1];&quot;, &quot;;[.$A83];&quot;],&quot;);&quot;&quot;)" office:value-type="string" office:string-value="[3, 121]," calcext:value-type="string">
            <text:p>[3, 121],</text:p>
          </table:table-cell>
          <table:table-cell table:style-name="ce6" table:formula="of:=IF([.I83]=1;CONCATENATE(&quot;[&quot;;[.Q$1];&quot;, &quot;;[.$A83];&quot;],&quot;);&quot;&quot;)">
            <text:p/>
          </table:table-cell>
          <table:table-cell table:style-name="ce6" table:formula="of:=IF([.J83]=1;CONCATENATE(&quot;[&quot;;[.R$1];&quot;, &quot;;[.$A83];&quot;],&quot;);&quot;&quot;)">
            <text:p/>
          </table:table-cell>
          <table:table-cell table:style-name="ce6" table:formula="of:=IF([.K83]=1;CONCATENATE(&quot;[&quot;;[.S$1];&quot;, &quot;;[.$A83];&quot;],&quot;);&quot;&quot;)">
            <text:p/>
          </table:table-cell>
          <table:table-cell table:style-name="ce6" table:formula="of:=IF([.L83]=1;CONCATENATE(&quot;[&quot;;[.T$1];&quot;, &quot;;[.$A83];&quot;],&quot;);&quot;&quot;)">
            <text:p/>
          </table:table-cell>
          <table:table-cell/>
          <table:table-cell table:style-name="ce10" table:formula="of:=CONCATENATE(&quot;{&quot;&quot;id&quot;&quot; : &quot;;[.$A83];&quot;, &quot;&quot;type&quot;&quot; : &quot;&quot;&quot;;[.$C83];&quot;&quot;&quot;, &quot;&quot;label&quot;&quot; : &quot;&quot;&quot;;[.$D83];&quot;&quot;&quot;, &quot;&quot;colorHue&quot;&quot; : &quot;; [.$E83];&quot;},&quot;)" office:value-type="string" office:string-value="{&quot;id&quot; : 121, &quot;type&quot; : &quot;Qualité&quot;, &quot;label&quot; : &quot;empathie&quot;, &quot;colorHue&quot; : 360}," calcext:value-type="string">
            <text:p>{"id" : 121, "type" : "Qualité", "label" : "empathie", "colorHue" : 360},</text:p>
          </table:table-cell>
        </table:table-row>
        <table:table-row table:style-name="ro2" table:number-rows-repeated="104849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experiences" table:style-name="ta1">
        <table:table-column table:style-name="co6" table:default-cell-style-name="ce12"/>
        <table:table-column table:style-name="co8" table:default-cell-style-name="ce15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row table:style-name="ro3">
          <table:table-cell table:style-name="ce11" office:value-type="string" calcext:value-type="string">
            <text:p>id</text:p>
          </table:table-cell>
          <table:table-cell table:style-name="ce13" office:value-type="string" calcext:value-type="string">
            <text:p>label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comment</text:p>
          </table:table-cell>
          <table:table-cell table:style-name="ce16" office:value-type="string" calcext:value-type="string">
            <text:p>colorHu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Projets personnels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TMA Bouygues</text:p>
          </table:table-cell>
          <table:table-cell office:value-type="string" calcext:value-type="string">
            <text:p>TMA, La Défense.</text:p>
          </table:table-cell>
          <table:table-cell office:value-type="string" calcext:value-type="string">
            <text:p>Tierce Maintenance applicative, référent fonctionnel et qualité sur la partie gestion client.</text:p>
          </table:table-cell>
          <table:table-cell office:value-type="float" office:value="160" calcext:value-type="float">
            <text:p>160</text:p>
          </table:table-cell>
          <table:table-cell table:style-name="ce17" office:value-type="string" calcext:value-type="string">
            <text:p>12/01/2005</text:p>
          </table:table-cell>
          <table:table-cell table:style-name="ce17" office:value-type="string" calcext:value-type="string">
            <text:p>08/01/2009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3];&quot;, &quot;&quot;label&quot;&quot; : &quot;&quot;&quot;;[.$B3];&quot;&quot;&quot;, &quot;&quot;text&quot;&quot; : &quot;&quot;&quot;;[.$C3];&quot;&quot;&quot;, &quot;&quot;comment&quot;&quot; : &quot;&quot;&quot;;[.$D3];&quot;&quot;&quot;, &quot;&quot;colorHue&quot;&quot; : &quot;; [.$E3];&quot;, &quot;&quot;start&quot;&quot; : &quot;&quot;&quot;;[.$F3];&quot;&quot;&quot;, &quot;&quot;end&quot;&quot; : &quot;&quot;&quot;;[.$G3];&quot;&quot;&quot;},&quot;)" office:value-type="string" office:string-value="{&quot;id&quot; : 6, &quot;label&quot; : &quot;TMA Bouygues&quot;, &quot;text&quot; : &quot;TMA, La Défense.&quot;, &quot;comment&quot; : &quot;Tierce Maintenance applicative, référent fonctionnel et qualité sur la partie gestion client.&quot;, &quot;colorHue&quot; : 160, &quot;start&quot; : &quot;12/01/2005&quot;, &quot;end&quot; : &quot;08/01/2009&quot;}," calcext:value-type="string">
            <text:p>{"id" : 6, "label" : "TMA Bouygues", "text" : "TMA, La Défense.", "comment" : "Tierce Maintenance applicative, référent fonctionnel et qualité sur la partie gestion client.", "colorHue" : 160, "start" : "12/01/2005", "end" : "08/01/2009"},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TRA Mistral</text:p>
          </table:table-cell>
          <table:table-cell office:value-type="string" calcext:value-type="string">
            <text:p>Validation, Suresnes.</text:p>
          </table:table-cell>
          <table:table-cell office:value-type="string" calcext:value-type="string">
            <text:p>Tierce Recette Applicative, responsable de l’application SABO</text:p>
          </table:table-cell>
          <table:table-cell office:value-type="float" office:value="180" calcext:value-type="float">
            <text:p>180</text:p>
          </table:table-cell>
          <table:table-cell table:style-name="ce17" office:value-type="string" calcext:value-type="string">
            <text:p>08/02/2009</text:p>
          </table:table-cell>
          <table:table-cell table:style-name="ce17" office:value-type="string" calcext:value-type="string">
            <text:p>06/01/2010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4];&quot;, &quot;&quot;label&quot;&quot; : &quot;&quot;&quot;;[.$B4];&quot;&quot;&quot;, &quot;&quot;text&quot;&quot; : &quot;&quot;&quot;;[.$C4];&quot;&quot;&quot;, &quot;&quot;comment&quot;&quot; : &quot;&quot;&quot;;[.$D4];&quot;&quot;&quot;, &quot;&quot;colorHue&quot;&quot; : &quot;; [.$E4];&quot;, &quot;&quot;start&quot;&quot; : &quot;&quot;&quot;;[.$F4];&quot;&quot;&quot;, &quot;&quot;end&quot;&quot; : &quot;&quot;&quot;;[.$G4];&quot;&quot;&quot;},&quot;)" office:value-type="string" office:string-value="{&quot;id&quot; : 5, &quot;label&quot; : &quot;TRA Mistral&quot;, &quot;text&quot; : &quot;Validation, Suresnes.&quot;, &quot;comment&quot; : &quot;Tierce Recette Applicative, responsable de l’application SABO&quot;, &quot;colorHue&quot; : 180, &quot;start&quot; : &quot;08/02/2009&quot;, &quot;end&quot; : &quot;06/01/2010&quot;}," calcext:value-type="string">
            <text:p>{"id" : 5, "label" : "TRA Mistral", "text" : "Validation, Suresnes.", "comment" : "Tierce Recette Applicative, responsable de l’application SABO", "colorHue" : 180, "start" : "08/02/2009", "end" : "06/01/2010"},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Universal Music</text:p>
          </table:table-cell>
          <table:table-cell office:value-type="string" calcext:value-type="string">
            <text:p>Assistance fonctionnelle et technique, Antony.</text:p>
          </table:table-cell>
          <table:table-cell office:value-type="string" calcext:value-type="string">
            <text:p>Conception et réalisation de procédures d’archivage.</text:p>
          </table:table-cell>
          <table:table-cell office:value-type="float" office:value="200" calcext:value-type="float">
            <text:p>200</text:p>
          </table:table-cell>
          <table:table-cell table:style-name="ce17" office:value-type="string" calcext:value-type="string">
            <text:p>06/02/2010</text:p>
          </table:table-cell>
          <table:table-cell table:style-name="ce17" office:value-type="string" calcext:value-type="string">
            <text:p>08/01/2010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5];&quot;, &quot;&quot;label&quot;&quot; : &quot;&quot;&quot;;[.$B5];&quot;&quot;&quot;, &quot;&quot;text&quot;&quot; : &quot;&quot;&quot;;[.$C5];&quot;&quot;&quot;, &quot;&quot;comment&quot;&quot; : &quot;&quot;&quot;;[.$D5];&quot;&quot;&quot;, &quot;&quot;colorHue&quot;&quot; : &quot;; [.$E5];&quot;, &quot;&quot;start&quot;&quot; : &quot;&quot;&quot;;[.$F5];&quot;&quot;&quot;, &quot;&quot;end&quot;&quot; : &quot;&quot;&quot;;[.$G5];&quot;&quot;&quot;},&quot;)" office:value-type="string" office:string-value="{&quot;id&quot; : 4, &quot;label&quot; : &quot;Universal Music&quot;, &quot;text&quot; : &quot;Assistance fonctionnelle et technique, Antony.&quot;, &quot;comment&quot; : &quot;Conception et réalisation de procédures d’archivage.&quot;, &quot;colorHue&quot; : 200, &quot;start&quot; : &quot;06/02/2010&quot;, &quot;end&quot; : &quot;08/01/2010&quot;}," calcext:value-type="string">
            <text:p>{"id" : 4, "label" : "Universal Music", "text" : "Assistance fonctionnelle et technique, Antony.", "comment" : "Conception et réalisation de procédures d’archivage.", "colorHue" : 200, "start" : "06/02/2010", "end" : "08/01/2010"},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AFP Avant vente</text:p>
          </table:table-cell>
          <table:table-cell office:value-type="string" calcext:value-type="string">
            <text:p>Avant-vente, Suresnes.</text:p>
          </table:table-cell>
          <table:table-cell office:value-type="string" calcext:value-type="string">
            <text:p>Conception fonctionnelle de la refonte du système rédactionnel.</text:p>
          </table:table-cell>
          <table:table-cell office:value-type="float" office:value="220" calcext:value-type="float">
            <text:p>220</text:p>
          </table:table-cell>
          <table:table-cell table:style-name="ce17" office:value-type="string" calcext:value-type="string">
            <text:p>08/02/2010</text:p>
          </table:table-cell>
          <table:table-cell table:style-name="ce17" office:value-type="string" calcext:value-type="string">
            <text:p>09/01/2010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6];&quot;, &quot;&quot;label&quot;&quot; : &quot;&quot;&quot;;[.$B6];&quot;&quot;&quot;, &quot;&quot;text&quot;&quot; : &quot;&quot;&quot;;[.$C6];&quot;&quot;&quot;, &quot;&quot;comment&quot;&quot; : &quot;&quot;&quot;;[.$D6];&quot;&quot;&quot;, &quot;&quot;colorHue&quot;&quot; : &quot;; [.$E6];&quot;, &quot;&quot;start&quot;&quot; : &quot;&quot;&quot;;[.$F6];&quot;&quot;&quot;, &quot;&quot;end&quot;&quot; : &quot;&quot;&quot;;[.$G6];&quot;&quot;&quot;},&quot;)" office:value-type="string" office:string-value="{&quot;id&quot; : 3, &quot;label&quot; : &quot;AFP Avant vente&quot;, &quot;text&quot; : &quot;Avant-vente, Suresnes.&quot;, &quot;comment&quot; : &quot;Conception fonctionnelle de la refonte du système rédactionnel.&quot;, &quot;colorHue&quot; : 220, &quot;start&quot; : &quot;08/02/2010&quot;, &quot;end&quot; : &quot;09/01/2010&quot;}," calcext:value-type="string">
            <text:p>{"id" : 3, "label" : "AFP Avant vente", "text" : "Avant-vente, Suresnes.", "comment" : "Conception fonctionnelle de la refonte du système rédactionnel.", "colorHue" : 220, "start" : "08/02/2010", "end" : "09/01/2010"},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xa France Services InVision</text:p>
          </table:table-cell>
          <table:table-cell office:value-type="string" calcext:value-type="string">
            <text:p>Expertise progiciel et gestion de projet</text:p>
          </table:table-cell>
          <table:table-cell office:value-type="string" calcext:value-type="string">
            <text:p>Déploiements CTI et WFM - Expertise Technique et fonctionnelle InVision, Nanterre.</text:p>
          </table:table-cell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09/02/2010</text:p>
          </table:table-cell>
          <table:table-cell table:style-name="ce17" office:value-type="string" calcext:value-type="string">
            <text:p>03/01/2013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7];&quot;, &quot;&quot;label&quot;&quot; : &quot;&quot;&quot;;[.$B7];&quot;&quot;&quot;, &quot;&quot;text&quot;&quot; : &quot;&quot;&quot;;[.$C7];&quot;&quot;&quot;, &quot;&quot;comment&quot;&quot; : &quot;&quot;&quot;;[.$D7];&quot;&quot;&quot;, &quot;&quot;colorHue&quot;&quot; : &quot;; [.$E7];&quot;, &quot;&quot;start&quot;&quot; : &quot;&quot;&quot;;[.$F7];&quot;&quot;&quot;, &quot;&quot;end&quot;&quot; : &quot;&quot;&quot;;[.$G7];&quot;&quot;&quot;},&quot;)" office:value-type="string" office:string-value="{&quot;id&quot; : 2, &quot;label&quot; : &quot;Axa France Services InVision&quot;, &quot;text&quot; : &quot;Expertise progiciel et gestion de projet&quot;, &quot;comment&quot; : &quot;Déploiements CTI et WFM - Expertise Technique et fonctionnelle InVision, Nanterre.&quot;, &quot;colorHue&quot; : 240, &quot;start&quot; : &quot;09/02/2010&quot;, &quot;end&quot; : &quot;03/01/2013&quot;}," calcext:value-type="string">
            <text:p>{"id" : 2, "label" : "Axa France Services InVision", "text" : "Expertise progiciel et gestion de projet", "comment" : "Déploiements CTI et WFM - Expertise Technique et fonctionnelle InVision, Nanterre.", "colorHue" : 240, "start" : "09/02/2010", "end" : "03/01/2013"},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xa France Services Expertise</text:p>
          </table:table-cell>
          <table:table-cell office:value-type="string" calcext:value-type="string">
            <text:p>Expertise technique</text:p>
          </table:table-cell>
          <table:table-cell office:value-type="string" calcext:value-type="string">
            <text:p>Equipe Socle Technique CTI &amp; WFM, Nanterre. Développement d’applications et expertise technique.</text:p>
          </table:table-cell>
          <table:table-cell office:value-type="float" office:value="260" calcext:value-type="float">
            <text:p>260</text:p>
          </table:table-cell>
          <table:table-cell table:style-name="ce17" office:value-type="string" calcext:value-type="string">
            <text:p>03/02/2013</text:p>
          </table:table-cell>
          <table:table-cell office:value-type="string" calcext:value-type="string">
            <text:p>07/01/2015</text:p>
          </table:table-cell>
          <table:table-cell office:value-type="string" calcext:value-type="string">
            <text:p><text:s/></text:p>
          </table:table-cell>
          <table:table-cell table:formula="of:=CONCATENATE(&quot;{&quot;&quot;id&quot;&quot; : &quot;;[.$A8];&quot;, &quot;&quot;label&quot;&quot; : &quot;&quot;&quot;;[.$B8];&quot;&quot;&quot;, &quot;&quot;text&quot;&quot; : &quot;&quot;&quot;;[.$C8];&quot;&quot;&quot;, &quot;&quot;comment&quot;&quot; : &quot;&quot;&quot;;[.$D8];&quot;&quot;&quot;, &quot;&quot;colorHue&quot;&quot; : &quot;; [.$E8];&quot;, &quot;&quot;start&quot;&quot; : &quot;&quot;&quot;;[.$F8];&quot;&quot;&quot;, &quot;&quot;end&quot;&quot; : &quot;&quot;&quot;;[.$G8];&quot;&quot;&quot;},&quot;)" office:value-type="string" office:string-value="{&quot;id&quot; : 1, &quot;label&quot; : &quot;Axa France Services Expertise&quot;, &quot;text&quot; : &quot;Expertise technique&quot;, &quot;comment&quot; : &quot;Equipe Socle Technique CTI &amp; WFM, Nanterre. Développement d’applications et expertise technique.&quot;, &quot;colorHue&quot; : 260, &quot;start&quot; : &quot;03/02/2013&quot;, &quot;end&quot; : &quot;07/01/2015&quot;}," calcext:value-type="string">
            <text:p>{"id" : 1, "label" : "Axa France Services Expertise", "text" : "Expertise technique", "comment" : "Equipe Socle Technique CTI &amp; WFM, Nanterre. Développement d’applications et expertise technique.", "colorHue" : 260, "start" : "03/02/2013", "end" : "07/01/2015"},</text:p>
          </table:table-cell>
          <table:table-cell table:number-columns-repeated="4"/>
        </table:table-row>
        <table:table-row table:style-name="ro2" table:number-rows-repeated="104856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[1, 100],</text:p>
          </table:table-cell>
        </table:table-row>
        <table:table-row table:style-name="ro2">
          <table:table-cell office:value-type="string" calcext:value-type="string">
            <text:p>[1, 102],</text:p>
          </table:table-cell>
        </table:table-row>
        <table:table-row table:style-name="ro2">
          <table:table-cell office:value-type="string" calcext:value-type="string">
            <text:p>[1, 104],</text:p>
          </table:table-cell>
        </table:table-row>
        <table:table-row table:style-name="ro2">
          <table:table-cell office:value-type="string" calcext:value-type="string">
            <text:p>[1, 105],</text:p>
          </table:table-cell>
        </table:table-row>
        <table:table-row table:style-name="ro2">
          <table:table-cell office:value-type="string" calcext:value-type="string">
            <text:p>[1, 106],</text:p>
          </table:table-cell>
        </table:table-row>
        <table:table-row table:style-name="ro2">
          <table:table-cell office:value-type="string" calcext:value-type="string">
            <text:p>[1, 108],</text:p>
          </table:table-cell>
        </table:table-row>
        <table:table-row table:style-name="ro2">
          <table:table-cell office:value-type="string" calcext:value-type="string">
            <text:p>[1, 109],</text:p>
          </table:table-cell>
        </table:table-row>
        <table:table-row table:style-name="ro2">
          <table:table-cell office:value-type="string" calcext:value-type="string">
            <text:p>[1, 110],</text:p>
          </table:table-cell>
        </table:table-row>
        <table:table-row table:style-name="ro2">
          <table:table-cell office:value-type="string" calcext:value-type="string">
            <text:p>[1, 111],</text:p>
          </table:table-cell>
        </table:table-row>
        <table:table-row table:style-name="ro2">
          <table:table-cell office:value-type="string" calcext:value-type="string">
            <text:p>[1, 114],</text:p>
          </table:table-cell>
        </table:table-row>
        <table:table-row table:style-name="ro2">
          <table:table-cell office:value-type="string" calcext:value-type="string">
            <text:p>[1, 115],</text:p>
          </table:table-cell>
        </table:table-row>
        <table:table-row table:style-name="ro2">
          <table:table-cell office:value-type="string" calcext:value-type="string">
            <text:p>[1, 118],</text:p>
          </table:table-cell>
        </table:table-row>
        <table:table-row table:style-name="ro2">
          <table:table-cell office:value-type="string" calcext:value-type="string">
            <text:p>[1, 121],</text:p>
          </table:table-cell>
        </table:table-row>
        <table:table-row table:style-name="ro2">
          <table:table-cell office:value-type="string" calcext:value-type="string">
            <text:p>[1, 42],</text:p>
          </table:table-cell>
        </table:table-row>
        <table:table-row table:style-name="ro2">
          <table:table-cell office:value-type="string" calcext:value-type="string">
            <text:p>[1, 43],</text:p>
          </table:table-cell>
        </table:table-row>
        <table:table-row table:style-name="ro2">
          <table:table-cell office:value-type="string" calcext:value-type="string">
            <text:p>[1, 44],</text:p>
          </table:table-cell>
        </table:table-row>
        <table:table-row table:style-name="ro2">
          <table:table-cell office:value-type="string" calcext:value-type="string">
            <text:p>[1, 46],</text:p>
          </table:table-cell>
        </table:table-row>
        <table:table-row table:style-name="ro2">
          <table:table-cell office:value-type="string" calcext:value-type="string">
            <text:p>[1, 47],</text:p>
          </table:table-cell>
        </table:table-row>
        <table:table-row table:style-name="ro2">
          <table:table-cell office:value-type="string" calcext:value-type="string">
            <text:p>[1, 48],</text:p>
          </table:table-cell>
        </table:table-row>
        <table:table-row table:style-name="ro2">
          <table:table-cell office:value-type="string" calcext:value-type="string">
            <text:p>[1, 50],</text:p>
          </table:table-cell>
        </table:table-row>
        <table:table-row table:style-name="ro2">
          <table:table-cell office:value-type="string" calcext:value-type="string">
            <text:p>[1, 53],</text:p>
          </table:table-cell>
        </table:table-row>
        <table:table-row table:style-name="ro2">
          <table:table-cell office:value-type="string" calcext:value-type="string">
            <text:p>[1, 54],</text:p>
          </table:table-cell>
        </table:table-row>
        <table:table-row table:style-name="ro2">
          <table:table-cell office:value-type="string" calcext:value-type="string">
            <text:p>[1, 58],</text:p>
          </table:table-cell>
        </table:table-row>
        <table:table-row table:style-name="ro2">
          <table:table-cell office:value-type="string" calcext:value-type="string">
            <text:p>[1, 59],</text:p>
          </table:table-cell>
        </table:table-row>
        <table:table-row table:style-name="ro2">
          <table:table-cell office:value-type="string" calcext:value-type="string">
            <text:p>[1, 60],</text:p>
          </table:table-cell>
        </table:table-row>
        <table:table-row table:style-name="ro2">
          <table:table-cell office:value-type="string" calcext:value-type="string">
            <text:p>[1, 61],</text:p>
          </table:table-cell>
        </table:table-row>
        <table:table-row table:style-name="ro2">
          <table:table-cell office:value-type="string" calcext:value-type="string">
            <text:p>[1, 63],</text:p>
          </table:table-cell>
        </table:table-row>
        <table:table-row table:style-name="ro2">
          <table:table-cell office:value-type="string" calcext:value-type="string">
            <text:p>[1, 64],</text:p>
          </table:table-cell>
        </table:table-row>
        <table:table-row table:style-name="ro2">
          <table:table-cell office:value-type="string" calcext:value-type="string">
            <text:p>[1, 75],</text:p>
          </table:table-cell>
        </table:table-row>
        <table:table-row table:style-name="ro2">
          <table:table-cell office:value-type="string" calcext:value-type="string">
            <text:p>[1, 76],</text:p>
          </table:table-cell>
        </table:table-row>
        <table:table-row table:style-name="ro2">
          <table:table-cell office:value-type="string" calcext:value-type="string">
            <text:p>[1, 77],</text:p>
          </table:table-cell>
        </table:table-row>
        <table:table-row table:style-name="ro2">
          <table:table-cell office:value-type="string" calcext:value-type="string">
            <text:p>[1, 78],</text:p>
          </table:table-cell>
        </table:table-row>
        <table:table-row table:style-name="ro2">
          <table:table-cell office:value-type="string" calcext:value-type="string">
            <text:p>[1, 79],</text:p>
          </table:table-cell>
        </table:table-row>
        <table:table-row table:style-name="ro2">
          <table:table-cell office:value-type="string" calcext:value-type="string">
            <text:p>[1, 80],</text:p>
          </table:table-cell>
        </table:table-row>
        <table:table-row table:style-name="ro2">
          <table:table-cell office:value-type="string" calcext:value-type="string">
            <text:p>[1, 82],</text:p>
          </table:table-cell>
        </table:table-row>
        <table:table-row table:style-name="ro2">
          <table:table-cell office:value-type="string" calcext:value-type="string">
            <text:p>[1, 83],</text:p>
          </table:table-cell>
        </table:table-row>
        <table:table-row table:style-name="ro2">
          <table:table-cell office:value-type="string" calcext:value-type="string">
            <text:p>[1, 85],</text:p>
          </table:table-cell>
        </table:table-row>
        <table:table-row table:style-name="ro2">
          <table:table-cell office:value-type="string" calcext:value-type="string">
            <text:p>[1, 86],</text:p>
          </table:table-cell>
        </table:table-row>
        <table:table-row table:style-name="ro2">
          <table:table-cell office:value-type="string" calcext:value-type="string">
            <text:p>[1, 87],</text:p>
          </table:table-cell>
        </table:table-row>
        <table:table-row table:style-name="ro2">
          <table:table-cell office:value-type="string" calcext:value-type="string">
            <text:p>[1, 89],</text:p>
          </table:table-cell>
        </table:table-row>
        <table:table-row table:style-name="ro2">
          <table:table-cell office:value-type="string" calcext:value-type="string">
            <text:p>[1, 90],</text:p>
          </table:table-cell>
        </table:table-row>
        <table:table-row table:style-name="ro2">
          <table:table-cell office:value-type="string" calcext:value-type="string">
            <text:p>[1, 91],</text:p>
          </table:table-cell>
        </table:table-row>
        <table:table-row table:style-name="ro2">
          <table:table-cell office:value-type="string" calcext:value-type="string">
            <text:p>[1, 96],</text:p>
          </table:table-cell>
        </table:table-row>
        <table:table-row table:style-name="ro2">
          <table:table-cell office:value-type="string" calcext:value-type="string">
            <text:p>[1, 97],</text:p>
          </table:table-cell>
        </table:table-row>
        <table:table-row table:style-name="ro2">
          <table:table-cell office:value-type="string" calcext:value-type="string">
            <text:p>[1, 99],</text:p>
          </table:table-cell>
        </table:table-row>
        <table:table-row table:style-name="ro2">
          <table:table-cell office:value-type="string" calcext:value-type="string">
            <text:p>[2, 100],</text:p>
          </table:table-cell>
        </table:table-row>
        <table:table-row table:style-name="ro2">
          <table:table-cell office:value-type="string" calcext:value-type="string">
            <text:p>[2, 102],</text:p>
          </table:table-cell>
        </table:table-row>
        <table:table-row table:style-name="ro2">
          <table:table-cell office:value-type="string" calcext:value-type="string">
            <text:p>[2, 104],</text:p>
          </table:table-cell>
        </table:table-row>
        <table:table-row table:style-name="ro2">
          <table:table-cell office:value-type="string" calcext:value-type="string">
            <text:p>[2, 105],</text:p>
          </table:table-cell>
        </table:table-row>
        <table:table-row table:style-name="ro2">
          <table:table-cell office:value-type="string" calcext:value-type="string">
            <text:p>[2, 106],</text:p>
          </table:table-cell>
        </table:table-row>
        <table:table-row table:style-name="ro2">
          <table:table-cell office:value-type="string" calcext:value-type="string">
            <text:p>[2, 108],</text:p>
          </table:table-cell>
        </table:table-row>
        <table:table-row table:style-name="ro2">
          <table:table-cell office:value-type="string" calcext:value-type="string">
            <text:p>[2, 109],</text:p>
          </table:table-cell>
        </table:table-row>
        <table:table-row table:style-name="ro2">
          <table:table-cell office:value-type="string" calcext:value-type="string">
            <text:p>[2, 110],</text:p>
          </table:table-cell>
        </table:table-row>
        <table:table-row table:style-name="ro2">
          <table:table-cell office:value-type="string" calcext:value-type="string">
            <text:p>[2, 111],</text:p>
          </table:table-cell>
        </table:table-row>
        <table:table-row table:style-name="ro2">
          <table:table-cell office:value-type="string" calcext:value-type="string">
            <text:p>[2, 114],</text:p>
          </table:table-cell>
        </table:table-row>
        <table:table-row table:style-name="ro2">
          <table:table-cell office:value-type="string" calcext:value-type="string">
            <text:p>[2, 115],</text:p>
          </table:table-cell>
        </table:table-row>
        <table:table-row table:style-name="ro2">
          <table:table-cell office:value-type="string" calcext:value-type="string">
            <text:p>[2, 116],</text:p>
          </table:table-cell>
        </table:table-row>
        <table:table-row table:style-name="ro2">
          <table:table-cell office:value-type="string" calcext:value-type="string">
            <text:p>[2, 118],</text:p>
          </table:table-cell>
        </table:table-row>
        <table:table-row table:style-name="ro2">
          <table:table-cell office:value-type="string" calcext:value-type="string">
            <text:p>[2, 121],</text:p>
          </table:table-cell>
        </table:table-row>
        <table:table-row table:style-name="ro2">
          <table:table-cell office:value-type="string" calcext:value-type="string">
            <text:p>[2, 42],</text:p>
          </table:table-cell>
        </table:table-row>
        <table:table-row table:style-name="ro2">
          <table:table-cell office:value-type="string" calcext:value-type="string">
            <text:p>[2, 43],</text:p>
          </table:table-cell>
        </table:table-row>
        <table:table-row table:style-name="ro2">
          <table:table-cell office:value-type="string" calcext:value-type="string">
            <text:p>[2, 44],</text:p>
          </table:table-cell>
        </table:table-row>
        <table:table-row table:style-name="ro2">
          <table:table-cell office:value-type="string" calcext:value-type="string">
            <text:p>[2, 46],</text:p>
          </table:table-cell>
        </table:table-row>
        <table:table-row table:style-name="ro2">
          <table:table-cell office:value-type="string" calcext:value-type="string">
            <text:p>[2, 47],</text:p>
          </table:table-cell>
        </table:table-row>
        <table:table-row table:style-name="ro2">
          <table:table-cell office:value-type="string" calcext:value-type="string">
            <text:p>[2, 48],</text:p>
          </table:table-cell>
        </table:table-row>
        <table:table-row table:style-name="ro2">
          <table:table-cell office:value-type="string" calcext:value-type="string">
            <text:p>[2, 50],</text:p>
          </table:table-cell>
        </table:table-row>
        <table:table-row table:style-name="ro2">
          <table:table-cell office:value-type="string" calcext:value-type="string">
            <text:p>[2, 53],</text:p>
          </table:table-cell>
        </table:table-row>
        <table:table-row table:style-name="ro2">
          <table:table-cell office:value-type="string" calcext:value-type="string">
            <text:p>[2, 54],</text:p>
          </table:table-cell>
        </table:table-row>
        <table:table-row table:style-name="ro2">
          <table:table-cell office:value-type="string" calcext:value-type="string">
            <text:p>[2, 58],</text:p>
          </table:table-cell>
        </table:table-row>
        <table:table-row table:style-name="ro2">
          <table:table-cell office:value-type="string" calcext:value-type="string">
            <text:p>[2, 59],</text:p>
          </table:table-cell>
        </table:table-row>
        <table:table-row table:style-name="ro2">
          <table:table-cell office:value-type="string" calcext:value-type="string">
            <text:p>[2, 60],</text:p>
          </table:table-cell>
        </table:table-row>
        <table:table-row table:style-name="ro2">
          <table:table-cell office:value-type="string" calcext:value-type="string">
            <text:p>[2, 61],</text:p>
          </table:table-cell>
        </table:table-row>
        <table:table-row table:style-name="ro2">
          <table:table-cell office:value-type="string" calcext:value-type="string">
            <text:p>[2, 63],</text:p>
          </table:table-cell>
        </table:table-row>
        <table:table-row table:style-name="ro2">
          <table:table-cell office:value-type="string" calcext:value-type="string">
            <text:p>[2, 64],</text:p>
          </table:table-cell>
        </table:table-row>
        <table:table-row table:style-name="ro2">
          <table:table-cell office:value-type="string" calcext:value-type="string">
            <text:p>[2, 75],</text:p>
          </table:table-cell>
        </table:table-row>
        <table:table-row table:style-name="ro2">
          <table:table-cell office:value-type="string" calcext:value-type="string">
            <text:p>[2, 76],</text:p>
          </table:table-cell>
        </table:table-row>
        <table:table-row table:style-name="ro2">
          <table:table-cell office:value-type="string" calcext:value-type="string">
            <text:p>[2, 82],</text:p>
          </table:table-cell>
        </table:table-row>
        <table:table-row table:style-name="ro2">
          <table:table-cell office:value-type="string" calcext:value-type="string">
            <text:p>[2, 83],</text:p>
          </table:table-cell>
        </table:table-row>
        <table:table-row table:style-name="ro2">
          <table:table-cell office:value-type="string" calcext:value-type="string">
            <text:p>[2, 85],</text:p>
          </table:table-cell>
        </table:table-row>
        <table:table-row table:style-name="ro2">
          <table:table-cell office:value-type="string" calcext:value-type="string">
            <text:p>[2, 86],</text:p>
          </table:table-cell>
        </table:table-row>
        <table:table-row table:style-name="ro2">
          <table:table-cell office:value-type="string" calcext:value-type="string">
            <text:p>[2, 87],</text:p>
          </table:table-cell>
        </table:table-row>
        <table:table-row table:style-name="ro2">
          <table:table-cell office:value-type="string" calcext:value-type="string">
            <text:p>[2, 89],</text:p>
          </table:table-cell>
        </table:table-row>
        <table:table-row table:style-name="ro2">
          <table:table-cell office:value-type="string" calcext:value-type="string">
            <text:p>[2, 90],</text:p>
          </table:table-cell>
        </table:table-row>
        <table:table-row table:style-name="ro2">
          <table:table-cell office:value-type="string" calcext:value-type="string">
            <text:p>[2, 91],</text:p>
          </table:table-cell>
        </table:table-row>
        <table:table-row table:style-name="ro2">
          <table:table-cell office:value-type="string" calcext:value-type="string">
            <text:p>[2, 96],</text:p>
          </table:table-cell>
        </table:table-row>
        <table:table-row table:style-name="ro2">
          <table:table-cell office:value-type="string" calcext:value-type="string">
            <text:p>[2, 97],</text:p>
          </table:table-cell>
        </table:table-row>
        <table:table-row table:style-name="ro2">
          <table:table-cell office:value-type="string" calcext:value-type="string">
            <text:p>[2, 99],</text:p>
          </table:table-cell>
        </table:table-row>
        <table:table-row table:style-name="ro2">
          <table:table-cell office:value-type="string" calcext:value-type="string">
            <text:p>[3, 111],</text:p>
          </table:table-cell>
        </table:table-row>
        <table:table-row table:style-name="ro2">
          <table:table-cell office:value-type="string" calcext:value-type="string">
            <text:p>[3, 114],</text:p>
          </table:table-cell>
        </table:table-row>
        <table:table-row table:style-name="ro2">
          <table:table-cell office:value-type="string" calcext:value-type="string">
            <text:p>[3, 117],</text:p>
          </table:table-cell>
        </table:table-row>
        <table:table-row table:style-name="ro2">
          <table:table-cell office:value-type="string" calcext:value-type="string">
            <text:p>[3, 118],</text:p>
          </table:table-cell>
        </table:table-row>
        <table:table-row table:style-name="ro2">
          <table:table-cell office:value-type="string" calcext:value-type="string">
            <text:p>[3, 120],</text:p>
          </table:table-cell>
        </table:table-row>
        <table:table-row table:style-name="ro2">
          <table:table-cell office:value-type="string" calcext:value-type="string">
            <text:p>[3, 121]</text:p>
          </table:table-cell>
        </table:table-row>
        <table:table-row table:style-name="ro2">
          <table:table-cell office:value-type="string" calcext:value-type="string">
            <text:p>[3, 67],</text:p>
          </table:table-cell>
        </table:table-row>
        <table:table-row table:style-name="ro2">
          <table:table-cell office:value-type="string" calcext:value-type="string">
            <text:p>[3, 82],</text:p>
          </table:table-cell>
        </table:table-row>
        <table:table-row table:style-name="ro2">
          <table:table-cell office:value-type="string" calcext:value-type="string">
            <text:p>[3, 83],</text:p>
          </table:table-cell>
        </table:table-row>
        <table:table-row table:style-name="ro2">
          <table:table-cell office:value-type="string" calcext:value-type="string">
            <text:p>[3, 85],</text:p>
          </table:table-cell>
        </table:table-row>
        <table:table-row table:style-name="ro2">
          <table:table-cell office:value-type="string" calcext:value-type="string">
            <text:p>[3, 86],</text:p>
          </table:table-cell>
        </table:table-row>
        <table:table-row table:style-name="ro2">
          <table:table-cell office:value-type="string" calcext:value-type="string">
            <text:p>[3, 87],</text:p>
          </table:table-cell>
        </table:table-row>
        <table:table-row table:style-name="ro2">
          <table:table-cell office:value-type="string" calcext:value-type="string">
            <text:p>[3, 88],</text:p>
          </table:table-cell>
        </table:table-row>
        <table:table-row table:style-name="ro2">
          <table:table-cell office:value-type="string" calcext:value-type="string">
            <text:p>[3, 89],</text:p>
          </table:table-cell>
        </table:table-row>
        <table:table-row table:style-name="ro2">
          <table:table-cell office:value-type="string" calcext:value-type="string">
            <text:p>[3, 91],</text:p>
          </table:table-cell>
        </table:table-row>
        <table:table-row table:style-name="ro2">
          <table:table-cell office:value-type="string" calcext:value-type="string">
            <text:p>[4, 111],</text:p>
          </table:table-cell>
        </table:table-row>
        <table:table-row table:style-name="ro2">
          <table:table-cell office:value-type="string" calcext:value-type="string">
            <text:p>[4, 41],</text:p>
          </table:table-cell>
        </table:table-row>
        <table:table-row table:style-name="ro2">
          <table:table-cell office:value-type="string" calcext:value-type="string">
            <text:p>[4, 59],</text:p>
          </table:table-cell>
        </table:table-row>
        <table:table-row table:style-name="ro2">
          <table:table-cell office:value-type="string" calcext:value-type="string">
            <text:p>[4, 65],</text:p>
          </table:table-cell>
        </table:table-row>
        <table:table-row table:style-name="ro2">
          <table:table-cell office:value-type="string" calcext:value-type="string">
            <text:p>[5, 111],</text:p>
          </table:table-cell>
        </table:table-row>
        <table:table-row table:style-name="ro2">
          <table:table-cell office:value-type="string" calcext:value-type="string">
            <text:p>[5, 112],</text:p>
          </table:table-cell>
        </table:table-row>
        <table:table-row table:style-name="ro2">
          <table:table-cell office:value-type="string" calcext:value-type="string">
            <text:p>[5, 115],</text:p>
          </table:table-cell>
        </table:table-row>
        <table:table-row table:style-name="ro2">
          <table:table-cell office:value-type="string" calcext:value-type="string">
            <text:p>[5, 117],</text:p>
          </table:table-cell>
        </table:table-row>
        <table:table-row table:style-name="ro2">
          <table:table-cell office:value-type="string" calcext:value-type="string">
            <text:p>[5, 40],</text:p>
          </table:table-cell>
        </table:table-row>
        <table:table-row table:style-name="ro2">
          <table:table-cell office:value-type="string" calcext:value-type="string">
            <text:p>[5, 60],</text:p>
          </table:table-cell>
        </table:table-row>
        <table:table-row table:style-name="ro2">
          <table:table-cell office:value-type="string" calcext:value-type="string">
            <text:p>[5, 81],</text:p>
          </table:table-cell>
        </table:table-row>
        <table:table-row table:style-name="ro2">
          <table:table-cell office:value-type="string" calcext:value-type="string">
            <text:p>[5, 83],</text:p>
          </table:table-cell>
        </table:table-row>
        <table:table-row table:style-name="ro2">
          <table:table-cell office:value-type="string" calcext:value-type="string">
            <text:p>[5, 86],</text:p>
          </table:table-cell>
        </table:table-row>
        <table:table-row table:style-name="ro2">
          <table:table-cell office:value-type="string" calcext:value-type="string">
            <text:p>[5, 93],</text:p>
          </table:table-cell>
        </table:table-row>
        <table:table-row table:style-name="ro2">
          <table:table-cell office:value-type="string" calcext:value-type="string">
            <text:p>[5, 94],</text:p>
          </table:table-cell>
        </table:table-row>
        <table:table-row table:style-name="ro2">
          <table:table-cell office:value-type="string" calcext:value-type="string">
            <text:p>[5, 98],</text:p>
          </table:table-cell>
        </table:table-row>
        <table:table-row table:style-name="ro2">
          <table:table-cell office:value-type="string" calcext:value-type="string">
            <text:p>[6, 101],</text:p>
          </table:table-cell>
        </table:table-row>
        <table:table-row table:style-name="ro2">
          <table:table-cell office:value-type="string" calcext:value-type="string">
            <text:p>[6, 111],</text:p>
          </table:table-cell>
        </table:table-row>
        <table:table-row table:style-name="ro2">
          <table:table-cell office:value-type="string" calcext:value-type="string">
            <text:p>[6, 114],</text:p>
          </table:table-cell>
        </table:table-row>
        <table:table-row table:style-name="ro2">
          <table:table-cell office:value-type="string" calcext:value-type="string">
            <text:p>[6, 115],</text:p>
          </table:table-cell>
        </table:table-row>
        <table:table-row table:style-name="ro2">
          <table:table-cell office:value-type="string" calcext:value-type="string">
            <text:p>[6, 116],</text:p>
          </table:table-cell>
        </table:table-row>
        <table:table-row table:style-name="ro2">
          <table:table-cell office:value-type="string" calcext:value-type="string">
            <text:p>[6, 117],</text:p>
          </table:table-cell>
        </table:table-row>
        <table:table-row table:style-name="ro2">
          <table:table-cell office:value-type="string" calcext:value-type="string">
            <text:p>[6, 118],</text:p>
          </table:table-cell>
        </table:table-row>
        <table:table-row table:style-name="ro2">
          <table:table-cell office:value-type="string" calcext:value-type="string">
            <text:p>[6, 119],</text:p>
          </table:table-cell>
        </table:table-row>
        <table:table-row table:style-name="ro2">
          <table:table-cell office:value-type="string" calcext:value-type="string">
            <text:p>[6, 40],</text:p>
          </table:table-cell>
        </table:table-row>
        <table:table-row table:style-name="ro2">
          <table:table-cell office:value-type="string" calcext:value-type="string">
            <text:p>[6, 41],</text:p>
          </table:table-cell>
        </table:table-row>
        <table:table-row table:style-name="ro2">
          <table:table-cell office:value-type="string" calcext:value-type="string">
            <text:p>[6, 52],</text:p>
          </table:table-cell>
        </table:table-row>
        <table:table-row table:style-name="ro2">
          <table:table-cell office:value-type="string" calcext:value-type="string">
            <text:p>[6, 56],</text:p>
          </table:table-cell>
        </table:table-row>
        <table:table-row table:style-name="ro2">
          <table:table-cell office:value-type="string" calcext:value-type="string">
            <text:p>[6, 58],</text:p>
          </table:table-cell>
        </table:table-row>
        <table:table-row table:style-name="ro2">
          <table:table-cell office:value-type="string" calcext:value-type="string">
            <text:p>[6, 59],</text:p>
          </table:table-cell>
        </table:table-row>
        <table:table-row table:style-name="ro2">
          <table:table-cell office:value-type="string" calcext:value-type="string">
            <text:p>[6, 62],</text:p>
          </table:table-cell>
        </table:table-row>
        <table:table-row table:style-name="ro2">
          <table:table-cell office:value-type="string" calcext:value-type="string">
            <text:p>[6, 66],</text:p>
          </table:table-cell>
        </table:table-row>
        <table:table-row table:style-name="ro2">
          <table:table-cell office:value-type="string" calcext:value-type="string">
            <text:p>[6, 71],</text:p>
          </table:table-cell>
        </table:table-row>
        <table:table-row table:style-name="ro2">
          <table:table-cell office:value-type="string" calcext:value-type="string">
            <text:p>[6, 83],</text:p>
          </table:table-cell>
        </table:table-row>
        <table:table-row table:style-name="ro2">
          <table:table-cell office:value-type="string" calcext:value-type="string">
            <text:p>[6, 85],</text:p>
          </table:table-cell>
        </table:table-row>
        <table:table-row table:style-name="ro2">
          <table:table-cell office:value-type="string" calcext:value-type="string">
            <text:p>[6, 86],</text:p>
          </table:table-cell>
        </table:table-row>
        <table:table-row table:style-name="ro2">
          <table:table-cell office:value-type="string" calcext:value-type="string">
            <text:p>[6, 87],</text:p>
          </table:table-cell>
        </table:table-row>
        <table:table-row table:style-name="ro2">
          <table:table-cell office:value-type="string" calcext:value-type="string">
            <text:p>[6, 89],</text:p>
          </table:table-cell>
        </table:table-row>
        <table:table-row table:style-name="ro2">
          <table:table-cell office:value-type="string" calcext:value-type="string">
            <text:p>[6, 91],</text:p>
          </table:table-cell>
        </table:table-row>
        <table:table-row table:style-name="ro2">
          <table:table-cell office:value-type="string" calcext:value-type="string">
            <text:p>[6, 92],</text:p>
          </table:table-cell>
        </table:table-row>
        <table:table-row table:style-name="ro2">
          <table:table-cell office:value-type="string" calcext:value-type="string">
            <text:p>[6, 94],</text:p>
          </table:table-cell>
        </table:table-row>
        <table:table-row table:style-name="ro2">
          <table:table-cell office:value-type="string" calcext:value-type="string">
            <text:p>[6, 95],</text:p>
          </table:table-cell>
        </table:table-row>
        <table:table-row table:style-name="ro2">
          <table:table-cell office:value-type="string" calcext:value-type="string">
            <text:p>[6, 98],</text:p>
          </table:table-cell>
        </table:table-row>
        <table:table-row table:style-name="ro2">
          <table:table-cell office:value-type="string" calcext:value-type="string">
            <text:p>[7, 107],</text:p>
          </table:table-cell>
        </table:table-row>
        <table:table-row table:style-name="ro2">
          <table:table-cell office:value-type="string" calcext:value-type="string">
            <text:p>[7, 108],</text:p>
          </table:table-cell>
        </table:table-row>
        <table:table-row table:style-name="ro2">
          <table:table-cell office:value-type="string" calcext:value-type="string">
            <text:p>[7, 109],</text:p>
          </table:table-cell>
        </table:table-row>
        <table:table-row table:style-name="ro2">
          <table:table-cell office:value-type="string" calcext:value-type="string">
            <text:p>[7, 110],</text:p>
          </table:table-cell>
        </table:table-row>
        <table:table-row table:style-name="ro2">
          <table:table-cell office:value-type="string" calcext:value-type="string">
            <text:p>[7, 45],</text:p>
          </table:table-cell>
        </table:table-row>
        <table:table-row table:style-name="ro2">
          <table:table-cell office:value-type="string" calcext:value-type="string">
            <text:p>[7, 49],</text:p>
          </table:table-cell>
        </table:table-row>
        <table:table-row table:style-name="ro2">
          <table:table-cell office:value-type="string" calcext:value-type="string">
            <text:p>[7, 50],</text:p>
          </table:table-cell>
        </table:table-row>
        <table:table-row table:style-name="ro2">
          <table:table-cell office:value-type="string" calcext:value-type="string">
            <text:p>[7, 54],</text:p>
          </table:table-cell>
        </table:table-row>
        <table:table-row table:style-name="ro2">
          <table:table-cell office:value-type="string" calcext:value-type="string">
            <text:p>[7, 55],</text:p>
          </table:table-cell>
        </table:table-row>
        <table:table-row table:style-name="ro2">
          <table:table-cell office:value-type="string" calcext:value-type="string">
            <text:p>[7, 57],</text:p>
          </table:table-cell>
        </table:table-row>
        <table:table-row table:style-name="ro2">
          <table:table-cell office:value-type="string" calcext:value-type="string">
            <text:p>[7, 77],</text:p>
          </table:table-cell>
        </table:table-row>
        <table:table-row table:style-name="ro2">
          <table:table-cell office:value-type="string" calcext:value-type="string">
            <text:p>[7, 78],</text:p>
          </table:table-cell>
        </table:table-row>
      </table:table>
      <table:table table:name="Feuille4" table:style-name="ta1">
        <table:table-column table:style-name="co6" table:default-cell-style-name="ce1"/>
        <table:table-row table:style-name="ro2">
          <table:table-cell office:value-type="string" calcext:value-type="string">
            <text:p>aaa</text:p>
          </table:table-cell>
        </table:table-row>
        <table:table-row table:style-name="ro2">
          <table:table-cell office:value-type="string" calcext:value-type="string">
            <text:p>Activité</text:p>
          </table:table-cell>
        </table:table-row>
        <table:table-row table:style-name="ro2">
          <table:table-cell office:value-type="string" calcext:value-type="string">
            <text:p>Entreprises</text:p>
          </table:table-cell>
        </table:table-row>
        <table:table-row table:style-name="ro2">
          <table:table-cell office:value-type="string" calcext:value-type="string">
            <text:p>Environnement</text:p>
          </table:table-cell>
        </table:table-row>
        <table:table-row table:style-name="ro2">
          <table:table-cell office:value-type="string" calcext:value-type="string">
            <text:p>Fonctionnalité</text:p>
          </table:table-cell>
        </table:table-row>
        <table:table-row table:style-name="ro2">
          <table:table-cell office:value-type="string" calcext:value-type="string">
            <text:p>IDE et éditeurs</text:p>
          </table:table-cell>
        </table:table-row>
        <table:table-row table:style-name="ro2">
          <table:table-cell office:value-type="string" calcext:value-type="string">
            <text:p>Langage</text:p>
          </table:table-cell>
        </table:table-row>
        <table:table-row table:style-name="ro2">
          <table:table-cell office:value-type="string" calcext:value-type="string">
            <text:p>Logiciels de Bureautique</text:p>
          </table:table-cell>
        </table:table-row>
        <table:table-row table:style-name="ro2">
          <table:table-cell office:value-type="string" calcext:value-type="string">
            <text:p>Normes et outils</text:p>
          </table:table-cell>
        </table:table-row>
        <table:table-row table:style-name="ro2">
          <table:table-cell office:value-type="string" calcext:value-type="string">
            <text:p>OS</text:p>
          </table:table-cell>
        </table:table-row>
        <table:table-row table:style-name="ro2">
          <table:table-cell office:value-type="string" calcext:value-type="string">
            <text:p>Progiciels</text:p>
          </table:table-cell>
        </table:table-row>
        <table:table-row table:style-name="ro2">
          <table:table-cell table:style-name="ce2" office:value-type="string" calcext:value-type="string">
            <text:p>Qualité</text:p>
          </table:table-cell>
        </table:table-row>
        <table:table-row table:style-name="ro2">
          <table:table-cell office:value-type="string" calcext:value-type="string">
            <text:p>Secteur d'activité</text:p>
          </table:table-cell>
        </table:table-row>
        <table:table-row table:style-name="ro2">
          <table:table-cell office:value-type="string" calcext:value-type="string">
            <text:p>Technologies logicielles</text:p>
          </table:table-cell>
        </table:table-row>
        <table:table-row table:style-name="ro2" table:number-rows-repeated="23">
          <table:table-cell/>
        </table:table-row>
        <table:table-row table:style-name="ro2" table:number-rows-repeated="7">
          <table:table-cell table:style-name="ce2"/>
        </table:table-row>
        <table:table-row table:style-name="ro2" table:number-rows-repeated="38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experiences.A1:experiences.AMJ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Feuille3.A1:Feuille3.A1048576">
          <table:sort>
            <table:sort-by table:field-number="0" table:data-type="automatic"/>
          </table:sort>
        </table:database-range>
        <table:database-range table:name="__Anonymous_Sheet_DB__3" table:target-range-address="Feuille4.A1:Feuille4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2:22:24.70660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5-04-15T19:23:52.150921921</meta:creation-date>
    <meta:generator>LibreOffice/4.2.8.2$Linux_x86 LibreOffice_project/420m0$Build-2</meta:generator>
    <dc:date>2015-06-24T22:40:48.904204468</dc:date>
    <dc:creator>Guillaume </dc:creator>
    <meta:editing-duration>PT2H18M21S</meta:editing-duration>
    <meta:editing-cycles>30</meta:editing-cycles>
    <meta:document-statistic meta:table-count="4" meta:cell-count="1871" meta:object-count="0"/>
  </office:meta>
</office:document-meta>
</file>